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1118.86pt" svg:x="835.11pt" svg:y="3pt">
            <loext:p draw:notify-on-update-of-ranges="Sheet1.C1:Sheet1.C1 Sheet1.C2:Sheet1.C133 Sheet1.D1:Sheet1.D1 Sheet1.D2:Sheet1.D133 Sheet1.E1:Sheet1.E1 Sheet1.E2:Sheet1.E133 Sheet1.F1:Sheet1.F1 Sheet1.F2:Sheet1.F133 Sheet1.G1:Sheet1.G1 Sheet1.G2:Sheet1.G133 Sheet1.H1:Sheet1.H1 Sheet1.H2:Sheet1.H133 Sheet1.I1:Sheet1.I1 Sheet1.I2:Sheet1.I133 Sheet1.J1:Sheet1.J1 Sheet1.J2:Sheet1.J133 Sheet1.K1:Sheet1.K1 Sheet1.K2:Sheet1.K133 Sheet1.L1:Sheet1.L1 Sheet1.L2:Sheet1.L133 Sheet1.M1:Sheet1.M1 Sheet1.M2:Sheet1.M1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Epoch 1</text:p>
          </table:table-cell>
          <table:table-cell table:style-name="ce1" office:value-type="string" calcext:value-type="string">
            <text:p>Epoch 2</text:p>
          </table:table-cell>
          <table:table-cell office:value-type="string" calcext:value-type="string">
            <text:p>Epoch 3</text:p>
          </table:table-cell>
          <table:table-cell office:value-type="string" calcext:value-type="string">
            <text:p>Epoch 4</text:p>
          </table:table-cell>
          <table:table-cell office:value-type="string" calcext:value-type="string">
            <text:p>Epoch 5</text:p>
          </table:table-cell>
          <table:table-cell office:value-type="string" calcext:value-type="string">
            <text:p>Epoch 6</text:p>
          </table:table-cell>
          <table:table-cell office:value-type="string" calcext:value-type="string">
            <text:p>Epoch 7</text:p>
          </table:table-cell>
          <table:table-cell office:value-type="string" calcext:value-type="string">
            <text:p>Epoch 8</text:p>
          </table:table-cell>
          <table:table-cell office:value-type="string" calcext:value-type="string">
            <text:p>Epoch 9</text:p>
          </table:table-cell>
          <table:table-cell office:value-type="string" calcext:value-type="string">
            <text:p>Epoch 10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3030" calcext:value-type="float">
            <text:p>3.15E+06</text:p>
          </table:table-cell>
          <table:table-cell table:style-name="ce1" office:value-type="float" office:value="1313470" calcext:value-type="float">
            <text:p>1.31E+06</text:p>
          </table:table-cell>
          <table:table-cell office:value-type="float" office:value="558203" calcext:value-type="float">
            <text:p>558203</text:p>
          </table:table-cell>
          <table:table-cell office:value-type="float" office:value="185600" calcext:value-type="float">
            <text:p>185600</text:p>
          </table:table-cell>
          <table:table-cell office:value-type="float" office:value="57389.8" calcext:value-type="float">
            <text:p>57389.8</text:p>
          </table:table-cell>
          <table:table-cell office:value-type="float" office:value="22064.3" calcext:value-type="float">
            <text:p>22064.3</text:p>
          </table:table-cell>
          <table:table-cell office:value-type="float" office:value="10951.8" calcext:value-type="float">
            <text:p>10951.8</text:p>
          </table:table-cell>
          <table:table-cell office:value-type="float" office:value="6460.58" calcext:value-type="float">
            <text:p>6460.58</text:p>
          </table:table-cell>
          <table:table-cell office:value-type="float" office:value="4236.04" calcext:value-type="float">
            <text:p>4236.04</text:p>
          </table:table-cell>
          <table:table-cell office:value-type="float" office:value="2996.37" calcext:value-type="float">
            <text:p>2996.3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89900" calcext:value-type="float">
            <text:p>3.19E+06</text:p>
          </table:table-cell>
          <table:table-cell table:style-name="ce1" office:value-type="float" office:value="1309710" calcext:value-type="float">
            <text:p>1.31E+06</text:p>
          </table:table-cell>
          <table:table-cell office:value-type="float" office:value="550786" calcext:value-type="float">
            <text:p>550786</text:p>
          </table:table-cell>
          <table:table-cell office:value-type="float" office:value="186951" calcext:value-type="float">
            <text:p>186951</text:p>
          </table:table-cell>
          <table:table-cell office:value-type="float" office:value="61533.6" calcext:value-type="float">
            <text:p>61533.6</text:p>
          </table:table-cell>
          <table:table-cell office:value-type="float" office:value="25246.5" calcext:value-type="float">
            <text:p>25246.5</text:p>
          </table:table-cell>
          <table:table-cell office:value-type="float" office:value="12946.5" calcext:value-type="float">
            <text:p>12946.5</text:p>
          </table:table-cell>
          <table:table-cell office:value-type="float" office:value="7783.21" calcext:value-type="float">
            <text:p>7783.21</text:p>
          </table:table-cell>
          <table:table-cell office:value-type="float" office:value="5169.64" calcext:value-type="float">
            <text:p>5169.64</text:p>
          </table:table-cell>
          <table:table-cell office:value-type="float" office:value="3667.77" calcext:value-type="float">
            <text:p>3667.7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20030" calcext:value-type="float">
            <text:p>3.02E+06</text:p>
          </table:table-cell>
          <table:table-cell table:style-name="ce1" office:value-type="float" office:value="1273610" calcext:value-type="float">
            <text:p>1.27E+06</text:p>
          </table:table-cell>
          <table:table-cell office:value-type="float" office:value="560800" calcext:value-type="float">
            <text:p>560800</text:p>
          </table:table-cell>
          <table:table-cell office:value-type="float" office:value="201362" calcext:value-type="float">
            <text:p>201362</text:p>
          </table:table-cell>
          <table:table-cell office:value-type="float" office:value="67921.6" calcext:value-type="float">
            <text:p>67921.6</text:p>
          </table:table-cell>
          <table:table-cell office:value-type="float" office:value="27421.6" calcext:value-type="float">
            <text:p>27421.6</text:p>
          </table:table-cell>
          <table:table-cell office:value-type="float" office:value="14369.9" calcext:value-type="float">
            <text:p>14369.9</text:p>
          </table:table-cell>
          <table:table-cell office:value-type="float" office:value="8915.74" calcext:value-type="float">
            <text:p>8915.74</text:p>
          </table:table-cell>
          <table:table-cell office:value-type="float" office:value="6122.39" calcext:value-type="float">
            <text:p>6122.39</text:p>
          </table:table-cell>
          <table:table-cell office:value-type="float" office:value="4532.66" calcext:value-type="float">
            <text:p>4532.6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10810" calcext:value-type="float">
            <text:p>2.81E+06</text:p>
          </table:table-cell>
          <table:table-cell table:style-name="ce1" office:value-type="float" office:value="1182040" calcext:value-type="float">
            <text:p>1.18E+06</text:p>
          </table:table-cell>
          <table:table-cell office:value-type="float" office:value="525197" calcext:value-type="float">
            <text:p>525197</text:p>
          </table:table-cell>
          <table:table-cell office:value-type="float" office:value="189066" calcext:value-type="float">
            <text:p>189066</text:p>
          </table:table-cell>
          <table:table-cell office:value-type="float" office:value="64217" calcext:value-type="float">
            <text:p>64217</text:p>
          </table:table-cell>
          <table:table-cell office:value-type="float" office:value="25318.8" calcext:value-type="float">
            <text:p>25318.8</text:p>
          </table:table-cell>
          <table:table-cell office:value-type="float" office:value="12703" calcext:value-type="float">
            <text:p>12703</text:p>
          </table:table-cell>
          <table:table-cell office:value-type="float" office:value="7612.74" calcext:value-type="float">
            <text:p>7612.74</text:p>
          </table:table-cell>
          <table:table-cell office:value-type="float" office:value="5099.51" calcext:value-type="float">
            <text:p>5099.51</text:p>
          </table:table-cell>
          <table:table-cell office:value-type="float" office:value="3688.91" calcext:value-type="float">
            <text:p>3688.9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28320" calcext:value-type="float">
            <text:p>2.93E+06</text:p>
          </table:table-cell>
          <table:table-cell table:style-name="ce1" office:value-type="float" office:value="1232530" calcext:value-type="float">
            <text:p>1.23E+06</text:p>
          </table:table-cell>
          <table:table-cell office:value-type="float" office:value="527861" calcext:value-type="float">
            <text:p>527861</text:p>
          </table:table-cell>
          <table:table-cell office:value-type="float" office:value="176675" calcext:value-type="float">
            <text:p>176675</text:p>
          </table:table-cell>
          <table:table-cell office:value-type="float" office:value="57758.8" calcext:value-type="float">
            <text:p>57758.8</text:p>
          </table:table-cell>
          <table:table-cell office:value-type="float" office:value="24406.2" calcext:value-type="float">
            <text:p>24406.2</text:p>
          </table:table-cell>
          <table:table-cell office:value-type="float" office:value="12864.2" calcext:value-type="float">
            <text:p>12864.2</text:p>
          </table:table-cell>
          <table:table-cell office:value-type="float" office:value="7822.64" calcext:value-type="float">
            <text:p>7822.64</text:p>
          </table:table-cell>
          <table:table-cell office:value-type="float" office:value="5257.76" calcext:value-type="float">
            <text:p>5257.76</text:p>
          </table:table-cell>
          <table:table-cell office:value-type="float" office:value="3815.07" calcext:value-type="float">
            <text:p>3815.0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67720" calcext:value-type="float">
            <text:p>2.87E+06</text:p>
          </table:table-cell>
          <table:table-cell table:style-name="ce1" office:value-type="float" office:value="1204660" calcext:value-type="float">
            <text:p>1.20E+06</text:p>
          </table:table-cell>
          <table:table-cell office:value-type="float" office:value="530660" calcext:value-type="float">
            <text:p>530660</text:p>
          </table:table-cell>
          <table:table-cell office:value-type="float" office:value="186964" calcext:value-type="float">
            <text:p>186964</text:p>
          </table:table-cell>
          <table:table-cell office:value-type="float" office:value="61703.6" calcext:value-type="float">
            <text:p>61703.6</text:p>
          </table:table-cell>
          <table:table-cell office:value-type="float" office:value="24588.5" calcext:value-type="float">
            <text:p>24588.5</text:p>
          </table:table-cell>
          <table:table-cell office:value-type="float" office:value="12526.6" calcext:value-type="float">
            <text:p>12526.6</text:p>
          </table:table-cell>
          <table:table-cell office:value-type="float" office:value="7612.28" calcext:value-type="float">
            <text:p>7612.28</text:p>
          </table:table-cell>
          <table:table-cell office:value-type="float" office:value="5151.18" calcext:value-type="float">
            <text:p>5151.18</text:p>
          </table:table-cell>
          <table:table-cell office:value-type="float" office:value="3734.65" calcext:value-type="float">
            <text:p>3734.6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82280" calcext:value-type="float">
            <text:p>3.08E+06</text:p>
          </table:table-cell>
          <table:table-cell table:style-name="ce1" office:value-type="float" office:value="1266940" calcext:value-type="float">
            <text:p>1.27E+06</text:p>
          </table:table-cell>
          <table:table-cell office:value-type="float" office:value="539330" calcext:value-type="float">
            <text:p>539330</text:p>
          </table:table-cell>
          <table:table-cell office:value-type="float" office:value="189468" calcext:value-type="float">
            <text:p>189468</text:p>
          </table:table-cell>
          <table:table-cell office:value-type="float" office:value="62512.9" calcext:value-type="float">
            <text:p>62512.9</text:p>
          </table:table-cell>
          <table:table-cell office:value-type="float" office:value="24454.2" calcext:value-type="float">
            <text:p>24454.2</text:p>
          </table:table-cell>
          <table:table-cell office:value-type="float" office:value="12126.2" calcext:value-type="float">
            <text:p>12126.2</text:p>
          </table:table-cell>
          <table:table-cell office:value-type="float" office:value="7111.01" calcext:value-type="float">
            <text:p>7111.01</text:p>
          </table:table-cell>
          <table:table-cell office:value-type="float" office:value="4748.32" calcext:value-type="float">
            <text:p>4748.32</text:p>
          </table:table-cell>
          <table:table-cell office:value-type="float" office:value="3420.63" calcext:value-type="float">
            <text:p>3420.6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63320" calcext:value-type="float">
            <text:p>3.16E+06</text:p>
          </table:table-cell>
          <table:table-cell table:style-name="ce1" office:value-type="float" office:value="1344320" calcext:value-type="float">
            <text:p>1.34E+06</text:p>
          </table:table-cell>
          <table:table-cell office:value-type="float" office:value="580374" calcext:value-type="float">
            <text:p>580374</text:p>
          </table:table-cell>
          <table:table-cell office:value-type="float" office:value="195527" calcext:value-type="float">
            <text:p>195527</text:p>
          </table:table-cell>
          <table:table-cell office:value-type="float" office:value="60794.9" calcext:value-type="float">
            <text:p>60794.9</text:p>
          </table:table-cell>
          <table:table-cell office:value-type="float" office:value="23536.7" calcext:value-type="float">
            <text:p>23536.7</text:p>
          </table:table-cell>
          <table:table-cell office:value-type="float" office:value="11620.8" calcext:value-type="float">
            <text:p>11620.8</text:p>
          </table:table-cell>
          <table:table-cell office:value-type="float" office:value="6742.15" calcext:value-type="float">
            <text:p>6742.15</text:p>
          </table:table-cell>
          <table:table-cell office:value-type="float" office:value="4371.51" calcext:value-type="float">
            <text:p>4371.51</text:p>
          </table:table-cell>
          <table:table-cell office:value-type="float" office:value="3061.14" calcext:value-type="float">
            <text:p>3061.1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31200" calcext:value-type="float">
            <text:p>3.03E+06</text:p>
          </table:table-cell>
          <table:table-cell table:style-name="ce1" office:value-type="float" office:value="1277680" calcext:value-type="float">
            <text:p>1.28E+06</text:p>
          </table:table-cell>
          <table:table-cell office:value-type="float" office:value="532827" calcext:value-type="float">
            <text:p>532827</text:p>
          </table:table-cell>
          <table:table-cell office:value-type="float" office:value="178453" calcext:value-type="float">
            <text:p>178453</text:p>
          </table:table-cell>
          <table:table-cell office:value-type="float" office:value="58612.5" calcext:value-type="float">
            <text:p>58612.5</text:p>
          </table:table-cell>
          <table:table-cell office:value-type="float" office:value="24097.1" calcext:value-type="float">
            <text:p>24097.1</text:p>
          </table:table-cell>
          <table:table-cell office:value-type="float" office:value="12467.5" calcext:value-type="float">
            <text:p>12467.5</text:p>
          </table:table-cell>
          <table:table-cell office:value-type="float" office:value="7543.16" calcext:value-type="float">
            <text:p>7543.16</text:p>
          </table:table-cell>
          <table:table-cell office:value-type="float" office:value="5122.45" calcext:value-type="float">
            <text:p>5122.45</text:p>
          </table:table-cell>
          <table:table-cell office:value-type="float" office:value="3719.07" calcext:value-type="float">
            <text:p>3719.0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06750" calcext:value-type="float">
            <text:p>2.91E+06</text:p>
          </table:table-cell>
          <table:table-cell table:style-name="ce1" office:value-type="float" office:value="1258760" calcext:value-type="float">
            <text:p>1.26E+06</text:p>
          </table:table-cell>
          <table:table-cell office:value-type="float" office:value="553359" calcext:value-type="float">
            <text:p>553359</text:p>
          </table:table-cell>
          <table:table-cell office:value-type="float" office:value="200644" calcext:value-type="float">
            <text:p>200644</text:p>
          </table:table-cell>
          <table:table-cell office:value-type="float" office:value="67774.6" calcext:value-type="float">
            <text:p>67774.6</text:p>
          </table:table-cell>
          <table:table-cell office:value-type="float" office:value="27139.1" calcext:value-type="float">
            <text:p>27139.1</text:p>
          </table:table-cell>
          <table:table-cell office:value-type="float" office:value="13697.6" calcext:value-type="float">
            <text:p>13697.6</text:p>
          </table:table-cell>
          <table:table-cell office:value-type="float" office:value="8146.81" calcext:value-type="float">
            <text:p>8146.81</text:p>
          </table:table-cell>
          <table:table-cell office:value-type="float" office:value="5414.63" calcext:value-type="float">
            <text:p>5414.63</text:p>
          </table:table-cell>
          <table:table-cell office:value-type="float" office:value="3895.54" calcext:value-type="float">
            <text:p>3895.5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41380" calcext:value-type="float">
            <text:p>2.74E+06</text:p>
          </table:table-cell>
          <table:table-cell table:style-name="ce1" office:value-type="float" office:value="1163590" calcext:value-type="float">
            <text:p>1.16E+06</text:p>
          </table:table-cell>
          <table:table-cell office:value-type="float" office:value="502886" calcext:value-type="float">
            <text:p>502886</text:p>
          </table:table-cell>
          <table:table-cell office:value-type="float" office:value="172891" calcext:value-type="float">
            <text:p>172891</text:p>
          </table:table-cell>
          <table:table-cell office:value-type="float" office:value="57548.1" calcext:value-type="float">
            <text:p>57548.1</text:p>
          </table:table-cell>
          <table:table-cell office:value-type="float" office:value="23676.3" calcext:value-type="float">
            <text:p>23676.3</text:p>
          </table:table-cell>
          <table:table-cell office:value-type="float" office:value="12356.5" calcext:value-type="float">
            <text:p>12356.5</text:p>
          </table:table-cell>
          <table:table-cell office:value-type="float" office:value="7566.35" calcext:value-type="float">
            <text:p>7566.35</text:p>
          </table:table-cell>
          <table:table-cell office:value-type="float" office:value="5135.6" calcext:value-type="float">
            <text:p>5135.6</text:p>
          </table:table-cell>
          <table:table-cell office:value-type="float" office:value="3755.66" calcext:value-type="float">
            <text:p>3755.6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61260" calcext:value-type="float">
            <text:p>2.96E+06</text:p>
          </table:table-cell>
          <table:table-cell table:style-name="ce1" office:value-type="float" office:value="1263460" calcext:value-type="float">
            <text:p>1.26E+06</text:p>
          </table:table-cell>
          <table:table-cell office:value-type="float" office:value="542340" calcext:value-type="float">
            <text:p>542340</text:p>
          </table:table-cell>
          <table:table-cell office:value-type="float" office:value="184235" calcext:value-type="float">
            <text:p>184235</text:p>
          </table:table-cell>
          <table:table-cell office:value-type="float" office:value="58829.9" calcext:value-type="float">
            <text:p>58829.9</text:p>
          </table:table-cell>
          <table:table-cell office:value-type="float" office:value="23148.5" calcext:value-type="float">
            <text:p>23148.5</text:p>
          </table:table-cell>
          <table:table-cell office:value-type="float" office:value="11598.3" calcext:value-type="float">
            <text:p>11598.3</text:p>
          </table:table-cell>
          <table:table-cell office:value-type="float" office:value="6940" calcext:value-type="float">
            <text:p>6940</text:p>
          </table:table-cell>
          <table:table-cell office:value-type="float" office:value="4674.93" calcext:value-type="float">
            <text:p>4674.93</text:p>
          </table:table-cell>
          <table:table-cell office:value-type="float" office:value="3375.72" calcext:value-type="float">
            <text:p>3375.7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63410" calcext:value-type="float">
            <text:p>2.76E+06</text:p>
          </table:table-cell>
          <table:table-cell table:style-name="ce1" office:value-type="float" office:value="1214240" calcext:value-type="float">
            <text:p>1.21E+06</text:p>
          </table:table-cell>
          <table:table-cell office:value-type="float" office:value="528104" calcext:value-type="float">
            <text:p>528104</text:p>
          </table:table-cell>
          <table:table-cell office:value-type="float" office:value="184233" calcext:value-type="float">
            <text:p>184233</text:p>
          </table:table-cell>
          <table:table-cell office:value-type="float" office:value="61493.8" calcext:value-type="float">
            <text:p>61493.8</text:p>
          </table:table-cell>
          <table:table-cell office:value-type="float" office:value="25629.1" calcext:value-type="float">
            <text:p>25629.1</text:p>
          </table:table-cell>
          <table:table-cell office:value-type="float" office:value="13802.6" calcext:value-type="float">
            <text:p>13802.6</text:p>
          </table:table-cell>
          <table:table-cell office:value-type="float" office:value="8733.96" calcext:value-type="float">
            <text:p>8733.96</text:p>
          </table:table-cell>
          <table:table-cell office:value-type="float" office:value="6062.37" calcext:value-type="float">
            <text:p>6062.37</text:p>
          </table:table-cell>
          <table:table-cell office:value-type="float" office:value="4496.67" calcext:value-type="float">
            <text:p>4496.6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33720" calcext:value-type="float">
            <text:p>2.83E+06</text:p>
          </table:table-cell>
          <table:table-cell table:style-name="ce1" office:value-type="float" office:value="1183520" calcext:value-type="float">
            <text:p>1.18E+06</text:p>
          </table:table-cell>
          <table:table-cell office:value-type="float" office:value="481588" calcext:value-type="float">
            <text:p>481588</text:p>
          </table:table-cell>
          <table:table-cell office:value-type="float" office:value="155045" calcext:value-type="float">
            <text:p>155045</text:p>
          </table:table-cell>
          <table:table-cell office:value-type="float" office:value="50682.5" calcext:value-type="float">
            <text:p>50682.5</text:p>
          </table:table-cell>
          <table:table-cell office:value-type="float" office:value="21630.7" calcext:value-type="float">
            <text:p>21630.7</text:p>
          </table:table-cell>
          <table:table-cell office:value-type="float" office:value="11724" calcext:value-type="float">
            <text:p>11724</text:p>
          </table:table-cell>
          <table:table-cell office:value-type="float" office:value="7413.51" calcext:value-type="float">
            <text:p>7413.51</text:p>
          </table:table-cell>
          <table:table-cell office:value-type="float" office:value="5189.59" calcext:value-type="float">
            <text:p>5189.59</text:p>
          </table:table-cell>
          <table:table-cell office:value-type="float" office:value="3887.13" calcext:value-type="float">
            <text:p>3887.1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09090" calcext:value-type="float">
            <text:p>2.61E+06</text:p>
          </table:table-cell>
          <table:table-cell table:style-name="ce1" office:value-type="float" office:value="1124390" calcext:value-type="float">
            <text:p>1.12E+06</text:p>
          </table:table-cell>
          <table:table-cell office:value-type="float" office:value="483786" calcext:value-type="float">
            <text:p>483786</text:p>
          </table:table-cell>
          <table:table-cell office:value-type="float" office:value="163921" calcext:value-type="float">
            <text:p>163921</text:p>
          </table:table-cell>
          <table:table-cell office:value-type="float" office:value="55081.9" calcext:value-type="float">
            <text:p>55081.9</text:p>
          </table:table-cell>
          <table:table-cell office:value-type="float" office:value="23178.4" calcext:value-type="float">
            <text:p>23178.4</text:p>
          </table:table-cell>
          <table:table-cell office:value-type="float" office:value="12111.1" calcext:value-type="float">
            <text:p>12111.1</text:p>
          </table:table-cell>
          <table:table-cell office:value-type="float" office:value="7382.25" calcext:value-type="float">
            <text:p>7382.25</text:p>
          </table:table-cell>
          <table:table-cell office:value-type="float" office:value="4966.72" calcext:value-type="float">
            <text:p>4966.72</text:p>
          </table:table-cell>
          <table:table-cell office:value-type="float" office:value="3567.93" calcext:value-type="float">
            <text:p>3567.9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23370" calcext:value-type="float">
            <text:p>2.52E+06</text:p>
          </table:table-cell>
          <table:table-cell table:style-name="ce1" office:value-type="float" office:value="1082920" calcext:value-type="float">
            <text:p>1.08E+06</text:p>
          </table:table-cell>
          <table:table-cell office:value-type="float" office:value="451351" calcext:value-type="float">
            <text:p>451351</text:p>
          </table:table-cell>
          <table:table-cell office:value-type="float" office:value="153226" calcext:value-type="float">
            <text:p>153226</text:p>
          </table:table-cell>
          <table:table-cell office:value-type="float" office:value="53725.6" calcext:value-type="float">
            <text:p>53725.6</text:p>
          </table:table-cell>
          <table:table-cell office:value-type="float" office:value="23759.3" calcext:value-type="float">
            <text:p>23759.3</text:p>
          </table:table-cell>
          <table:table-cell office:value-type="float" office:value="13038.9" calcext:value-type="float">
            <text:p>13038.9</text:p>
          </table:table-cell>
          <table:table-cell office:value-type="float" office:value="8230.94" calcext:value-type="float">
            <text:p>8230.94</text:p>
          </table:table-cell>
          <table:table-cell office:value-type="float" office:value="5677.97" calcext:value-type="float">
            <text:p>5677.97</text:p>
          </table:table-cell>
          <table:table-cell office:value-type="float" office:value="4166.05" calcext:value-type="float">
            <text:p>4166.0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666370" calcext:value-type="float">
            <text:p>2.67E+06</text:p>
          </table:table-cell>
          <table:table-cell table:style-name="ce1" office:value-type="float" office:value="1174500" calcext:value-type="float">
            <text:p>1.17E+06</text:p>
          </table:table-cell>
          <table:table-cell office:value-type="float" office:value="514517" calcext:value-type="float">
            <text:p>514517</text:p>
          </table:table-cell>
          <table:table-cell office:value-type="float" office:value="183498" calcext:value-type="float">
            <text:p>183498</text:p>
          </table:table-cell>
          <table:table-cell office:value-type="float" office:value="62374.1" calcext:value-type="float">
            <text:p>62374.1</text:p>
          </table:table-cell>
          <table:table-cell office:value-type="float" office:value="26107.1" calcext:value-type="float">
            <text:p>26107.1</text:p>
          </table:table-cell>
          <table:table-cell office:value-type="float" office:value="13706.5" calcext:value-type="float">
            <text:p>13706.5</text:p>
          </table:table-cell>
          <table:table-cell office:value-type="float" office:value="8564.21" calcext:value-type="float">
            <text:p>8564.21</text:p>
          </table:table-cell>
          <table:table-cell office:value-type="float" office:value="5963.28" calcext:value-type="float">
            <text:p>5963.28</text:p>
          </table:table-cell>
          <table:table-cell office:value-type="float" office:value="4416.36" calcext:value-type="float">
            <text:p>4416.3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86950" calcext:value-type="float">
            <text:p>2.59E+06</text:p>
          </table:table-cell>
          <table:table-cell table:style-name="ce1" office:value-type="float" office:value="1114430" calcext:value-type="float">
            <text:p>1.11E+06</text:p>
          </table:table-cell>
          <table:table-cell office:value-type="float" office:value="476877" calcext:value-type="float">
            <text:p>476877</text:p>
          </table:table-cell>
          <table:table-cell office:value-type="float" office:value="160867" calcext:value-type="float">
            <text:p>160867</text:p>
          </table:table-cell>
          <table:table-cell office:value-type="float" office:value="52661.1" calcext:value-type="float">
            <text:p>52661.1</text:p>
          </table:table-cell>
          <table:table-cell office:value-type="float" office:value="21377.1" calcext:value-type="float">
            <text:p>21377.1</text:p>
          </table:table-cell>
          <table:table-cell office:value-type="float" office:value="10879.9" calcext:value-type="float">
            <text:p>10879.9</text:p>
          </table:table-cell>
          <table:table-cell office:value-type="float" office:value="6529.59" calcext:value-type="float">
            <text:p>6529.59</text:p>
          </table:table-cell>
          <table:table-cell office:value-type="float" office:value="4331.78" calcext:value-type="float">
            <text:p>4331.78</text:p>
          </table:table-cell>
          <table:table-cell office:value-type="float" office:value="3105.85" calcext:value-type="float">
            <text:p>3105.8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17090" calcext:value-type="float">
            <text:p>2.72E+06</text:p>
          </table:table-cell>
          <table:table-cell table:style-name="ce1" office:value-type="float" office:value="1179900" calcext:value-type="float">
            <text:p>1.18E+06</text:p>
          </table:table-cell>
          <table:table-cell office:value-type="float" office:value="506279" calcext:value-type="float">
            <text:p>506279</text:p>
          </table:table-cell>
          <table:table-cell office:value-type="float" office:value="170974" calcext:value-type="float">
            <text:p>170974</text:p>
          </table:table-cell>
          <table:table-cell office:value-type="float" office:value="55849.3" calcext:value-type="float">
            <text:p>55849.3</text:p>
          </table:table-cell>
          <table:table-cell office:value-type="float" office:value="23203.6" calcext:value-type="float">
            <text:p>23203.6</text:p>
          </table:table-cell>
          <table:table-cell office:value-type="float" office:value="12358.7" calcext:value-type="float">
            <text:p>12358.7</text:p>
          </table:table-cell>
          <table:table-cell office:value-type="float" office:value="7690.81" calcext:value-type="float">
            <text:p>7690.81</text:p>
          </table:table-cell>
          <table:table-cell office:value-type="float" office:value="5294.45" calcext:value-type="float">
            <text:p>5294.45</text:p>
          </table:table-cell>
          <table:table-cell office:value-type="float" office:value="3893.91" calcext:value-type="float">
            <text:p>3893.9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665910" calcext:value-type="float">
            <text:p>2.67E+06</text:p>
          </table:table-cell>
          <table:table-cell table:style-name="ce1" office:value-type="float" office:value="1153320" calcext:value-type="float">
            <text:p>1.15E+06</text:p>
          </table:table-cell>
          <table:table-cell office:value-type="float" office:value="485410" calcext:value-type="float">
            <text:p>485410</text:p>
          </table:table-cell>
          <table:table-cell office:value-type="float" office:value="161082" calcext:value-type="float">
            <text:p>161082</text:p>
          </table:table-cell>
          <table:table-cell office:value-type="float" office:value="51838.2" calcext:value-type="float">
            <text:p>51838.2</text:p>
          </table:table-cell>
          <table:table-cell office:value-type="float" office:value="21004.8" calcext:value-type="float">
            <text:p>21004.8</text:p>
          </table:table-cell>
          <table:table-cell office:value-type="float" office:value="10692.5" calcext:value-type="float">
            <text:p>10692.5</text:p>
          </table:table-cell>
          <table:table-cell office:value-type="float" office:value="6366.08" calcext:value-type="float">
            <text:p>6366.08</text:p>
          </table:table-cell>
          <table:table-cell office:value-type="float" office:value="4154.96" calcext:value-type="float">
            <text:p>4154.96</text:p>
          </table:table-cell>
          <table:table-cell office:value-type="float" office:value="2913.38" calcext:value-type="float">
            <text:p>2913.3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19110" calcext:value-type="float">
            <text:p>2.52E+06</text:p>
          </table:table-cell>
          <table:table-cell table:style-name="ce1" office:value-type="float" office:value="1099490" calcext:value-type="float">
            <text:p>1.10E+06</text:p>
          </table:table-cell>
          <table:table-cell office:value-type="float" office:value="475928" calcext:value-type="float">
            <text:p>475928</text:p>
          </table:table-cell>
          <table:table-cell office:value-type="float" office:value="168339" calcext:value-type="float">
            <text:p>168339</text:p>
          </table:table-cell>
          <table:table-cell office:value-type="float" office:value="59346.1" calcext:value-type="float">
            <text:p>59346.1</text:p>
          </table:table-cell>
          <table:table-cell office:value-type="float" office:value="25804" calcext:value-type="float">
            <text:p>25804</text:p>
          </table:table-cell>
          <table:table-cell office:value-type="float" office:value="14065" calcext:value-type="float">
            <text:p>14065</text:p>
          </table:table-cell>
          <table:table-cell office:value-type="float" office:value="8762.23" calcext:value-type="float">
            <text:p>8762.23</text:p>
          </table:table-cell>
          <table:table-cell office:value-type="float" office:value="5998.25" calcext:value-type="float">
            <text:p>5998.25</text:p>
          </table:table-cell>
          <table:table-cell office:value-type="float" office:value="4409.99" calcext:value-type="float">
            <text:p>4409.9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18410" calcext:value-type="float">
            <text:p>2.52E+06</text:p>
          </table:table-cell>
          <table:table-cell table:style-name="ce1" office:value-type="float" office:value="1082060" calcext:value-type="float">
            <text:p>1.08E+06</text:p>
          </table:table-cell>
          <table:table-cell office:value-type="float" office:value="453792" calcext:value-type="float">
            <text:p>453792</text:p>
          </table:table-cell>
          <table:table-cell office:value-type="float" office:value="152594" calcext:value-type="float">
            <text:p>152594</text:p>
          </table:table-cell>
          <table:table-cell office:value-type="float" office:value="51474" calcext:value-type="float">
            <text:p>51474</text:p>
          </table:table-cell>
          <table:table-cell office:value-type="float" office:value="22185.4" calcext:value-type="float">
            <text:p>22185.4</text:p>
          </table:table-cell>
          <table:table-cell office:value-type="float" office:value="12038.1" calcext:value-type="float">
            <text:p>12038.1</text:p>
          </table:table-cell>
          <table:table-cell office:value-type="float" office:value="7649.07" calcext:value-type="float">
            <text:p>7649.07</text:p>
          </table:table-cell>
          <table:table-cell office:value-type="float" office:value="5344.23" calcext:value-type="float">
            <text:p>5344.23</text:p>
          </table:table-cell>
          <table:table-cell office:value-type="float" office:value="3966.52" calcext:value-type="float">
            <text:p>3966.5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97770" calcext:value-type="float">
            <text:p>2.50E+06</text:p>
          </table:table-cell>
          <table:table-cell table:style-name="ce1" office:value-type="float" office:value="1081220" calcext:value-type="float">
            <text:p>1.08E+06</text:p>
          </table:table-cell>
          <table:table-cell office:value-type="float" office:value="457901" calcext:value-type="float">
            <text:p>457901</text:p>
          </table:table-cell>
          <table:table-cell office:value-type="float" office:value="159648" calcext:value-type="float">
            <text:p>159648</text:p>
          </table:table-cell>
          <table:table-cell office:value-type="float" office:value="54689.9" calcext:value-type="float">
            <text:p>54689.9</text:p>
          </table:table-cell>
          <table:table-cell office:value-type="float" office:value="23264.5" calcext:value-type="float">
            <text:p>23264.5</text:p>
          </table:table-cell>
          <table:table-cell office:value-type="float" office:value="12483.4" calcext:value-type="float">
            <text:p>12483.4</text:p>
          </table:table-cell>
          <table:table-cell office:value-type="float" office:value="7753.31" calcext:value-type="float">
            <text:p>7753.31</text:p>
          </table:table-cell>
          <table:table-cell office:value-type="float" office:value="5320.51" calcext:value-type="float">
            <text:p>5320.51</text:p>
          </table:table-cell>
          <table:table-cell office:value-type="float" office:value="3911.3" calcext:value-type="float">
            <text:p>3911.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15470" calcext:value-type="float">
            <text:p>2.52E+06</text:p>
          </table:table-cell>
          <table:table-cell table:style-name="ce1" office:value-type="float" office:value="1105900" calcext:value-type="float">
            <text:p>1.11E+06</text:p>
          </table:table-cell>
          <table:table-cell office:value-type="float" office:value="473583" calcext:value-type="float">
            <text:p>473583</text:p>
          </table:table-cell>
          <table:table-cell office:value-type="float" office:value="167461" calcext:value-type="float">
            <text:p>167461</text:p>
          </table:table-cell>
          <table:table-cell office:value-type="float" office:value="57967.5" calcext:value-type="float">
            <text:p>57967.5</text:p>
          </table:table-cell>
          <table:table-cell office:value-type="float" office:value="24941.7" calcext:value-type="float">
            <text:p>24941.7</text:p>
          </table:table-cell>
          <table:table-cell office:value-type="float" office:value="13366.5" calcext:value-type="float">
            <text:p>13366.5</text:p>
          </table:table-cell>
          <table:table-cell office:value-type="float" office:value="8246.69" calcext:value-type="float">
            <text:p>8246.69</text:p>
          </table:table-cell>
          <table:table-cell office:value-type="float" office:value="5539.18" calcext:value-type="float">
            <text:p>5539.18</text:p>
          </table:table-cell>
          <table:table-cell office:value-type="float" office:value="4006.38" calcext:value-type="float">
            <text:p>4006.3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52190" calcext:value-type="float">
            <text:p>2.55E+06</text:p>
          </table:table-cell>
          <table:table-cell table:style-name="ce1" office:value-type="float" office:value="1109210" calcext:value-type="float">
            <text:p>1.11E+06</text:p>
          </table:table-cell>
          <table:table-cell office:value-type="float" office:value="469954" calcext:value-type="float">
            <text:p>469954</text:p>
          </table:table-cell>
          <table:table-cell office:value-type="float" office:value="162699" calcext:value-type="float">
            <text:p>162699</text:p>
          </table:table-cell>
          <table:table-cell office:value-type="float" office:value="56512.2" calcext:value-type="float">
            <text:p>56512.2</text:p>
          </table:table-cell>
          <table:table-cell office:value-type="float" office:value="24912.5" calcext:value-type="float">
            <text:p>24912.5</text:p>
          </table:table-cell>
          <table:table-cell office:value-type="float" office:value="13627.9" calcext:value-type="float">
            <text:p>13627.9</text:p>
          </table:table-cell>
          <table:table-cell office:value-type="float" office:value="8511.13" calcext:value-type="float">
            <text:p>8511.13</text:p>
          </table:table-cell>
          <table:table-cell office:value-type="float" office:value="5832.07" calcext:value-type="float">
            <text:p>5832.07</text:p>
          </table:table-cell>
          <table:table-cell office:value-type="float" office:value="4249.06" calcext:value-type="float">
            <text:p>4249.0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15260" calcext:value-type="float">
            <text:p>2.42E+06</text:p>
          </table:table-cell>
          <table:table-cell table:style-name="ce1" office:value-type="float" office:value="1044980" calcext:value-type="float">
            <text:p>1.04E+06</text:p>
          </table:table-cell>
          <table:table-cell office:value-type="float" office:value="441098" calcext:value-type="float">
            <text:p>441098</text:p>
          </table:table-cell>
          <table:table-cell office:value-type="float" office:value="149135" calcext:value-type="float">
            <text:p>149135</text:p>
          </table:table-cell>
          <table:table-cell office:value-type="float" office:value="50553.4" calcext:value-type="float">
            <text:p>50553.4</text:p>
          </table:table-cell>
          <table:table-cell office:value-type="float" office:value="21720.4" calcext:value-type="float">
            <text:p>21720.4</text:p>
          </table:table-cell>
          <table:table-cell office:value-type="float" office:value="11721.1" calcext:value-type="float">
            <text:p>11721.1</text:p>
          </table:table-cell>
          <table:table-cell office:value-type="float" office:value="7365.81" calcext:value-type="float">
            <text:p>7365.81</text:p>
          </table:table-cell>
          <table:table-cell office:value-type="float" office:value="5050.55" calcext:value-type="float">
            <text:p>5050.55</text:p>
          </table:table-cell>
          <table:table-cell office:value-type="float" office:value="3723.33" calcext:value-type="float">
            <text:p>3723.3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96480" calcext:value-type="float">
            <text:p>2.30E+06</text:p>
          </table:table-cell>
          <table:table-cell table:style-name="ce1" office:value-type="float" office:value="1038880" calcext:value-type="float">
            <text:p>1.04E+06</text:p>
          </table:table-cell>
          <table:table-cell office:value-type="float" office:value="454350" calcext:value-type="float">
            <text:p>454350</text:p>
          </table:table-cell>
          <table:table-cell office:value-type="float" office:value="158372" calcext:value-type="float">
            <text:p>158372</text:p>
          </table:table-cell>
          <table:table-cell office:value-type="float" office:value="53078.7" calcext:value-type="float">
            <text:p>53078.7</text:p>
          </table:table-cell>
          <table:table-cell office:value-type="float" office:value="22060.6" calcext:value-type="float">
            <text:p>22060.6</text:p>
          </table:table-cell>
          <table:table-cell office:value-type="float" office:value="11505.9" calcext:value-type="float">
            <text:p>11505.9</text:p>
          </table:table-cell>
          <table:table-cell office:value-type="float" office:value="7036.74" calcext:value-type="float">
            <text:p>7036.74</text:p>
          </table:table-cell>
          <table:table-cell office:value-type="float" office:value="4769.03" calcext:value-type="float">
            <text:p>4769.03</text:p>
          </table:table-cell>
          <table:table-cell office:value-type="float" office:value="3420.22" calcext:value-type="float">
            <text:p>3420.2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522190" calcext:value-type="float">
            <text:p>2.52E+06</text:p>
          </table:table-cell>
          <table:table-cell table:style-name="ce1" office:value-type="float" office:value="1107640" calcext:value-type="float">
            <text:p>1.11E+06</text:p>
          </table:table-cell>
          <table:table-cell office:value-type="float" office:value="464520" calcext:value-type="float">
            <text:p>464520</text:p>
          </table:table-cell>
          <table:table-cell office:value-type="float" office:value="154727" calcext:value-type="float">
            <text:p>154727</text:p>
          </table:table-cell>
          <table:table-cell office:value-type="float" office:value="52047.4" calcext:value-type="float">
            <text:p>52047.4</text:p>
          </table:table-cell>
          <table:table-cell office:value-type="float" office:value="22569.5" calcext:value-type="float">
            <text:p>22569.5</text:p>
          </table:table-cell>
          <table:table-cell office:value-type="float" office:value="12271.9" calcext:value-type="float">
            <text:p>12271.9</text:p>
          </table:table-cell>
          <table:table-cell office:value-type="float" office:value="7711.9" calcext:value-type="float">
            <text:p>7711.9</text:p>
          </table:table-cell>
          <table:table-cell office:value-type="float" office:value="5296.64" calcext:value-type="float">
            <text:p>5296.64</text:p>
          </table:table-cell>
          <table:table-cell office:value-type="float" office:value="3907.19" calcext:value-type="float">
            <text:p>3907.1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321910" calcext:value-type="float">
            <text:p>2.32E+06</text:p>
          </table:table-cell>
          <table:table-cell table:style-name="ce1" office:value-type="float" office:value="1054640" calcext:value-type="float">
            <text:p>1.05E+06</text:p>
          </table:table-cell>
          <table:table-cell office:value-type="float" office:value="455197" calcext:value-type="float">
            <text:p>455197</text:p>
          </table:table-cell>
          <table:table-cell office:value-type="float" office:value="154301" calcext:value-type="float">
            <text:p>154301</text:p>
          </table:table-cell>
          <table:table-cell office:value-type="float" office:value="51892.6" calcext:value-type="float">
            <text:p>51892.6</text:p>
          </table:table-cell>
          <table:table-cell office:value-type="float" office:value="22262.9" calcext:value-type="float">
            <text:p>22262.9</text:p>
          </table:table-cell>
          <table:table-cell office:value-type="float" office:value="11995.8" calcext:value-type="float">
            <text:p>11995.8</text:p>
          </table:table-cell>
          <table:table-cell office:value-type="float" office:value="7500.6" calcext:value-type="float">
            <text:p>7500.6</text:p>
          </table:table-cell>
          <table:table-cell office:value-type="float" office:value="5199.21" calcext:value-type="float">
            <text:p>5199.21</text:p>
          </table:table-cell>
          <table:table-cell office:value-type="float" office:value="3848.47" calcext:value-type="float">
            <text:p>3848.4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12680" calcext:value-type="float">
            <text:p>2.41E+06</text:p>
          </table:table-cell>
          <table:table-cell table:style-name="ce1" office:value-type="float" office:value="1068620" calcext:value-type="float">
            <text:p>1.07E+06</text:p>
          </table:table-cell>
          <table:table-cell office:value-type="float" office:value="449797" calcext:value-type="float">
            <text:p>449797</text:p>
          </table:table-cell>
          <table:table-cell office:value-type="float" office:value="150188" calcext:value-type="float">
            <text:p>150188</text:p>
          </table:table-cell>
          <table:table-cell office:value-type="float" office:value="49165.4" calcext:value-type="float">
            <text:p>49165.4</text:p>
          </table:table-cell>
          <table:table-cell office:value-type="float" office:value="20414.5" calcext:value-type="float">
            <text:p>20414.5</text:p>
          </table:table-cell>
          <table:table-cell office:value-type="float" office:value="10745.6" calcext:value-type="float">
            <text:p>10745.6</text:p>
          </table:table-cell>
          <table:table-cell office:value-type="float" office:value="6559.96" calcext:value-type="float">
            <text:p>6559.96</text:p>
          </table:table-cell>
          <table:table-cell office:value-type="float" office:value="4387.97" calcext:value-type="float">
            <text:p>4387.97</text:p>
          </table:table-cell>
          <table:table-cell office:value-type="float" office:value="3176.74" calcext:value-type="float">
            <text:p>3176.7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06320" calcext:value-type="float">
            <text:p>2.61E+06</text:p>
          </table:table-cell>
          <table:table-cell table:style-name="ce1" office:value-type="float" office:value="1138720" calcext:value-type="float">
            <text:p>1.14E+06</text:p>
          </table:table-cell>
          <table:table-cell office:value-type="float" office:value="471154" calcext:value-type="float">
            <text:p>471154</text:p>
          </table:table-cell>
          <table:table-cell office:value-type="float" office:value="156336" calcext:value-type="float">
            <text:p>156336</text:p>
          </table:table-cell>
          <table:table-cell office:value-type="float" office:value="53646.9" calcext:value-type="float">
            <text:p>53646.9</text:p>
          </table:table-cell>
          <table:table-cell office:value-type="float" office:value="23940.3" calcext:value-type="float">
            <text:p>23940.3</text:p>
          </table:table-cell>
          <table:table-cell office:value-type="float" office:value="13319.9" calcext:value-type="float">
            <text:p>13319.9</text:p>
          </table:table-cell>
          <table:table-cell office:value-type="float" office:value="8522.71" calcext:value-type="float">
            <text:p>8522.71</text:p>
          </table:table-cell>
          <table:table-cell office:value-type="float" office:value="5978.23" calcext:value-type="float">
            <text:p>5978.23</text:p>
          </table:table-cell>
          <table:table-cell office:value-type="float" office:value="4466.11" calcext:value-type="float">
            <text:p>4466.1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08800" calcext:value-type="float">
            <text:p>2.21E+06</text:p>
          </table:table-cell>
          <table:table-cell office:value-type="float" office:value="975170" calcext:value-type="float">
            <text:p>975170</text:p>
          </table:table-cell>
          <table:table-cell office:value-type="float" office:value="402012" calcext:value-type="float">
            <text:p>402012</text:p>
          </table:table-cell>
          <table:table-cell office:value-type="float" office:value="132203" calcext:value-type="float">
            <text:p>132203</text:p>
          </table:table-cell>
          <table:table-cell office:value-type="float" office:value="44502.6" calcext:value-type="float">
            <text:p>44502.6</text:p>
          </table:table-cell>
          <table:table-cell office:value-type="float" office:value="19234.1" calcext:value-type="float">
            <text:p>19234.1</text:p>
          </table:table-cell>
          <table:table-cell office:value-type="float" office:value="10343.6" calcext:value-type="float">
            <text:p>10343.6</text:p>
          </table:table-cell>
          <table:table-cell office:value-type="float" office:value="6446.37" calcext:value-type="float">
            <text:p>6446.37</text:p>
          </table:table-cell>
          <table:table-cell office:value-type="float" office:value="4449.28" calcext:value-type="float">
            <text:p>4449.28</text:p>
          </table:table-cell>
          <table:table-cell office:value-type="float" office:value="3293.87" calcext:value-type="float">
            <text:p>3293.8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21060" calcext:value-type="float">
            <text:p>2.32E+06</text:p>
          </table:table-cell>
          <table:table-cell table:style-name="ce1" office:value-type="float" office:value="1027130" calcext:value-type="float">
            <text:p>1.03E+06</text:p>
          </table:table-cell>
          <table:table-cell office:value-type="float" office:value="434918" calcext:value-type="float">
            <text:p>434918</text:p>
          </table:table-cell>
          <table:table-cell office:value-type="float" office:value="149140" calcext:value-type="float">
            <text:p>149140</text:p>
          </table:table-cell>
          <table:table-cell office:value-type="float" office:value="51139.5" calcext:value-type="float">
            <text:p>51139.5</text:p>
          </table:table-cell>
          <table:table-cell office:value-type="float" office:value="22120.8" calcext:value-type="float">
            <text:p>22120.8</text:p>
          </table:table-cell>
          <table:table-cell office:value-type="float" office:value="11970.4" calcext:value-type="float">
            <text:p>11970.4</text:p>
          </table:table-cell>
          <table:table-cell office:value-type="float" office:value="7495.68" calcext:value-type="float">
            <text:p>7495.68</text:p>
          </table:table-cell>
          <table:table-cell office:value-type="float" office:value="5152.89" calcext:value-type="float">
            <text:p>5152.89</text:p>
          </table:table-cell>
          <table:table-cell office:value-type="float" office:value="3783.4" calcext:value-type="float">
            <text:p>3783.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93880" calcext:value-type="float">
            <text:p>2.29E+06</text:p>
          </table:table-cell>
          <table:table-cell table:style-name="ce1" office:value-type="float" office:value="1020300" calcext:value-type="float">
            <text:p>1.02E+06</text:p>
          </table:table-cell>
          <table:table-cell office:value-type="float" office:value="421370" calcext:value-type="float">
            <text:p>421370</text:p>
          </table:table-cell>
          <table:table-cell office:value-type="float" office:value="136898" calcext:value-type="float">
            <text:p>136898</text:p>
          </table:table-cell>
          <table:table-cell office:value-type="float" office:value="46437.4" calcext:value-type="float">
            <text:p>46437.4</text:p>
          </table:table-cell>
          <table:table-cell office:value-type="float" office:value="20709.9" calcext:value-type="float">
            <text:p>20709.9</text:p>
          </table:table-cell>
          <table:table-cell office:value-type="float" office:value="11432.7" calcext:value-type="float">
            <text:p>11432.7</text:p>
          </table:table-cell>
          <table:table-cell office:value-type="float" office:value="7285.28" calcext:value-type="float">
            <text:p>7285.28</text:p>
          </table:table-cell>
          <table:table-cell office:value-type="float" office:value="5080.06" calcext:value-type="float">
            <text:p>5080.06</text:p>
          </table:table-cell>
          <table:table-cell office:value-type="float" office:value="3817.42" calcext:value-type="float">
            <text:p>3817.4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285010" calcext:value-type="float">
            <text:p>2.29E+06</text:p>
          </table:table-cell>
          <table:table-cell table:style-name="ce1" office:value-type="float" office:value="1033960" calcext:value-type="float">
            <text:p>1.03E+06</text:p>
          </table:table-cell>
          <table:table-cell office:value-type="float" office:value="441399" calcext:value-type="float">
            <text:p>441399</text:p>
          </table:table-cell>
          <table:table-cell office:value-type="float" office:value="151148" calcext:value-type="float">
            <text:p>151148</text:p>
          </table:table-cell>
          <table:table-cell office:value-type="float" office:value="50990.8" calcext:value-type="float">
            <text:p>50990.8</text:p>
          </table:table-cell>
          <table:table-cell office:value-type="float" office:value="21753.6" calcext:value-type="float">
            <text:p>21753.6</text:p>
          </table:table-cell>
          <table:table-cell office:value-type="float" office:value="11626" calcext:value-type="float">
            <text:p>11626</text:p>
          </table:table-cell>
          <table:table-cell office:value-type="float" office:value="7226.02" calcext:value-type="float">
            <text:p>7226.02</text:p>
          </table:table-cell>
          <table:table-cell office:value-type="float" office:value="4924.79" calcext:value-type="float">
            <text:p>4924.79</text:p>
          </table:table-cell>
          <table:table-cell office:value-type="float" office:value="3638.75" calcext:value-type="float">
            <text:p>3638.7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75770" calcext:value-type="float">
            <text:p>2.38E+06</text:p>
          </table:table-cell>
          <table:table-cell table:style-name="ce1" office:value-type="float" office:value="1054750" calcext:value-type="float">
            <text:p>1.05E+06</text:p>
          </table:table-cell>
          <table:table-cell office:value-type="float" office:value="436275" calcext:value-type="float">
            <text:p>436275</text:p>
          </table:table-cell>
          <table:table-cell office:value-type="float" office:value="149236" calcext:value-type="float">
            <text:p>149236</text:p>
          </table:table-cell>
          <table:table-cell office:value-type="float" office:value="51882.7" calcext:value-type="float">
            <text:p>51882.7</text:p>
          </table:table-cell>
          <table:table-cell office:value-type="float" office:value="22943.7" calcext:value-type="float">
            <text:p>22943.7</text:p>
          </table:table-cell>
          <table:table-cell office:value-type="float" office:value="12716.8" calcext:value-type="float">
            <text:p>12716.8</text:p>
          </table:table-cell>
          <table:table-cell office:value-type="float" office:value="8094.85" calcext:value-type="float">
            <text:p>8094.85</text:p>
          </table:table-cell>
          <table:table-cell office:value-type="float" office:value="5621.73" calcext:value-type="float">
            <text:p>5621.73</text:p>
          </table:table-cell>
          <table:table-cell office:value-type="float" office:value="4169.76" calcext:value-type="float">
            <text:p>4169.7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235910" calcext:value-type="float">
            <text:p>2.24E+06</text:p>
          </table:table-cell>
          <table:table-cell table:style-name="ce1" office:value-type="float" office:value="1014370" calcext:value-type="float">
            <text:p>1.01E+06</text:p>
          </table:table-cell>
          <table:table-cell office:value-type="float" office:value="423639" calcext:value-type="float">
            <text:p>423639</text:p>
          </table:table-cell>
          <table:table-cell office:value-type="float" office:value="143560" calcext:value-type="float">
            <text:p>143560</text:p>
          </table:table-cell>
          <table:table-cell office:value-type="float" office:value="49920.3" calcext:value-type="float">
            <text:p>49920.3</text:p>
          </table:table-cell>
          <table:table-cell office:value-type="float" office:value="21642.5" calcext:value-type="float">
            <text:p>21642.5</text:p>
          </table:table-cell>
          <table:table-cell office:value-type="float" office:value="11646.5" calcext:value-type="float">
            <text:p>11646.5</text:p>
          </table:table-cell>
          <table:table-cell office:value-type="float" office:value="7205.24" calcext:value-type="float">
            <text:p>7205.24</text:p>
          </table:table-cell>
          <table:table-cell office:value-type="float" office:value="4928.68" calcext:value-type="float">
            <text:p>4928.68</text:p>
          </table:table-cell>
          <table:table-cell office:value-type="float" office:value="3584.61" calcext:value-type="float">
            <text:p>3584.6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203510" calcext:value-type="float">
            <text:p>2.20E+06</text:p>
          </table:table-cell>
          <table:table-cell office:value-type="float" office:value="989163" calcext:value-type="float">
            <text:p>989163</text:p>
          </table:table-cell>
          <table:table-cell office:value-type="float" office:value="416476" calcext:value-type="float">
            <text:p>416476</text:p>
          </table:table-cell>
          <table:table-cell office:value-type="float" office:value="138770" calcext:value-type="float">
            <text:p>138770</text:p>
          </table:table-cell>
          <table:table-cell office:value-type="float" office:value="46537.3" calcext:value-type="float">
            <text:p>46537.3</text:p>
          </table:table-cell>
          <table:table-cell office:value-type="float" office:value="19466.7" calcext:value-type="float">
            <text:p>19466.7</text:p>
          </table:table-cell>
          <table:table-cell office:value-type="float" office:value="10335.2" calcext:value-type="float">
            <text:p>10335.2</text:p>
          </table:table-cell>
          <table:table-cell office:value-type="float" office:value="6384.71" calcext:value-type="float">
            <text:p>6384.71</text:p>
          </table:table-cell>
          <table:table-cell office:value-type="float" office:value="4348.58" calcext:value-type="float">
            <text:p>4348.58</text:p>
          </table:table-cell>
          <table:table-cell office:value-type="float" office:value="3153.7" calcext:value-type="float">
            <text:p>3153.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144340" calcext:value-type="float">
            <text:p>2.14E+06</text:p>
          </table:table-cell>
          <table:table-cell office:value-type="float" office:value="967319" calcext:value-type="float">
            <text:p>967319</text:p>
          </table:table-cell>
          <table:table-cell office:value-type="float" office:value="406735" calcext:value-type="float">
            <text:p>406735</text:p>
          </table:table-cell>
          <table:table-cell office:value-type="float" office:value="137344" calcext:value-type="float">
            <text:p>137344</text:p>
          </table:table-cell>
          <table:table-cell office:value-type="float" office:value="46843" calcext:value-type="float">
            <text:p>46843</text:p>
          </table:table-cell>
          <table:table-cell office:value-type="float" office:value="19909.1" calcext:value-type="float">
            <text:p>19909.1</text:p>
          </table:table-cell>
          <table:table-cell office:value-type="float" office:value="10557.4" calcext:value-type="float">
            <text:p>10557.4</text:p>
          </table:table-cell>
          <table:table-cell office:value-type="float" office:value="6581.87" calcext:value-type="float">
            <text:p>6581.87</text:p>
          </table:table-cell>
          <table:table-cell office:value-type="float" office:value="4544.26" calcext:value-type="float">
            <text:p>4544.26</text:p>
          </table:table-cell>
          <table:table-cell office:value-type="float" office:value="3329.52" calcext:value-type="float">
            <text:p>3329.5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299740" calcext:value-type="float">
            <text:p>2.30E+06</text:p>
          </table:table-cell>
          <table:table-cell table:style-name="ce1" office:value-type="float" office:value="1028420" calcext:value-type="float">
            <text:p>1.03E+06</text:p>
          </table:table-cell>
          <table:table-cell office:value-type="float" office:value="419395" calcext:value-type="float">
            <text:p>419395</text:p>
          </table:table-cell>
          <table:table-cell office:value-type="float" office:value="136233" calcext:value-type="float">
            <text:p>136233</text:p>
          </table:table-cell>
          <table:table-cell office:value-type="float" office:value="46067.1" calcext:value-type="float">
            <text:p>46067.1</text:p>
          </table:table-cell>
          <table:table-cell office:value-type="float" office:value="19840.3" calcext:value-type="float">
            <text:p>19840.3</text:p>
          </table:table-cell>
          <table:table-cell office:value-type="float" office:value="10671" calcext:value-type="float">
            <text:p>10671</text:p>
          </table:table-cell>
          <table:table-cell office:value-type="float" office:value="6626.49" calcext:value-type="float">
            <text:p>6626.49</text:p>
          </table:table-cell>
          <table:table-cell office:value-type="float" office:value="4555.42" calcext:value-type="float">
            <text:p>4555.42</text:p>
          </table:table-cell>
          <table:table-cell office:value-type="float" office:value="3353.76" calcext:value-type="float">
            <text:p>3353.7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05130" calcext:value-type="float">
            <text:p>2.21E+06</text:p>
          </table:table-cell>
          <table:table-cell office:value-type="float" office:value="983690" calcext:value-type="float">
            <text:p>983690</text:p>
          </table:table-cell>
          <table:table-cell office:value-type="float" office:value="400425" calcext:value-type="float">
            <text:p>400425</text:p>
          </table:table-cell>
          <table:table-cell office:value-type="float" office:value="132617" calcext:value-type="float">
            <text:p>132617</text:p>
          </table:table-cell>
          <table:table-cell office:value-type="float" office:value="45335.9" calcext:value-type="float">
            <text:p>45335.9</text:p>
          </table:table-cell>
          <table:table-cell office:value-type="float" office:value="19863" calcext:value-type="float">
            <text:p>19863</text:p>
          </table:table-cell>
          <table:table-cell office:value-type="float" office:value="10854.1" calcext:value-type="float">
            <text:p>10854.1</text:p>
          </table:table-cell>
          <table:table-cell office:value-type="float" office:value="6837.17" calcext:value-type="float">
            <text:p>6837.17</text:p>
          </table:table-cell>
          <table:table-cell office:value-type="float" office:value="4726.87" calcext:value-type="float">
            <text:p>4726.87</text:p>
          </table:table-cell>
          <table:table-cell office:value-type="float" office:value="3484.92" calcext:value-type="float">
            <text:p>3484.9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29230" calcext:value-type="float">
            <text:p>2.33E+06</text:p>
          </table:table-cell>
          <table:table-cell table:style-name="ce1" office:value-type="float" office:value="1038750" calcext:value-type="float">
            <text:p>1.04E+06</text:p>
          </table:table-cell>
          <table:table-cell office:value-type="float" office:value="425501" calcext:value-type="float">
            <text:p>425501</text:p>
          </table:table-cell>
          <table:table-cell office:value-type="float" office:value="143463" calcext:value-type="float">
            <text:p>143463</text:p>
          </table:table-cell>
          <table:table-cell office:value-type="float" office:value="49427.9" calcext:value-type="float">
            <text:p>49427.9</text:p>
          </table:table-cell>
          <table:table-cell office:value-type="float" office:value="21372.4" calcext:value-type="float">
            <text:p>21372.4</text:p>
          </table:table-cell>
          <table:table-cell office:value-type="float" office:value="11651.2" calcext:value-type="float">
            <text:p>11651.2</text:p>
          </table:table-cell>
          <table:table-cell office:value-type="float" office:value="7409.29" calcext:value-type="float">
            <text:p>7409.29</text:p>
          </table:table-cell>
          <table:table-cell office:value-type="float" office:value="5200.13" calcext:value-type="float">
            <text:p>5200.13</text:p>
          </table:table-cell>
          <table:table-cell office:value-type="float" office:value="3895.72" calcext:value-type="float">
            <text:p>3895.7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24700" calcext:value-type="float">
            <text:p>2.22E+06</text:p>
          </table:table-cell>
          <table:table-cell office:value-type="float" office:value="996180" calcext:value-type="float">
            <text:p>996180</text:p>
          </table:table-cell>
          <table:table-cell office:value-type="float" office:value="409718" calcext:value-type="float">
            <text:p>409718</text:p>
          </table:table-cell>
          <table:table-cell office:value-type="float" office:value="138212" calcext:value-type="float">
            <text:p>138212</text:p>
          </table:table-cell>
          <table:table-cell office:value-type="float" office:value="49094.2" calcext:value-type="float">
            <text:p>49094.2</text:p>
          </table:table-cell>
          <table:table-cell office:value-type="float" office:value="22316.8" calcext:value-type="float">
            <text:p>22316.8</text:p>
          </table:table-cell>
          <table:table-cell office:value-type="float" office:value="12403" calcext:value-type="float">
            <text:p>12403</text:p>
          </table:table-cell>
          <table:table-cell office:value-type="float" office:value="7933.07" calcext:value-type="float">
            <text:p>7933.07</text:p>
          </table:table-cell>
          <table:table-cell office:value-type="float" office:value="5566.36" calcext:value-type="float">
            <text:p>5566.36</text:p>
          </table:table-cell>
          <table:table-cell office:value-type="float" office:value="4152.8" calcext:value-type="float">
            <text:p>4152.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21820" calcext:value-type="float">
            <text:p>2.22E+06</text:p>
          </table:table-cell>
          <table:table-cell table:style-name="ce1" office:value-type="float" office:value="1007210" calcext:value-type="float">
            <text:p>1.01E+06</text:p>
          </table:table-cell>
          <table:table-cell office:value-type="float" office:value="412422" calcext:value-type="float">
            <text:p>412422</text:p>
          </table:table-cell>
          <table:table-cell office:value-type="float" office:value="135670" calcext:value-type="float">
            <text:p>135670</text:p>
          </table:table-cell>
          <table:table-cell office:value-type="float" office:value="47553.1" calcext:value-type="float">
            <text:p>47553.1</text:p>
          </table:table-cell>
          <table:table-cell office:value-type="float" office:value="21094.9" calcext:value-type="float">
            <text:p>21094.9</text:p>
          </table:table-cell>
          <table:table-cell office:value-type="float" office:value="11443.2" calcext:value-type="float">
            <text:p>11443.2</text:p>
          </table:table-cell>
          <table:table-cell office:value-type="float" office:value="7217.56" calcext:value-type="float">
            <text:p>7217.56</text:p>
          </table:table-cell>
          <table:table-cell office:value-type="float" office:value="4989.68" calcext:value-type="float">
            <text:p>4989.68</text:p>
          </table:table-cell>
          <table:table-cell office:value-type="float" office:value="3707.61" calcext:value-type="float">
            <text:p>3707.6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232660" calcext:value-type="float">
            <text:p>2.23E+06</text:p>
          </table:table-cell>
          <table:table-cell table:style-name="ce1" office:value-type="float" office:value="1003520" calcext:value-type="float">
            <text:p>1.00E+06</text:p>
          </table:table-cell>
          <table:table-cell office:value-type="float" office:value="408086" calcext:value-type="float">
            <text:p>408086</text:p>
          </table:table-cell>
          <table:table-cell office:value-type="float" office:value="134630" calcext:value-type="float">
            <text:p>134630</text:p>
          </table:table-cell>
          <table:table-cell office:value-type="float" office:value="46145.4" calcext:value-type="float">
            <text:p>46145.4</text:p>
          </table:table-cell>
          <table:table-cell office:value-type="float" office:value="19825.3" calcext:value-type="float">
            <text:p>19825.3</text:p>
          </table:table-cell>
          <table:table-cell office:value-type="float" office:value="10518.5" calcext:value-type="float">
            <text:p>10518.5</text:p>
          </table:table-cell>
          <table:table-cell office:value-type="float" office:value="6436.76" calcext:value-type="float">
            <text:p>6436.76</text:p>
          </table:table-cell>
          <table:table-cell office:value-type="float" office:value="4337.19" calcext:value-type="float">
            <text:p>4337.19</text:p>
          </table:table-cell>
          <table:table-cell office:value-type="float" office:value="3125.52" calcext:value-type="float">
            <text:p>3125.5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32490" calcext:value-type="float">
            <text:p>2.03E+06</text:p>
          </table:table-cell>
          <table:table-cell office:value-type="float" office:value="928563" calcext:value-type="float">
            <text:p>928563</text:p>
          </table:table-cell>
          <table:table-cell office:value-type="float" office:value="385444" calcext:value-type="float">
            <text:p>385444</text:p>
          </table:table-cell>
          <table:table-cell office:value-type="float" office:value="129597" calcext:value-type="float">
            <text:p>129597</text:p>
          </table:table-cell>
          <table:table-cell office:value-type="float" office:value="46213.9" calcext:value-type="float">
            <text:p>46213.9</text:p>
          </table:table-cell>
          <table:table-cell office:value-type="float" office:value="20789" calcext:value-type="float">
            <text:p>20789</text:p>
          </table:table-cell>
          <table:table-cell office:value-type="float" office:value="11607" calcext:value-type="float">
            <text:p>11607</text:p>
          </table:table-cell>
          <table:table-cell office:value-type="float" office:value="7367.51" calcext:value-type="float">
            <text:p>7367.51</text:p>
          </table:table-cell>
          <table:table-cell office:value-type="float" office:value="5091.01" calcext:value-type="float">
            <text:p>5091.01</text:p>
          </table:table-cell>
          <table:table-cell office:value-type="float" office:value="3733.54" calcext:value-type="float">
            <text:p>3733.5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99990" calcext:value-type="float">
            <text:p>2.10E+06</text:p>
          </table:table-cell>
          <table:table-cell office:value-type="float" office:value="939300" calcext:value-type="float">
            <text:p>939300</text:p>
          </table:table-cell>
          <table:table-cell office:value-type="float" office:value="379837" calcext:value-type="float">
            <text:p>379837</text:p>
          </table:table-cell>
          <table:table-cell office:value-type="float" office:value="124440" calcext:value-type="float">
            <text:p>124440</text:p>
          </table:table-cell>
          <table:table-cell office:value-type="float" office:value="43095.9" calcext:value-type="float">
            <text:p>43095.9</text:p>
          </table:table-cell>
          <table:table-cell office:value-type="float" office:value="19000.9" calcext:value-type="float">
            <text:p>19000.9</text:p>
          </table:table-cell>
          <table:table-cell office:value-type="float" office:value="10283.4" calcext:value-type="float">
            <text:p>10283.4</text:p>
          </table:table-cell>
          <table:table-cell office:value-type="float" office:value="6317.6" calcext:value-type="float">
            <text:p>6317.6</text:p>
          </table:table-cell>
          <table:table-cell office:value-type="float" office:value="4278.91" calcext:value-type="float">
            <text:p>4278.91</text:p>
          </table:table-cell>
          <table:table-cell office:value-type="float" office:value="3098.9" calcext:value-type="float">
            <text:p>3098.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019350" calcext:value-type="float">
            <text:p>2.02E+06</text:p>
          </table:table-cell>
          <table:table-cell office:value-type="float" office:value="897796" calcext:value-type="float">
            <text:p>897796</text:p>
          </table:table-cell>
          <table:table-cell office:value-type="float" office:value="363920" calcext:value-type="float">
            <text:p>363920</text:p>
          </table:table-cell>
          <table:table-cell office:value-type="float" office:value="122799" calcext:value-type="float">
            <text:p>122799</text:p>
          </table:table-cell>
          <table:table-cell office:value-type="float" office:value="43930.8" calcext:value-type="float">
            <text:p>43930.8</text:p>
          </table:table-cell>
          <table:table-cell office:value-type="float" office:value="19661" calcext:value-type="float">
            <text:p>19661</text:p>
          </table:table-cell>
          <table:table-cell office:value-type="float" office:value="10799.4" calcext:value-type="float">
            <text:p>10799.4</text:p>
          </table:table-cell>
          <table:table-cell office:value-type="float" office:value="6770.74" calcext:value-type="float">
            <text:p>6770.74</text:p>
          </table:table-cell>
          <table:table-cell office:value-type="float" office:value="4676.26" calcext:value-type="float">
            <text:p>4676.26</text:p>
          </table:table-cell>
          <table:table-cell office:value-type="float" office:value="3415.49" calcext:value-type="float">
            <text:p>3415.4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168570" calcext:value-type="float">
            <text:p>2.17E+06</text:p>
          </table:table-cell>
          <table:table-cell office:value-type="float" office:value="953515" calcext:value-type="float">
            <text:p>953515</text:p>
          </table:table-cell>
          <table:table-cell office:value-type="float" office:value="380085" calcext:value-type="float">
            <text:p>380085</text:p>
          </table:table-cell>
          <table:table-cell office:value-type="float" office:value="126722" calcext:value-type="float">
            <text:p>126722</text:p>
          </table:table-cell>
          <table:table-cell office:value-type="float" office:value="44930.2" calcext:value-type="float">
            <text:p>44930.2</text:p>
          </table:table-cell>
          <table:table-cell office:value-type="float" office:value="19985.5" calcext:value-type="float">
            <text:p>19985.5</text:p>
          </table:table-cell>
          <table:table-cell office:value-type="float" office:value="10974.9" calcext:value-type="float">
            <text:p>10974.9</text:p>
          </table:table-cell>
          <table:table-cell office:value-type="float" office:value="6852.23" calcext:value-type="float">
            <text:p>6852.23</text:p>
          </table:table-cell>
          <table:table-cell office:value-type="float" office:value="4679.05" calcext:value-type="float">
            <text:p>4679.05</text:p>
          </table:table-cell>
          <table:table-cell office:value-type="float" office:value="3358.79" calcext:value-type="float">
            <text:p>3358.7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178570" calcext:value-type="float">
            <text:p>2.18E+06</text:p>
          </table:table-cell>
          <table:table-cell office:value-type="float" office:value="987220" calcext:value-type="float">
            <text:p>987220</text:p>
          </table:table-cell>
          <table:table-cell office:value-type="float" office:value="400560" calcext:value-type="float">
            <text:p>400560</text:p>
          </table:table-cell>
          <table:table-cell office:value-type="float" office:value="135060" calcext:value-type="float">
            <text:p>135060</text:p>
          </table:table-cell>
          <table:table-cell office:value-type="float" office:value="47523.1" calcext:value-type="float">
            <text:p>47523.1</text:p>
          </table:table-cell>
          <table:table-cell office:value-type="float" office:value="21207.9" calcext:value-type="float">
            <text:p>21207.9</text:p>
          </table:table-cell>
          <table:table-cell office:value-type="float" office:value="11787.9" calcext:value-type="float">
            <text:p>11787.9</text:p>
          </table:table-cell>
          <table:table-cell office:value-type="float" office:value="7567.75" calcext:value-type="float">
            <text:p>7567.75</text:p>
          </table:table-cell>
          <table:table-cell office:value-type="float" office:value="5288.71" calcext:value-type="float">
            <text:p>5288.71</text:p>
          </table:table-cell>
          <table:table-cell office:value-type="float" office:value="3895.65" calcext:value-type="float">
            <text:p>3895.6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73580" calcext:value-type="float">
            <text:p>2.17E+06</text:p>
          </table:table-cell>
          <table:table-cell office:value-type="float" office:value="983514" calcext:value-type="float">
            <text:p>983514</text:p>
          </table:table-cell>
          <table:table-cell office:value-type="float" office:value="401286" calcext:value-type="float">
            <text:p>401286</text:p>
          </table:table-cell>
          <table:table-cell office:value-type="float" office:value="133331" calcext:value-type="float">
            <text:p>133331</text:p>
          </table:table-cell>
          <table:table-cell office:value-type="float" office:value="46353.6" calcext:value-type="float">
            <text:p>46353.6</text:p>
          </table:table-cell>
          <table:table-cell office:value-type="float" office:value="20597" calcext:value-type="float">
            <text:p>20597</text:p>
          </table:table-cell>
          <table:table-cell office:value-type="float" office:value="11489.2" calcext:value-type="float">
            <text:p>11489.2</text:p>
          </table:table-cell>
          <table:table-cell office:value-type="float" office:value="7395.57" calcext:value-type="float">
            <text:p>7395.57</text:p>
          </table:table-cell>
          <table:table-cell office:value-type="float" office:value="5177.3" calcext:value-type="float">
            <text:p>5177.3</text:p>
          </table:table-cell>
          <table:table-cell office:value-type="float" office:value="3862.57" calcext:value-type="float">
            <text:p>3862.5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48410" calcext:value-type="float">
            <text:p>2.05E+06</text:p>
          </table:table-cell>
          <table:table-cell office:value-type="float" office:value="921928" calcext:value-type="float">
            <text:p>921928</text:p>
          </table:table-cell>
          <table:table-cell office:value-type="float" office:value="378544" calcext:value-type="float">
            <text:p>378544</text:p>
          </table:table-cell>
          <table:table-cell office:value-type="float" office:value="127405" calcext:value-type="float">
            <text:p>127405</text:p>
          </table:table-cell>
          <table:table-cell office:value-type="float" office:value="45620.1" calcext:value-type="float">
            <text:p>45620.1</text:p>
          </table:table-cell>
          <table:table-cell office:value-type="float" office:value="20780.2" calcext:value-type="float">
            <text:p>20780.2</text:p>
          </table:table-cell>
          <table:table-cell office:value-type="float" office:value="11668.9" calcext:value-type="float">
            <text:p>11668.9</text:p>
          </table:table-cell>
          <table:table-cell office:value-type="float" office:value="7499.35" calcext:value-type="float">
            <text:p>7499.35</text:p>
          </table:table-cell>
          <table:table-cell office:value-type="float" office:value="5230.27" calcext:value-type="float">
            <text:p>5230.27</text:p>
          </table:table-cell>
          <table:table-cell office:value-type="float" office:value="3872.72" calcext:value-type="float">
            <text:p>3872.7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51960" calcext:value-type="float">
            <text:p>2.05E+06</text:p>
          </table:table-cell>
          <table:table-cell office:value-type="float" office:value="941587" calcext:value-type="float">
            <text:p>941587</text:p>
          </table:table-cell>
          <table:table-cell office:value-type="float" office:value="385946" calcext:value-type="float">
            <text:p>385946</text:p>
          </table:table-cell>
          <table:table-cell office:value-type="float" office:value="129143" calcext:value-type="float">
            <text:p>129143</text:p>
          </table:table-cell>
          <table:table-cell office:value-type="float" office:value="45962.5" calcext:value-type="float">
            <text:p>45962.5</text:p>
          </table:table-cell>
          <table:table-cell office:value-type="float" office:value="20921.7" calcext:value-type="float">
            <text:p>20921.7</text:p>
          </table:table-cell>
          <table:table-cell office:value-type="float" office:value="11591.6" calcext:value-type="float">
            <text:p>11591.6</text:p>
          </table:table-cell>
          <table:table-cell office:value-type="float" office:value="7302.27" calcext:value-type="float">
            <text:p>7302.27</text:p>
          </table:table-cell>
          <table:table-cell office:value-type="float" office:value="5032.58" calcext:value-type="float">
            <text:p>5032.58</text:p>
          </table:table-cell>
          <table:table-cell office:value-type="float" office:value="3695.99" calcext:value-type="float">
            <text:p>3695.9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27960" calcext:value-type="float">
            <text:p>2.13E+06</text:p>
          </table:table-cell>
          <table:table-cell office:value-type="float" office:value="967197" calcext:value-type="float">
            <text:p>967197</text:p>
          </table:table-cell>
          <table:table-cell office:value-type="float" office:value="399189" calcext:value-type="float">
            <text:p>399189</text:p>
          </table:table-cell>
          <table:table-cell office:value-type="float" office:value="135031" calcext:value-type="float">
            <text:p>135031</text:p>
          </table:table-cell>
          <table:table-cell office:value-type="float" office:value="47544" calcext:value-type="float">
            <text:p>47544</text:p>
          </table:table-cell>
          <table:table-cell office:value-type="float" office:value="21594" calcext:value-type="float">
            <text:p>21594</text:p>
          </table:table-cell>
          <table:table-cell office:value-type="float" office:value="12367.6" calcext:value-type="float">
            <text:p>12367.6</text:p>
          </table:table-cell>
          <table:table-cell office:value-type="float" office:value="8086.04" calcext:value-type="float">
            <text:p>8086.04</text:p>
          </table:table-cell>
          <table:table-cell office:value-type="float" office:value="5783.54" calcext:value-type="float">
            <text:p>5783.54</text:p>
          </table:table-cell>
          <table:table-cell office:value-type="float" office:value="4367.5" calcext:value-type="float">
            <text:p>4367.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11660" calcext:value-type="float">
            <text:p>2.01E+06</text:p>
          </table:table-cell>
          <table:table-cell office:value-type="float" office:value="924353" calcext:value-type="float">
            <text:p>924353</text:p>
          </table:table-cell>
          <table:table-cell office:value-type="float" office:value="382112" calcext:value-type="float">
            <text:p>382112</text:p>
          </table:table-cell>
          <table:table-cell office:value-type="float" office:value="129233" calcext:value-type="float">
            <text:p>129233</text:p>
          </table:table-cell>
          <table:table-cell office:value-type="float" office:value="46365.6" calcext:value-type="float">
            <text:p>46365.6</text:p>
          </table:table-cell>
          <table:table-cell office:value-type="float" office:value="21129.6" calcext:value-type="float">
            <text:p>21129.6</text:p>
          </table:table-cell>
          <table:table-cell office:value-type="float" office:value="11731.3" calcext:value-type="float">
            <text:p>11731.3</text:p>
          </table:table-cell>
          <table:table-cell office:value-type="float" office:value="7448.95" calcext:value-type="float">
            <text:p>7448.95</text:p>
          </table:table-cell>
          <table:table-cell office:value-type="float" office:value="5156.24" calcext:value-type="float">
            <text:p>5156.24</text:p>
          </table:table-cell>
          <table:table-cell office:value-type="float" office:value="3771.83" calcext:value-type="float">
            <text:p>3771.8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98450" calcext:value-type="float">
            <text:p>2.00E+06</text:p>
          </table:table-cell>
          <table:table-cell office:value-type="float" office:value="910057" calcext:value-type="float">
            <text:p>910057</text:p>
          </table:table-cell>
          <table:table-cell office:value-type="float" office:value="374718" calcext:value-type="float">
            <text:p>374718</text:p>
          </table:table-cell>
          <table:table-cell office:value-type="float" office:value="127170" calcext:value-type="float">
            <text:p>127170</text:p>
          </table:table-cell>
          <table:table-cell office:value-type="float" office:value="46265.8" calcext:value-type="float">
            <text:p>46265.8</text:p>
          </table:table-cell>
          <table:table-cell office:value-type="float" office:value="21870.6" calcext:value-type="float">
            <text:p>21870.6</text:p>
          </table:table-cell>
          <table:table-cell office:value-type="float" office:value="12813.2" calcext:value-type="float">
            <text:p>12813.2</text:p>
          </table:table-cell>
          <table:table-cell office:value-type="float" office:value="8480.9" calcext:value-type="float">
            <text:p>8480.9</text:p>
          </table:table-cell>
          <table:table-cell office:value-type="float" office:value="6052.29" calcext:value-type="float">
            <text:p>6052.29</text:p>
          </table:table-cell>
          <table:table-cell office:value-type="float" office:value="4565.78" calcext:value-type="float">
            <text:p>4565.7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862240" calcext:value-type="float">
            <text:p>1.86E+06</text:p>
          </table:table-cell>
          <table:table-cell office:value-type="float" office:value="858813" calcext:value-type="float">
            <text:p>858813</text:p>
          </table:table-cell>
          <table:table-cell office:value-type="float" office:value="356996" calcext:value-type="float">
            <text:p>356996</text:p>
          </table:table-cell>
          <table:table-cell office:value-type="float" office:value="120692" calcext:value-type="float">
            <text:p>120692</text:p>
          </table:table-cell>
          <table:table-cell office:value-type="float" office:value="42360.1" calcext:value-type="float">
            <text:p>42360.1</text:p>
          </table:table-cell>
          <table:table-cell office:value-type="float" office:value="18889.6" calcext:value-type="float">
            <text:p>18889.6</text:p>
          </table:table-cell>
          <table:table-cell office:value-type="float" office:value="10533.6" calcext:value-type="float">
            <text:p>10533.6</text:p>
          </table:table-cell>
          <table:table-cell office:value-type="float" office:value="6755.67" calcext:value-type="float">
            <text:p>6755.67</text:p>
          </table:table-cell>
          <table:table-cell office:value-type="float" office:value="4731.59" calcext:value-type="float">
            <text:p>4731.59</text:p>
          </table:table-cell>
          <table:table-cell office:value-type="float" office:value="3506.97" calcext:value-type="float">
            <text:p>3506.9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849800" calcext:value-type="float">
            <text:p>1.85E+06</text:p>
          </table:table-cell>
          <table:table-cell office:value-type="float" office:value="846697" calcext:value-type="float">
            <text:p>846697</text:p>
          </table:table-cell>
          <table:table-cell office:value-type="float" office:value="341557" calcext:value-type="float">
            <text:p>341557</text:p>
          </table:table-cell>
          <table:table-cell office:value-type="float" office:value="111119" calcext:value-type="float">
            <text:p>111119</text:p>
          </table:table-cell>
          <table:table-cell office:value-type="float" office:value="39510.8" calcext:value-type="float">
            <text:p>39510.8</text:p>
          </table:table-cell>
          <table:table-cell office:value-type="float" office:value="18273.4" calcext:value-type="float">
            <text:p>18273.4</text:p>
          </table:table-cell>
          <table:table-cell office:value-type="float" office:value="10401" calcext:value-type="float">
            <text:p>10401</text:p>
          </table:table-cell>
          <table:table-cell office:value-type="float" office:value="6810.88" calcext:value-type="float">
            <text:p>6810.88</text:p>
          </table:table-cell>
          <table:table-cell office:value-type="float" office:value="4880.37" calcext:value-type="float">
            <text:p>4880.37</text:p>
          </table:table-cell>
          <table:table-cell office:value-type="float" office:value="3706.13" calcext:value-type="float">
            <text:p>3706.1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32640" calcext:value-type="float">
            <text:p>1.83E+06</text:p>
          </table:table-cell>
          <table:table-cell office:value-type="float" office:value="829770" calcext:value-type="float">
            <text:p>829770</text:p>
          </table:table-cell>
          <table:table-cell office:value-type="float" office:value="330919" calcext:value-type="float">
            <text:p>330919</text:p>
          </table:table-cell>
          <table:table-cell office:value-type="float" office:value="106115" calcext:value-type="float">
            <text:p>106115</text:p>
          </table:table-cell>
          <table:table-cell office:value-type="float" office:value="37895.3" calcext:value-type="float">
            <text:p>37895.3</text:p>
          </table:table-cell>
          <table:table-cell office:value-type="float" office:value="17607.1" calcext:value-type="float">
            <text:p>17607.1</text:p>
          </table:table-cell>
          <table:table-cell office:value-type="float" office:value="10001.1" calcext:value-type="float">
            <text:p>10001.1</text:p>
          </table:table-cell>
          <table:table-cell office:value-type="float" office:value="6444.87" calcext:value-type="float">
            <text:p>6444.87</text:p>
          </table:table-cell>
          <table:table-cell office:value-type="float" office:value="4527.5" calcext:value-type="float">
            <text:p>4527.5</text:p>
          </table:table-cell>
          <table:table-cell office:value-type="float" office:value="3358.34" calcext:value-type="float">
            <text:p>3358.3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71500" calcext:value-type="float">
            <text:p>1.97E+06</text:p>
          </table:table-cell>
          <table:table-cell office:value-type="float" office:value="906986" calcext:value-type="float">
            <text:p>906986</text:p>
          </table:table-cell>
          <table:table-cell office:value-type="float" office:value="360156" calcext:value-type="float">
            <text:p>360156</text:p>
          </table:table-cell>
          <table:table-cell office:value-type="float" office:value="118875" calcext:value-type="float">
            <text:p>118875</text:p>
          </table:table-cell>
          <table:table-cell office:value-type="float" office:value="43164.7" calcext:value-type="float">
            <text:p>43164.7</text:p>
          </table:table-cell>
          <table:table-cell office:value-type="float" office:value="20133.6" calcext:value-type="float">
            <text:p>20133.6</text:p>
          </table:table-cell>
          <table:table-cell office:value-type="float" office:value="11476.1" calcext:value-type="float">
            <text:p>11476.1</text:p>
          </table:table-cell>
          <table:table-cell office:value-type="float" office:value="7423.27" calcext:value-type="float">
            <text:p>7423.27</text:p>
          </table:table-cell>
          <table:table-cell office:value-type="float" office:value="5180.25" calcext:value-type="float">
            <text:p>5180.25</text:p>
          </table:table-cell>
          <table:table-cell office:value-type="float" office:value="3812.19" calcext:value-type="float">
            <text:p>3812.1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42170" calcext:value-type="float">
            <text:p>2.04E+06</text:p>
          </table:table-cell>
          <table:table-cell office:value-type="float" office:value="901753" calcext:value-type="float">
            <text:p>901753</text:p>
          </table:table-cell>
          <table:table-cell office:value-type="float" office:value="343323" calcext:value-type="float">
            <text:p>343323</text:p>
          </table:table-cell>
          <table:table-cell office:value-type="float" office:value="109578" calcext:value-type="float">
            <text:p>109578</text:p>
          </table:table-cell>
          <table:table-cell office:value-type="float" office:value="39005.7" calcext:value-type="float">
            <text:p>39005.7</text:p>
          </table:table-cell>
          <table:table-cell office:value-type="float" office:value="18101.8" calcext:value-type="float">
            <text:p>18101.8</text:p>
          </table:table-cell>
          <table:table-cell office:value-type="float" office:value="10307.2" calcext:value-type="float">
            <text:p>10307.2</text:p>
          </table:table-cell>
          <table:table-cell office:value-type="float" office:value="6679.62" calcext:value-type="float">
            <text:p>6679.62</text:p>
          </table:table-cell>
          <table:table-cell office:value-type="float" office:value="4726.86" calcext:value-type="float">
            <text:p>4726.86</text:p>
          </table:table-cell>
          <table:table-cell office:value-type="float" office:value="3544.56" calcext:value-type="float">
            <text:p>3544.5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06650" calcext:value-type="float">
            <text:p>2.01E+06</text:p>
          </table:table-cell>
          <table:table-cell office:value-type="float" office:value="874743" calcext:value-type="float">
            <text:p>874743</text:p>
          </table:table-cell>
          <table:table-cell office:value-type="float" office:value="335034" calcext:value-type="float">
            <text:p>335034</text:p>
          </table:table-cell>
          <table:table-cell office:value-type="float" office:value="104989" calcext:value-type="float">
            <text:p>104989</text:p>
          </table:table-cell>
          <table:table-cell office:value-type="float" office:value="36052.4" calcext:value-type="float">
            <text:p>36052.4</text:p>
          </table:table-cell>
          <table:table-cell office:value-type="float" office:value="16041.6" calcext:value-type="float">
            <text:p>16041.6</text:p>
          </table:table-cell>
          <table:table-cell office:value-type="float" office:value="8881.73" calcext:value-type="float">
            <text:p>8881.73</text:p>
          </table:table-cell>
          <table:table-cell office:value-type="float" office:value="5649.64" calcext:value-type="float">
            <text:p>5649.64</text:p>
          </table:table-cell>
          <table:table-cell office:value-type="float" office:value="4009.33" calcext:value-type="float">
            <text:p>4009.33</text:p>
          </table:table-cell>
          <table:table-cell office:value-type="float" office:value="3037.61" calcext:value-type="float">
            <text:p>3037.6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20850" calcext:value-type="float">
            <text:p>1.92E+06</text:p>
          </table:table-cell>
          <table:table-cell office:value-type="float" office:value="865811" calcext:value-type="float">
            <text:p>865811</text:p>
          </table:table-cell>
          <table:table-cell office:value-type="float" office:value="344061" calcext:value-type="float">
            <text:p>344061</text:p>
          </table:table-cell>
          <table:table-cell office:value-type="float" office:value="111846" calcext:value-type="float">
            <text:p>111846</text:p>
          </table:table-cell>
          <table:table-cell office:value-type="float" office:value="38788.4" calcext:value-type="float">
            <text:p>38788.4</text:p>
          </table:table-cell>
          <table:table-cell office:value-type="float" office:value="17450.8" calcext:value-type="float">
            <text:p>17450.8</text:p>
          </table:table-cell>
          <table:table-cell office:value-type="float" office:value="9721.61" calcext:value-type="float">
            <text:p>9721.61</text:p>
          </table:table-cell>
          <table:table-cell office:value-type="float" office:value="6185.63" calcext:value-type="float">
            <text:p>6185.63</text:p>
          </table:table-cell>
          <table:table-cell office:value-type="float" office:value="4291.67" calcext:value-type="float">
            <text:p>4291.67</text:p>
          </table:table-cell>
          <table:table-cell office:value-type="float" office:value="3164.76" calcext:value-type="float">
            <text:p>3164.7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52410" calcext:value-type="float">
            <text:p>1.75E+06</text:p>
          </table:table-cell>
          <table:table-cell office:value-type="float" office:value="791848" calcext:value-type="float">
            <text:p>791848</text:p>
          </table:table-cell>
          <table:table-cell office:value-type="float" office:value="316428" calcext:value-type="float">
            <text:p>316428</text:p>
          </table:table-cell>
          <table:table-cell office:value-type="float" office:value="106159" calcext:value-type="float">
            <text:p>106159</text:p>
          </table:table-cell>
          <table:table-cell office:value-type="float" office:value="38558.2" calcext:value-type="float">
            <text:p>38558.2</text:p>
          </table:table-cell>
          <table:table-cell office:value-type="float" office:value="17821.1" calcext:value-type="float">
            <text:p>17821.1</text:p>
          </table:table-cell>
          <table:table-cell office:value-type="float" office:value="10054.4" calcext:value-type="float">
            <text:p>10054.4</text:p>
          </table:table-cell>
          <table:table-cell office:value-type="float" office:value="6529.94" calcext:value-type="float">
            <text:p>6529.94</text:p>
          </table:table-cell>
          <table:table-cell office:value-type="float" office:value="4644.16" calcext:value-type="float">
            <text:p>4644.16</text:p>
          </table:table-cell>
          <table:table-cell office:value-type="float" office:value="3516.62" calcext:value-type="float">
            <text:p>3516.6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31400" calcext:value-type="float">
            <text:p>1.83E+06</text:p>
          </table:table-cell>
          <table:table-cell office:value-type="float" office:value="836703" calcext:value-type="float">
            <text:p>836703</text:p>
          </table:table-cell>
          <table:table-cell office:value-type="float" office:value="337599" calcext:value-type="float">
            <text:p>337599</text:p>
          </table:table-cell>
          <table:table-cell office:value-type="float" office:value="114428" calcext:value-type="float">
            <text:p>114428</text:p>
          </table:table-cell>
          <table:table-cell office:value-type="float" office:value="40383" calcext:value-type="float">
            <text:p>40383</text:p>
          </table:table-cell>
          <table:table-cell office:value-type="float" office:value="18484.5" calcext:value-type="float">
            <text:p>18484.5</text:p>
          </table:table-cell>
          <table:table-cell office:value-type="float" office:value="10481" calcext:value-type="float">
            <text:p>10481</text:p>
          </table:table-cell>
          <table:table-cell office:value-type="float" office:value="6780.88" calcext:value-type="float">
            <text:p>6780.88</text:p>
          </table:table-cell>
          <table:table-cell office:value-type="float" office:value="4809.73" calcext:value-type="float">
            <text:p>4809.73</text:p>
          </table:table-cell>
          <table:table-cell office:value-type="float" office:value="3585.9" calcext:value-type="float">
            <text:p>3585.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864560" calcext:value-type="float">
            <text:p>1.86E+06</text:p>
          </table:table-cell>
          <table:table-cell office:value-type="float" office:value="839347" calcext:value-type="float">
            <text:p>839347</text:p>
          </table:table-cell>
          <table:table-cell office:value-type="float" office:value="328217" calcext:value-type="float">
            <text:p>328217</text:p>
          </table:table-cell>
          <table:table-cell office:value-type="float" office:value="104618" calcext:value-type="float">
            <text:p>104618</text:p>
          </table:table-cell>
          <table:table-cell office:value-type="float" office:value="36521.9" calcext:value-type="float">
            <text:p>36521.9</text:p>
          </table:table-cell>
          <table:table-cell office:value-type="float" office:value="16458.1" calcext:value-type="float">
            <text:p>16458.1</text:p>
          </table:table-cell>
          <table:table-cell office:value-type="float" office:value="9091.99" calcext:value-type="float">
            <text:p>9091.99</text:p>
          </table:table-cell>
          <table:table-cell office:value-type="float" office:value="5704.94" calcext:value-type="float">
            <text:p>5704.94</text:p>
          </table:table-cell>
          <table:table-cell office:value-type="float" office:value="3874.37" calcext:value-type="float">
            <text:p>3874.37</text:p>
          </table:table-cell>
          <table:table-cell office:value-type="float" office:value="2800.41" calcext:value-type="float">
            <text:p>2800.4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781740" calcext:value-type="float">
            <text:p>1.78E+06</text:p>
          </table:table-cell>
          <table:table-cell office:value-type="float" office:value="801347" calcext:value-type="float">
            <text:p>801347</text:p>
          </table:table-cell>
          <table:table-cell office:value-type="float" office:value="308755" calcext:value-type="float">
            <text:p>308755</text:p>
          </table:table-cell>
          <table:table-cell office:value-type="float" office:value="101782" calcext:value-type="float">
            <text:p>101782</text:p>
          </table:table-cell>
          <table:table-cell office:value-type="float" office:value="39088.1" calcext:value-type="float">
            <text:p>39088.1</text:p>
          </table:table-cell>
          <table:table-cell office:value-type="float" office:value="19028.1" calcext:value-type="float">
            <text:p>19028.1</text:p>
          </table:table-cell>
          <table:table-cell office:value-type="float" office:value="11175.6" calcext:value-type="float">
            <text:p>11175.6</text:p>
          </table:table-cell>
          <table:table-cell office:value-type="float" office:value="7339.13" calcext:value-type="float">
            <text:p>7339.13</text:p>
          </table:table-cell>
          <table:table-cell office:value-type="float" office:value="5163.62" calcext:value-type="float">
            <text:p>5163.62</text:p>
          </table:table-cell>
          <table:table-cell office:value-type="float" office:value="3825.99" calcext:value-type="float">
            <text:p>3825.9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859660" calcext:value-type="float">
            <text:p>1.86E+06</text:p>
          </table:table-cell>
          <table:table-cell office:value-type="float" office:value="854393" calcext:value-type="float">
            <text:p>854393</text:p>
          </table:table-cell>
          <table:table-cell office:value-type="float" office:value="348678" calcext:value-type="float">
            <text:p>348678</text:p>
          </table:table-cell>
          <table:table-cell office:value-type="float" office:value="121661" calcext:value-type="float">
            <text:p>121661</text:p>
          </table:table-cell>
          <table:table-cell office:value-type="float" office:value="46239.7" calcext:value-type="float">
            <text:p>46239.7</text:p>
          </table:table-cell>
          <table:table-cell office:value-type="float" office:value="22301.9" calcext:value-type="float">
            <text:p>22301.9</text:p>
          </table:table-cell>
          <table:table-cell office:value-type="float" office:value="12970.2" calcext:value-type="float">
            <text:p>12970.2</text:p>
          </table:table-cell>
          <table:table-cell office:value-type="float" office:value="8521.01" calcext:value-type="float">
            <text:p>8521.01</text:p>
          </table:table-cell>
          <table:table-cell office:value-type="float" office:value="6060.05" calcext:value-type="float">
            <text:p>6060.05</text:p>
          </table:table-cell>
          <table:table-cell office:value-type="float" office:value="4523.1" calcext:value-type="float">
            <text:p>4523.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003820" calcext:value-type="float">
            <text:p>2.00E+06</text:p>
          </table:table-cell>
          <table:table-cell office:value-type="float" office:value="884875" calcext:value-type="float">
            <text:p>884875</text:p>
          </table:table-cell>
          <table:table-cell office:value-type="float" office:value="333534" calcext:value-type="float">
            <text:p>333534</text:p>
          </table:table-cell>
          <table:table-cell office:value-type="float" office:value="106429" calcext:value-type="float">
            <text:p>106429</text:p>
          </table:table-cell>
          <table:table-cell office:value-type="float" office:value="39343.5" calcext:value-type="float">
            <text:p>39343.5</text:p>
          </table:table-cell>
          <table:table-cell office:value-type="float" office:value="18632.3" calcext:value-type="float">
            <text:p>18632.3</text:p>
          </table:table-cell>
          <table:table-cell office:value-type="float" office:value="10629.8" calcext:value-type="float">
            <text:p>10629.8</text:p>
          </table:table-cell>
          <table:table-cell office:value-type="float" office:value="6811.52" calcext:value-type="float">
            <text:p>6811.52</text:p>
          </table:table-cell>
          <table:table-cell office:value-type="float" office:value="4738.24" calcext:value-type="float">
            <text:p>4738.24</text:p>
          </table:table-cell>
          <table:table-cell office:value-type="float" office:value="3505.14" calcext:value-type="float">
            <text:p>3505.1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049630" calcext:value-type="float">
            <text:p>2.05E+06</text:p>
          </table:table-cell>
          <table:table-cell office:value-type="float" office:value="918845" calcext:value-type="float">
            <text:p>918845</text:p>
          </table:table-cell>
          <table:table-cell office:value-type="float" office:value="354399" calcext:value-type="float">
            <text:p>354399</text:p>
          </table:table-cell>
          <table:table-cell office:value-type="float" office:value="111227" calcext:value-type="float">
            <text:p>111227</text:p>
          </table:table-cell>
          <table:table-cell office:value-type="float" office:value="37696.7" calcext:value-type="float">
            <text:p>37696.7</text:p>
          </table:table-cell>
          <table:table-cell office:value-type="float" office:value="16934.1" calcext:value-type="float">
            <text:p>16934.1</text:p>
          </table:table-cell>
          <table:table-cell office:value-type="float" office:value="9503.22" calcext:value-type="float">
            <text:p>9503.22</text:p>
          </table:table-cell>
          <table:table-cell office:value-type="float" office:value="6080.8" calcext:value-type="float">
            <text:p>6080.8</text:p>
          </table:table-cell>
          <table:table-cell office:value-type="float" office:value="4238.88" calcext:value-type="float">
            <text:p>4238.88</text:p>
          </table:table-cell>
          <table:table-cell office:value-type="float" office:value="3136.58" calcext:value-type="float">
            <text:p>3136.5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60870" calcext:value-type="float">
            <text:p>1.76E+06</text:p>
          </table:table-cell>
          <table:table-cell office:value-type="float" office:value="820504" calcext:value-type="float">
            <text:p>820504</text:p>
          </table:table-cell>
          <table:table-cell office:value-type="float" office:value="340687" calcext:value-type="float">
            <text:p>340687</text:p>
          </table:table-cell>
          <table:table-cell office:value-type="float" office:value="121569" calcext:value-type="float">
            <text:p>121569</text:p>
          </table:table-cell>
          <table:table-cell office:value-type="float" office:value="46182.8" calcext:value-type="float">
            <text:p>46182.8</text:p>
          </table:table-cell>
          <table:table-cell office:value-type="float" office:value="21600.6" calcext:value-type="float">
            <text:p>21600.6</text:p>
          </table:table-cell>
          <table:table-cell office:value-type="float" office:value="12095.6" calcext:value-type="float">
            <text:p>12095.6</text:p>
          </table:table-cell>
          <table:table-cell office:value-type="float" office:value="7704.66" calcext:value-type="float">
            <text:p>7704.66</text:p>
          </table:table-cell>
          <table:table-cell office:value-type="float" office:value="5339.4" calcext:value-type="float">
            <text:p>5339.4</text:p>
          </table:table-cell>
          <table:table-cell office:value-type="float" office:value="3953.48" calcext:value-type="float">
            <text:p>3953.4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86500" calcext:value-type="float">
            <text:p>1.89E+06</text:p>
          </table:table-cell>
          <table:table-cell office:value-type="float" office:value="842525" calcext:value-type="float">
            <text:p>842525</text:p>
          </table:table-cell>
          <table:table-cell office:value-type="float" office:value="314298" calcext:value-type="float">
            <text:p>314298</text:p>
          </table:table-cell>
          <table:table-cell office:value-type="float" office:value="98427.4" calcext:value-type="float">
            <text:p>98427.4</text:p>
          </table:table-cell>
          <table:table-cell office:value-type="float" office:value="35520.9" calcext:value-type="float">
            <text:p>35520.9</text:p>
          </table:table-cell>
          <table:table-cell office:value-type="float" office:value="16466.9" calcext:value-type="float">
            <text:p>16466.9</text:p>
          </table:table-cell>
          <table:table-cell office:value-type="float" office:value="9381.76" calcext:value-type="float">
            <text:p>9381.76</text:p>
          </table:table-cell>
          <table:table-cell office:value-type="float" office:value="6039.35" calcext:value-type="float">
            <text:p>6039.35</text:p>
          </table:table-cell>
          <table:table-cell office:value-type="float" office:value="4194.72" calcext:value-type="float">
            <text:p>4194.72</text:p>
          </table:table-cell>
          <table:table-cell office:value-type="float" office:value="3075.53" calcext:value-type="float">
            <text:p>3075.5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78410" calcext:value-type="float">
            <text:p>1.78E+06</text:p>
          </table:table-cell>
          <table:table-cell office:value-type="float" office:value="816295" calcext:value-type="float">
            <text:p>816295</text:p>
          </table:table-cell>
          <table:table-cell office:value-type="float" office:value="324199" calcext:value-type="float">
            <text:p>324199</text:p>
          </table:table-cell>
          <table:table-cell office:value-type="float" office:value="108166" calcext:value-type="float">
            <text:p>108166</text:p>
          </table:table-cell>
          <table:table-cell office:value-type="float" office:value="40068.8" calcext:value-type="float">
            <text:p>40068.8</text:p>
          </table:table-cell>
          <table:table-cell office:value-type="float" office:value="19213.5" calcext:value-type="float">
            <text:p>19213.5</text:p>
          </table:table-cell>
          <table:table-cell office:value-type="float" office:value="11154.2" calcext:value-type="float">
            <text:p>11154.2</text:p>
          </table:table-cell>
          <table:table-cell office:value-type="float" office:value="7313.97" calcext:value-type="float">
            <text:p>7313.97</text:p>
          </table:table-cell>
          <table:table-cell office:value-type="float" office:value="5200.92" calcext:value-type="float">
            <text:p>5200.92</text:p>
          </table:table-cell>
          <table:table-cell office:value-type="float" office:value="3897.14" calcext:value-type="float">
            <text:p>3897.1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53210" calcext:value-type="float">
            <text:p>1.75E+06</text:p>
          </table:table-cell>
          <table:table-cell office:value-type="float" office:value="778310" calcext:value-type="float">
            <text:p>778310</text:p>
          </table:table-cell>
          <table:table-cell office:value-type="float" office:value="297995" calcext:value-type="float">
            <text:p>297995</text:p>
          </table:table-cell>
          <table:table-cell office:value-type="float" office:value="98341.3" calcext:value-type="float">
            <text:p>98341.3</text:p>
          </table:table-cell>
          <table:table-cell office:value-type="float" office:value="37939.3" calcext:value-type="float">
            <text:p>37939.3</text:p>
          </table:table-cell>
          <table:table-cell office:value-type="float" office:value="18311.5" calcext:value-type="float">
            <text:p>18311.5</text:p>
          </table:table-cell>
          <table:table-cell office:value-type="float" office:value="10513.7" calcext:value-type="float">
            <text:p>10513.7</text:p>
          </table:table-cell>
          <table:table-cell office:value-type="float" office:value="6782.66" calcext:value-type="float">
            <text:p>6782.66</text:p>
          </table:table-cell>
          <table:table-cell office:value-type="float" office:value="4766.98" calcext:value-type="float">
            <text:p>4766.98</text:p>
          </table:table-cell>
          <table:table-cell office:value-type="float" office:value="3549.43" calcext:value-type="float">
            <text:p>3549.4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57450" calcext:value-type="float">
            <text:p>1.96E+06</text:p>
          </table:table-cell>
          <table:table-cell office:value-type="float" office:value="879333" calcext:value-type="float">
            <text:p>879333</text:p>
          </table:table-cell>
          <table:table-cell office:value-type="float" office:value="326722" calcext:value-type="float">
            <text:p>326722</text:p>
          </table:table-cell>
          <table:table-cell office:value-type="float" office:value="102915" calcext:value-type="float">
            <text:p>102915</text:p>
          </table:table-cell>
          <table:table-cell office:value-type="float" office:value="37254.9" calcext:value-type="float">
            <text:p>37254.9</text:p>
          </table:table-cell>
          <table:table-cell office:value-type="float" office:value="17775.6" calcext:value-type="float">
            <text:p>17775.6</text:p>
          </table:table-cell>
          <table:table-cell office:value-type="float" office:value="10441.4" calcext:value-type="float">
            <text:p>10441.4</text:p>
          </table:table-cell>
          <table:table-cell office:value-type="float" office:value="6956.63" calcext:value-type="float">
            <text:p>6956.63</text:p>
          </table:table-cell>
          <table:table-cell office:value-type="float" office:value="4997.46" calcext:value-type="float">
            <text:p>4997.46</text:p>
          </table:table-cell>
          <table:table-cell office:value-type="float" office:value="3758.62" calcext:value-type="float">
            <text:p>3758.6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09350" calcext:value-type="float">
            <text:p>1.71E+06</text:p>
          </table:table-cell>
          <table:table-cell office:value-type="float" office:value="763085" calcext:value-type="float">
            <text:p>763085</text:p>
          </table:table-cell>
          <table:table-cell office:value-type="float" office:value="297487" calcext:value-type="float">
            <text:p>297487</text:p>
          </table:table-cell>
          <table:table-cell office:value-type="float" office:value="101015" calcext:value-type="float">
            <text:p>101015</text:p>
          </table:table-cell>
          <table:table-cell office:value-type="float" office:value="38663.8" calcext:value-type="float">
            <text:p>38663.8</text:p>
          </table:table-cell>
          <table:table-cell office:value-type="float" office:value="18599.1" calcext:value-type="float">
            <text:p>18599.1</text:p>
          </table:table-cell>
          <table:table-cell office:value-type="float" office:value="10761.8" calcext:value-type="float">
            <text:p>10761.8</text:p>
          </table:table-cell>
          <table:table-cell office:value-type="float" office:value="7011.29" calcext:value-type="float">
            <text:p>7011.29</text:p>
          </table:table-cell>
          <table:table-cell office:value-type="float" office:value="4928.87" calcext:value-type="float">
            <text:p>4928.87</text:p>
          </table:table-cell>
          <table:table-cell office:value-type="float" office:value="3660.09" calcext:value-type="float">
            <text:p>3660.0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809350" calcext:value-type="float">
            <text:p>1.81E+06</text:p>
          </table:table-cell>
          <table:table-cell office:value-type="float" office:value="827595" calcext:value-type="float">
            <text:p>827595</text:p>
          </table:table-cell>
          <table:table-cell office:value-type="float" office:value="320821" calcext:value-type="float">
            <text:p>320821</text:p>
          </table:table-cell>
          <table:table-cell office:value-type="float" office:value="102582" calcext:value-type="float">
            <text:p>102582</text:p>
          </table:table-cell>
          <table:table-cell office:value-type="float" office:value="37069.6" calcext:value-type="float">
            <text:p>37069.6</text:p>
          </table:table-cell>
          <table:table-cell office:value-type="float" office:value="17354.2" calcext:value-type="float">
            <text:p>17354.2</text:p>
          </table:table-cell>
          <table:table-cell office:value-type="float" office:value="9938.33" calcext:value-type="float">
            <text:p>9938.33</text:p>
          </table:table-cell>
          <table:table-cell office:value-type="float" office:value="6519.79" calcext:value-type="float">
            <text:p>6519.79</text:p>
          </table:table-cell>
          <table:table-cell office:value-type="float" office:value="4663.12" calcext:value-type="float">
            <text:p>4663.12</text:p>
          </table:table-cell>
          <table:table-cell office:value-type="float" office:value="3519.08" calcext:value-type="float">
            <text:p>3519.0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717830" calcext:value-type="float">
            <text:p>1.72E+06</text:p>
          </table:table-cell>
          <table:table-cell office:value-type="float" office:value="790552" calcext:value-type="float">
            <text:p>790552</text:p>
          </table:table-cell>
          <table:table-cell office:value-type="float" office:value="310968" calcext:value-type="float">
            <text:p>310968</text:p>
          </table:table-cell>
          <table:table-cell office:value-type="float" office:value="100694" calcext:value-type="float">
            <text:p>100694</text:p>
          </table:table-cell>
          <table:table-cell office:value-type="float" office:value="35050.1" calcext:value-type="float">
            <text:p>35050.1</text:p>
          </table:table-cell>
          <table:table-cell office:value-type="float" office:value="16009.1" calcext:value-type="float">
            <text:p>16009.1</text:p>
          </table:table-cell>
          <table:table-cell office:value-type="float" office:value="8966.74" calcext:value-type="float">
            <text:p>8966.74</text:p>
          </table:table-cell>
          <table:table-cell office:value-type="float" office:value="5663.51" calcext:value-type="float">
            <text:p>5663.51</text:p>
          </table:table-cell>
          <table:table-cell office:value-type="float" office:value="3870.87" calcext:value-type="float">
            <text:p>3870.87</text:p>
          </table:table-cell>
          <table:table-cell office:value-type="float" office:value="2819.05" calcext:value-type="float">
            <text:p>2819.0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856450" calcext:value-type="float">
            <text:p>1.86E+06</text:p>
          </table:table-cell>
          <table:table-cell office:value-type="float" office:value="839618" calcext:value-type="float">
            <text:p>839618</text:p>
          </table:table-cell>
          <table:table-cell office:value-type="float" office:value="325517" calcext:value-type="float">
            <text:p>325517</text:p>
          </table:table-cell>
          <table:table-cell office:value-type="float" office:value="107033" calcext:value-type="float">
            <text:p>107033</text:p>
          </table:table-cell>
          <table:table-cell office:value-type="float" office:value="39336.8" calcext:value-type="float">
            <text:p>39336.8</text:p>
          </table:table-cell>
          <table:table-cell office:value-type="float" office:value="18531.8" calcext:value-type="float">
            <text:p>18531.8</text:p>
          </table:table-cell>
          <table:table-cell office:value-type="float" office:value="10573.3" calcext:value-type="float">
            <text:p>10573.3</text:p>
          </table:table-cell>
          <table:table-cell office:value-type="float" office:value="6853.12" calcext:value-type="float">
            <text:p>6853.12</text:p>
          </table:table-cell>
          <table:table-cell office:value-type="float" office:value="4839.54" calcext:value-type="float">
            <text:p>4839.54</text:p>
          </table:table-cell>
          <table:table-cell office:value-type="float" office:value="3609.48" calcext:value-type="float">
            <text:p>3609.4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62330" calcext:value-type="float">
            <text:p>1.76E+06</text:p>
          </table:table-cell>
          <table:table-cell office:value-type="float" office:value="793259" calcext:value-type="float">
            <text:p>793259</text:p>
          </table:table-cell>
          <table:table-cell office:value-type="float" office:value="294293" calcext:value-type="float">
            <text:p>294293</text:p>
          </table:table-cell>
          <table:table-cell office:value-type="float" office:value="90141.3" calcext:value-type="float">
            <text:p>90141.3</text:p>
          </table:table-cell>
          <table:table-cell office:value-type="float" office:value="32539.3" calcext:value-type="float">
            <text:p>32539.3</text:p>
          </table:table-cell>
          <table:table-cell office:value-type="float" office:value="15783.5" calcext:value-type="float">
            <text:p>15783.5</text:p>
          </table:table-cell>
          <table:table-cell office:value-type="float" office:value="9389.91" calcext:value-type="float">
            <text:p>9389.91</text:p>
          </table:table-cell>
          <table:table-cell office:value-type="float" office:value="6275.81" calcext:value-type="float">
            <text:p>6275.81</text:p>
          </table:table-cell>
          <table:table-cell office:value-type="float" office:value="4551.22" calcext:value-type="float">
            <text:p>4551.22</text:p>
          </table:table-cell>
          <table:table-cell office:value-type="float" office:value="3483.42" calcext:value-type="float">
            <text:p>3483.4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54680" calcext:value-type="float">
            <text:p>1.85E+06</text:p>
          </table:table-cell>
          <table:table-cell office:value-type="float" office:value="824116" calcext:value-type="float">
            <text:p>824116</text:p>
          </table:table-cell>
          <table:table-cell office:value-type="float" office:value="307389" calcext:value-type="float">
            <text:p>307389</text:p>
          </table:table-cell>
          <table:table-cell office:value-type="float" office:value="97407.4" calcext:value-type="float">
            <text:p>97407.4</text:p>
          </table:table-cell>
          <table:table-cell office:value-type="float" office:value="34856" calcext:value-type="float">
            <text:p>34856</text:p>
          </table:table-cell>
          <table:table-cell office:value-type="float" office:value="16005.2" calcext:value-type="float">
            <text:p>16005.2</text:p>
          </table:table-cell>
          <table:table-cell office:value-type="float" office:value="8976.92" calcext:value-type="float">
            <text:p>8976.92</text:p>
          </table:table-cell>
          <table:table-cell office:value-type="float" office:value="5722.76" calcext:value-type="float">
            <text:p>5722.76</text:p>
          </table:table-cell>
          <table:table-cell office:value-type="float" office:value="4010.28" calcext:value-type="float">
            <text:p>4010.28</text:p>
          </table:table-cell>
          <table:table-cell office:value-type="float" office:value="2994.58" calcext:value-type="float">
            <text:p>2994.5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39580" calcext:value-type="float">
            <text:p>1.64E+06</text:p>
          </table:table-cell>
          <table:table-cell office:value-type="float" office:value="749014" calcext:value-type="float">
            <text:p>749014</text:p>
          </table:table-cell>
          <table:table-cell office:value-type="float" office:value="286678" calcext:value-type="float">
            <text:p>286678</text:p>
          </table:table-cell>
          <table:table-cell office:value-type="float" office:value="94113.5" calcext:value-type="float">
            <text:p>94113.5</text:p>
          </table:table-cell>
          <table:table-cell office:value-type="float" office:value="35504.5" calcext:value-type="float">
            <text:p>35504.5</text:p>
          </table:table-cell>
          <table:table-cell office:value-type="float" office:value="17653.1" calcext:value-type="float">
            <text:p>17653.1</text:p>
          </table:table-cell>
          <table:table-cell office:value-type="float" office:value="10526.2" calcext:value-type="float">
            <text:p>10526.2</text:p>
          </table:table-cell>
          <table:table-cell office:value-type="float" office:value="7031.52" calcext:value-type="float">
            <text:p>7031.52</text:p>
          </table:table-cell>
          <table:table-cell office:value-type="float" office:value="5044.44" calcext:value-type="float">
            <text:p>5044.44</text:p>
          </table:table-cell>
          <table:table-cell office:value-type="float" office:value="3855.44" calcext:value-type="float">
            <text:p>3855.4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96580" calcext:value-type="float">
            <text:p>1.70E+06</text:p>
          </table:table-cell>
          <table:table-cell office:value-type="float" office:value="769468" calcext:value-type="float">
            <text:p>769468</text:p>
          </table:table-cell>
          <table:table-cell office:value-type="float" office:value="291970" calcext:value-type="float">
            <text:p>291970</text:p>
          </table:table-cell>
          <table:table-cell office:value-type="float" office:value="93991.2" calcext:value-type="float">
            <text:p>93991.2</text:p>
          </table:table-cell>
          <table:table-cell office:value-type="float" office:value="35311.6" calcext:value-type="float">
            <text:p>35311.6</text:p>
          </table:table-cell>
          <table:table-cell office:value-type="float" office:value="17385.7" calcext:value-type="float">
            <text:p>17385.7</text:p>
          </table:table-cell>
          <table:table-cell office:value-type="float" office:value="10361.2" calcext:value-type="float">
            <text:p>10361.2</text:p>
          </table:table-cell>
          <table:table-cell office:value-type="float" office:value="6941.29" calcext:value-type="float">
            <text:p>6941.29</text:p>
          </table:table-cell>
          <table:table-cell office:value-type="float" office:value="5004.67" calcext:value-type="float">
            <text:p>5004.67</text:p>
          </table:table-cell>
          <table:table-cell office:value-type="float" office:value="3794.35" calcext:value-type="float">
            <text:p>3794.3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43920" calcext:value-type="float">
            <text:p>1.64E+06</text:p>
          </table:table-cell>
          <table:table-cell office:value-type="float" office:value="731015" calcext:value-type="float">
            <text:p>731015</text:p>
          </table:table-cell>
          <table:table-cell office:value-type="float" office:value="267201" calcext:value-type="float">
            <text:p>267201</text:p>
          </table:table-cell>
          <table:table-cell office:value-type="float" office:value="84398.4" calcext:value-type="float">
            <text:p>84398.4</text:p>
          </table:table-cell>
          <table:table-cell office:value-type="float" office:value="31636.9" calcext:value-type="float">
            <text:p>31636.9</text:p>
          </table:table-cell>
          <table:table-cell office:value-type="float" office:value="15141.9" calcext:value-type="float">
            <text:p>15141.9</text:p>
          </table:table-cell>
          <table:table-cell office:value-type="float" office:value="8605.26" calcext:value-type="float">
            <text:p>8605.26</text:p>
          </table:table-cell>
          <table:table-cell office:value-type="float" office:value="5544.84" calcext:value-type="float">
            <text:p>5544.84</text:p>
          </table:table-cell>
          <table:table-cell office:value-type="float" office:value="3921.37" calcext:value-type="float">
            <text:p>3921.37</text:p>
          </table:table-cell>
          <table:table-cell office:value-type="float" office:value="2954.56" calcext:value-type="float">
            <text:p>2954.5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27920" calcext:value-type="float">
            <text:p>1.63E+06</text:p>
          </table:table-cell>
          <table:table-cell office:value-type="float" office:value="742842" calcext:value-type="float">
            <text:p>742842</text:p>
          </table:table-cell>
          <table:table-cell office:value-type="float" office:value="284840" calcext:value-type="float">
            <text:p>284840</text:p>
          </table:table-cell>
          <table:table-cell office:value-type="float" office:value="94063.3" calcext:value-type="float">
            <text:p>94063.3</text:p>
          </table:table-cell>
          <table:table-cell office:value-type="float" office:value="36047.7" calcext:value-type="float">
            <text:p>36047.7</text:p>
          </table:table-cell>
          <table:table-cell office:value-type="float" office:value="17846.5" calcext:value-type="float">
            <text:p>17846.5</text:p>
          </table:table-cell>
          <table:table-cell office:value-type="float" office:value="10612.4" calcext:value-type="float">
            <text:p>10612.4</text:p>
          </table:table-cell>
          <table:table-cell office:value-type="float" office:value="7068.05" calcext:value-type="float">
            <text:p>7068.05</text:p>
          </table:table-cell>
          <table:table-cell office:value-type="float" office:value="5088.67" calcext:value-type="float">
            <text:p>5088.67</text:p>
          </table:table-cell>
          <table:table-cell office:value-type="float" office:value="3895.45" calcext:value-type="float">
            <text:p>3895.4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08210" calcext:value-type="float">
            <text:p>1.71E+06</text:p>
          </table:table-cell>
          <table:table-cell office:value-type="float" office:value="779401" calcext:value-type="float">
            <text:p>779401</text:p>
          </table:table-cell>
          <table:table-cell office:value-type="float" office:value="294472" calcext:value-type="float">
            <text:p>294472</text:p>
          </table:table-cell>
          <table:table-cell office:value-type="float" office:value="93712.2" calcext:value-type="float">
            <text:p>93712.2</text:p>
          </table:table-cell>
          <table:table-cell office:value-type="float" office:value="35003.4" calcext:value-type="float">
            <text:p>35003.4</text:p>
          </table:table-cell>
          <table:table-cell office:value-type="float" office:value="16948.9" calcext:value-type="float">
            <text:p>16948.9</text:p>
          </table:table-cell>
          <table:table-cell office:value-type="float" office:value="9830.65" calcext:value-type="float">
            <text:p>9830.65</text:p>
          </table:table-cell>
          <table:table-cell office:value-type="float" office:value="6512.47" calcext:value-type="float">
            <text:p>6512.47</text:p>
          </table:table-cell>
          <table:table-cell office:value-type="float" office:value="4697.71" calcext:value-type="float">
            <text:p>4697.71</text:p>
          </table:table-cell>
          <table:table-cell office:value-type="float" office:value="3574.62" calcext:value-type="float">
            <text:p>3574.6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590610" calcext:value-type="float">
            <text:p>1.59E+06</text:p>
          </table:table-cell>
          <table:table-cell office:value-type="float" office:value="716640" calcext:value-type="float">
            <text:p>716640</text:p>
          </table:table-cell>
          <table:table-cell office:value-type="float" office:value="263083" calcext:value-type="float">
            <text:p>263083</text:p>
          </table:table-cell>
          <table:table-cell office:value-type="float" office:value="83068.7" calcext:value-type="float">
            <text:p>83068.7</text:p>
          </table:table-cell>
          <table:table-cell office:value-type="float" office:value="31100" calcext:value-type="float">
            <text:p>31100</text:p>
          </table:table-cell>
          <table:table-cell office:value-type="float" office:value="14947.7" calcext:value-type="float">
            <text:p>14947.7</text:p>
          </table:table-cell>
          <table:table-cell office:value-type="float" office:value="8575.78" calcext:value-type="float">
            <text:p>8575.78</text:p>
          </table:table-cell>
          <table:table-cell office:value-type="float" office:value="5535.17" calcext:value-type="float">
            <text:p>5535.17</text:p>
          </table:table-cell>
          <table:table-cell office:value-type="float" office:value="3862.42" calcext:value-type="float">
            <text:p>3862.42</text:p>
          </table:table-cell>
          <table:table-cell office:value-type="float" office:value="2827.52" calcext:value-type="float">
            <text:p>2827.5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633140" calcext:value-type="float">
            <text:p>1.63E+06</text:p>
          </table:table-cell>
          <table:table-cell office:value-type="float" office:value="751642" calcext:value-type="float">
            <text:p>751642</text:p>
          </table:table-cell>
          <table:table-cell office:value-type="float" office:value="287098" calcext:value-type="float">
            <text:p>287098</text:p>
          </table:table-cell>
          <table:table-cell office:value-type="float" office:value="91245.4" calcext:value-type="float">
            <text:p>91245.4</text:p>
          </table:table-cell>
          <table:table-cell office:value-type="float" office:value="32891.6" calcext:value-type="float">
            <text:p>32891.6</text:p>
          </table:table-cell>
          <table:table-cell office:value-type="float" office:value="15510.2" calcext:value-type="float">
            <text:p>15510.2</text:p>
          </table:table-cell>
          <table:table-cell office:value-type="float" office:value="8944.12" calcext:value-type="float">
            <text:p>8944.12</text:p>
          </table:table-cell>
          <table:table-cell office:value-type="float" office:value="5773.48" calcext:value-type="float">
            <text:p>5773.48</text:p>
          </table:table-cell>
          <table:table-cell office:value-type="float" office:value="4041.77" calcext:value-type="float">
            <text:p>4041.77</text:p>
          </table:table-cell>
          <table:table-cell office:value-type="float" office:value="3002.62" calcext:value-type="float">
            <text:p>3002.6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83960" calcext:value-type="float">
            <text:p>1.68E+06</text:p>
          </table:table-cell>
          <table:table-cell office:value-type="float" office:value="758663" calcext:value-type="float">
            <text:p>758663</text:p>
          </table:table-cell>
          <table:table-cell office:value-type="float" office:value="284927" calcext:value-type="float">
            <text:p>284927</text:p>
          </table:table-cell>
          <table:table-cell office:value-type="float" office:value="90352.3" calcext:value-type="float">
            <text:p>90352.3</text:p>
          </table:table-cell>
          <table:table-cell office:value-type="float" office:value="33026.5" calcext:value-type="float">
            <text:p>33026.5</text:p>
          </table:table-cell>
          <table:table-cell office:value-type="float" office:value="15764.3" calcext:value-type="float">
            <text:p>15764.3</text:p>
          </table:table-cell>
          <table:table-cell office:value-type="float" office:value="8960.63" calcext:value-type="float">
            <text:p>8960.63</text:p>
          </table:table-cell>
          <table:table-cell office:value-type="float" office:value="5711.6" calcext:value-type="float">
            <text:p>5711.6</text:p>
          </table:table-cell>
          <table:table-cell office:value-type="float" office:value="3978.89" calcext:value-type="float">
            <text:p>3978.89</text:p>
          </table:table-cell>
          <table:table-cell office:value-type="float" office:value="2980.27" calcext:value-type="float">
            <text:p>2980.2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02730" calcext:value-type="float">
            <text:p>1.80E+06</text:p>
          </table:table-cell>
          <table:table-cell office:value-type="float" office:value="802084" calcext:value-type="float">
            <text:p>802084</text:p>
          </table:table-cell>
          <table:table-cell office:value-type="float" office:value="293326" calcext:value-type="float">
            <text:p>293326</text:p>
          </table:table-cell>
          <table:table-cell office:value-type="float" office:value="92522.1" calcext:value-type="float">
            <text:p>92522.1</text:p>
          </table:table-cell>
          <table:table-cell office:value-type="float" office:value="34110.1" calcext:value-type="float">
            <text:p>34110.1</text:p>
          </table:table-cell>
          <table:table-cell office:value-type="float" office:value="16420.5" calcext:value-type="float">
            <text:p>16420.5</text:p>
          </table:table-cell>
          <table:table-cell office:value-type="float" office:value="9598.55" calcext:value-type="float">
            <text:p>9598.55</text:p>
          </table:table-cell>
          <table:table-cell office:value-type="float" office:value="6336.58" calcext:value-type="float">
            <text:p>6336.58</text:p>
          </table:table-cell>
          <table:table-cell office:value-type="float" office:value="4545.81" calcext:value-type="float">
            <text:p>4545.81</text:p>
          </table:table-cell>
          <table:table-cell office:value-type="float" office:value="3448.22" calcext:value-type="float">
            <text:p>3448.2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92640" calcext:value-type="float">
            <text:p>1.59E+06</text:p>
          </table:table-cell>
          <table:table-cell office:value-type="float" office:value="741414" calcext:value-type="float">
            <text:p>741414</text:p>
          </table:table-cell>
          <table:table-cell office:value-type="float" office:value="289480" calcext:value-type="float">
            <text:p>289480</text:p>
          </table:table-cell>
          <table:table-cell office:value-type="float" office:value="97520.4" calcext:value-type="float">
            <text:p>97520.4</text:p>
          </table:table-cell>
          <table:table-cell office:value-type="float" office:value="36325.7" calcext:value-type="float">
            <text:p>36325.7</text:p>
          </table:table-cell>
          <table:table-cell office:value-type="float" office:value="16883.4" calcext:value-type="float">
            <text:p>16883.4</text:p>
          </table:table-cell>
          <table:table-cell office:value-type="float" office:value="9497.51" calcext:value-type="float">
            <text:p>9497.51</text:p>
          </table:table-cell>
          <table:table-cell office:value-type="float" office:value="6062.8" calcext:value-type="float">
            <text:p>6062.8</text:p>
          </table:table-cell>
          <table:table-cell office:value-type="float" office:value="4206.18" calcext:value-type="float">
            <text:p>4206.18</text:p>
          </table:table-cell>
          <table:table-cell office:value-type="float" office:value="3095.01" calcext:value-type="float">
            <text:p>3095.0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24320" calcext:value-type="float">
            <text:p>1.72E+06</text:p>
          </table:table-cell>
          <table:table-cell office:value-type="float" office:value="780553" calcext:value-type="float">
            <text:p>780553</text:p>
          </table:table-cell>
          <table:table-cell office:value-type="float" office:value="290784" calcext:value-type="float">
            <text:p>290784</text:p>
          </table:table-cell>
          <table:table-cell office:value-type="float" office:value="91362.1" calcext:value-type="float">
            <text:p>91362.1</text:p>
          </table:table-cell>
          <table:table-cell office:value-type="float" office:value="32586.5" calcext:value-type="float">
            <text:p>32586.5</text:p>
          </table:table-cell>
          <table:table-cell office:value-type="float" office:value="15081.4" calcext:value-type="float">
            <text:p>15081.4</text:p>
          </table:table-cell>
          <table:table-cell office:value-type="float" office:value="8799.02" calcext:value-type="float">
            <text:p>8799.02</text:p>
          </table:table-cell>
          <table:table-cell office:value-type="float" office:value="5887.51" calcext:value-type="float">
            <text:p>5887.51</text:p>
          </table:table-cell>
          <table:table-cell office:value-type="float" office:value="4240.5" calcext:value-type="float">
            <text:p>4240.5</text:p>
          </table:table-cell>
          <table:table-cell office:value-type="float" office:value="3200.87" calcext:value-type="float">
            <text:p>3200.87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90960" calcext:value-type="float">
            <text:p>1.49E+06</text:p>
          </table:table-cell>
          <table:table-cell office:value-type="float" office:value="668483" calcext:value-type="float">
            <text:p>668483</text:p>
          </table:table-cell>
          <table:table-cell office:value-type="float" office:value="249902" calcext:value-type="float">
            <text:p>249902</text:p>
          </table:table-cell>
          <table:table-cell office:value-type="float" office:value="83287" calcext:value-type="float">
            <text:p>83287</text:p>
          </table:table-cell>
          <table:table-cell office:value-type="float" office:value="32797.2" calcext:value-type="float">
            <text:p>32797.2</text:p>
          </table:table-cell>
          <table:table-cell office:value-type="float" office:value="16438.1" calcext:value-type="float">
            <text:p>16438.1</text:p>
          </table:table-cell>
          <table:table-cell office:value-type="float" office:value="9674.13" calcext:value-type="float">
            <text:p>9674.13</text:p>
          </table:table-cell>
          <table:table-cell office:value-type="float" office:value="6396.57" calcext:value-type="float">
            <text:p>6396.57</text:p>
          </table:table-cell>
          <table:table-cell office:value-type="float" office:value="4554.74" calcext:value-type="float">
            <text:p>4554.74</text:p>
          </table:table-cell>
          <table:table-cell office:value-type="float" office:value="3409.61" calcext:value-type="float">
            <text:p>3409.6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99430" calcext:value-type="float">
            <text:p>1.70E+06</text:p>
          </table:table-cell>
          <table:table-cell office:value-type="float" office:value="761280" calcext:value-type="float">
            <text:p>761280</text:p>
          </table:table-cell>
          <table:table-cell office:value-type="float" office:value="289413" calcext:value-type="float">
            <text:p>289413</text:p>
          </table:table-cell>
          <table:table-cell office:value-type="float" office:value="95147.1" calcext:value-type="float">
            <text:p>95147.1</text:p>
          </table:table-cell>
          <table:table-cell office:value-type="float" office:value="35665" calcext:value-type="float">
            <text:p>35665</text:p>
          </table:table-cell>
          <table:table-cell office:value-type="float" office:value="17309.7" calcext:value-type="float">
            <text:p>17309.7</text:p>
          </table:table-cell>
          <table:table-cell office:value-type="float" office:value="10099.2" calcext:value-type="float">
            <text:p>10099.2</text:p>
          </table:table-cell>
          <table:table-cell office:value-type="float" office:value="6578.26" calcext:value-type="float">
            <text:p>6578.26</text:p>
          </table:table-cell>
          <table:table-cell office:value-type="float" office:value="4641.56" calcext:value-type="float">
            <text:p>4641.56</text:p>
          </table:table-cell>
          <table:table-cell office:value-type="float" office:value="3446.84" calcext:value-type="float">
            <text:p>3446.8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58830" calcext:value-type="float">
            <text:p>1.56E+06</text:p>
          </table:table-cell>
          <table:table-cell office:value-type="float" office:value="703788" calcext:value-type="float">
            <text:p>703788</text:p>
          </table:table-cell>
          <table:table-cell office:value-type="float" office:value="266162" calcext:value-type="float">
            <text:p>266162</text:p>
          </table:table-cell>
          <table:table-cell office:value-type="float" office:value="86508.9" calcext:value-type="float">
            <text:p>86508.9</text:p>
          </table:table-cell>
          <table:table-cell office:value-type="float" office:value="32848.9" calcext:value-type="float">
            <text:p>32848.9</text:p>
          </table:table-cell>
          <table:table-cell office:value-type="float" office:value="16189.2" calcext:value-type="float">
            <text:p>16189.2</text:p>
          </table:table-cell>
          <table:table-cell office:value-type="float" office:value="9573.53" calcext:value-type="float">
            <text:p>9573.53</text:p>
          </table:table-cell>
          <table:table-cell office:value-type="float" office:value="6318.88" calcext:value-type="float">
            <text:p>6318.88</text:p>
          </table:table-cell>
          <table:table-cell office:value-type="float" office:value="4497.79" calcext:value-type="float">
            <text:p>4497.79</text:p>
          </table:table-cell>
          <table:table-cell office:value-type="float" office:value="3370.13" calcext:value-type="float">
            <text:p>3370.1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20130" calcext:value-type="float">
            <text:p>1.62E+06</text:p>
          </table:table-cell>
          <table:table-cell office:value-type="float" office:value="724748" calcext:value-type="float">
            <text:p>724748</text:p>
          </table:table-cell>
          <table:table-cell office:value-type="float" office:value="276105" calcext:value-type="float">
            <text:p>276105</text:p>
          </table:table-cell>
          <table:table-cell office:value-type="float" office:value="91651.9" calcext:value-type="float">
            <text:p>91651.9</text:p>
          </table:table-cell>
          <table:table-cell office:value-type="float" office:value="33931.3" calcext:value-type="float">
            <text:p>33931.3</text:p>
          </table:table-cell>
          <table:table-cell office:value-type="float" office:value="15973.2" calcext:value-type="float">
            <text:p>15973.2</text:p>
          </table:table-cell>
          <table:table-cell office:value-type="float" office:value="9085.11" calcext:value-type="float">
            <text:p>9085.11</text:p>
          </table:table-cell>
          <table:table-cell office:value-type="float" office:value="5944.78" calcext:value-type="float">
            <text:p>5944.78</text:p>
          </table:table-cell>
          <table:table-cell office:value-type="float" office:value="4228.48" calcext:value-type="float">
            <text:p>4228.48</text:p>
          </table:table-cell>
          <table:table-cell office:value-type="float" office:value="3167.76" calcext:value-type="float">
            <text:p>3167.7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577980" calcext:value-type="float">
            <text:p>1.58E+06</text:p>
          </table:table-cell>
          <table:table-cell office:value-type="float" office:value="699631" calcext:value-type="float">
            <text:p>699631</text:p>
          </table:table-cell>
          <table:table-cell office:value-type="float" office:value="253246" calcext:value-type="float">
            <text:p>253246</text:p>
          </table:table-cell>
          <table:table-cell office:value-type="float" office:value="79004.4" calcext:value-type="float">
            <text:p>79004.4</text:p>
          </table:table-cell>
          <table:table-cell office:value-type="float" office:value="29253.2" calcext:value-type="float">
            <text:p>29253.2</text:p>
          </table:table-cell>
          <table:table-cell office:value-type="float" office:value="14106.9" calcext:value-type="float">
            <text:p>14106.9</text:p>
          </table:table-cell>
          <table:table-cell office:value-type="float" office:value="8179.3" calcext:value-type="float">
            <text:p>8179.3</text:p>
          </table:table-cell>
          <table:table-cell office:value-type="float" office:value="5388.57" calcext:value-type="float">
            <text:p>5388.57</text:p>
          </table:table-cell>
          <table:table-cell office:value-type="float" office:value="3853.63" calcext:value-type="float">
            <text:p>3853.63</text:p>
          </table:table-cell>
          <table:table-cell office:value-type="float" office:value="2908.23" calcext:value-type="float">
            <text:p>2908.2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77150" calcext:value-type="float">
            <text:p>1.58E+06</text:p>
          </table:table-cell>
          <table:table-cell office:value-type="float" office:value="701944" calcext:value-type="float">
            <text:p>701944</text:p>
          </table:table-cell>
          <table:table-cell office:value-type="float" office:value="253821" calcext:value-type="float">
            <text:p>253821</text:p>
          </table:table-cell>
          <table:table-cell office:value-type="float" office:value="78362.2" calcext:value-type="float">
            <text:p>78362.2</text:p>
          </table:table-cell>
          <table:table-cell office:value-type="float" office:value="28495" calcext:value-type="float">
            <text:p>28495</text:p>
          </table:table-cell>
          <table:table-cell office:value-type="float" office:value="13360.9" calcext:value-type="float">
            <text:p>13360.9</text:p>
          </table:table-cell>
          <table:table-cell office:value-type="float" office:value="7639.12" calcext:value-type="float">
            <text:p>7639.12</text:p>
          </table:table-cell>
          <table:table-cell office:value-type="float" office:value="4976.42" calcext:value-type="float">
            <text:p>4976.42</text:p>
          </table:table-cell>
          <table:table-cell office:value-type="float" office:value="3545.01" calcext:value-type="float">
            <text:p>3545.01</text:p>
          </table:table-cell>
          <table:table-cell office:value-type="float" office:value="2672.05" calcext:value-type="float">
            <text:p>2672.0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65040" calcext:value-type="float">
            <text:p>1.47E+06</text:p>
          </table:table-cell>
          <table:table-cell office:value-type="float" office:value="661244" calcext:value-type="float">
            <text:p>661244</text:p>
          </table:table-cell>
          <table:table-cell office:value-type="float" office:value="239272" calcext:value-type="float">
            <text:p>239272</text:p>
          </table:table-cell>
          <table:table-cell office:value-type="float" office:value="74917.3" calcext:value-type="float">
            <text:p>74917.3</text:p>
          </table:table-cell>
          <table:table-cell office:value-type="float" office:value="27622.2" calcext:value-type="float">
            <text:p>27622.2</text:p>
          </table:table-cell>
          <table:table-cell office:value-type="float" office:value="13241.9" calcext:value-type="float">
            <text:p>13241.9</text:p>
          </table:table-cell>
          <table:table-cell office:value-type="float" office:value="7744.11" calcext:value-type="float">
            <text:p>7744.11</text:p>
          </table:table-cell>
          <table:table-cell office:value-type="float" office:value="5105.27" calcext:value-type="float">
            <text:p>5105.27</text:p>
          </table:table-cell>
          <table:table-cell office:value-type="float" office:value="3642.13" calcext:value-type="float">
            <text:p>3642.13</text:p>
          </table:table-cell>
          <table:table-cell office:value-type="float" office:value="2759.08" calcext:value-type="float">
            <text:p>2759.0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70300" calcext:value-type="float">
            <text:p>1.47E+06</text:p>
          </table:table-cell>
          <table:table-cell office:value-type="float" office:value="668149" calcext:value-type="float">
            <text:p>668149</text:p>
          </table:table-cell>
          <table:table-cell office:value-type="float" office:value="253957" calcext:value-type="float">
            <text:p>253957</text:p>
          </table:table-cell>
          <table:table-cell office:value-type="float" office:value="85524.6" calcext:value-type="float">
            <text:p>85524.6</text:p>
          </table:table-cell>
          <table:table-cell office:value-type="float" office:value="33662.5" calcext:value-type="float">
            <text:p>33662.5</text:p>
          </table:table-cell>
          <table:table-cell office:value-type="float" office:value="16892.1" calcext:value-type="float">
            <text:p>16892.1</text:p>
          </table:table-cell>
          <table:table-cell office:value-type="float" office:value="10127" calcext:value-type="float">
            <text:p>10127</text:p>
          </table:table-cell>
          <table:table-cell office:value-type="float" office:value="6813.63" calcext:value-type="float">
            <text:p>6813.63</text:p>
          </table:table-cell>
          <table:table-cell office:value-type="float" office:value="4882.3" calcext:value-type="float">
            <text:p>4882.3</text:p>
          </table:table-cell>
          <table:table-cell office:value-type="float" office:value="3665.24" calcext:value-type="float">
            <text:p>3665.2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26070" calcext:value-type="float">
            <text:p>1.53E+06</text:p>
          </table:table-cell>
          <table:table-cell office:value-type="float" office:value="666007" calcext:value-type="float">
            <text:p>666007</text:p>
          </table:table-cell>
          <table:table-cell office:value-type="float" office:value="237253" calcext:value-type="float">
            <text:p>237253</text:p>
          </table:table-cell>
          <table:table-cell office:value-type="float" office:value="76086.4" calcext:value-type="float">
            <text:p>76086.4</text:p>
          </table:table-cell>
          <table:table-cell office:value-type="float" office:value="29326" calcext:value-type="float">
            <text:p>29326</text:p>
          </table:table-cell>
          <table:table-cell office:value-type="float" office:value="14751.7" calcext:value-type="float">
            <text:p>14751.7</text:p>
          </table:table-cell>
          <table:table-cell office:value-type="float" office:value="8815.13" calcext:value-type="float">
            <text:p>8815.13</text:p>
          </table:table-cell>
          <table:table-cell office:value-type="float" office:value="5838.29" calcext:value-type="float">
            <text:p>5838.29</text:p>
          </table:table-cell>
          <table:table-cell office:value-type="float" office:value="4161.62" calcext:value-type="float">
            <text:p>4161.62</text:p>
          </table:table-cell>
          <table:table-cell office:value-type="float" office:value="3147.03" calcext:value-type="float">
            <text:p>3147.0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438010" calcext:value-type="float">
            <text:p>1.44E+06</text:p>
          </table:table-cell>
          <table:table-cell office:value-type="float" office:value="641523" calcext:value-type="float">
            <text:p>641523</text:p>
          </table:table-cell>
          <table:table-cell office:value-type="float" office:value="237106" calcext:value-type="float">
            <text:p>237106</text:p>
          </table:table-cell>
          <table:table-cell office:value-type="float" office:value="78777.4" calcext:value-type="float">
            <text:p>78777.4</text:p>
          </table:table-cell>
          <table:table-cell office:value-type="float" office:value="31577.3" calcext:value-type="float">
            <text:p>31577.3</text:p>
          </table:table-cell>
          <table:table-cell office:value-type="float" office:value="16131.8" calcext:value-type="float">
            <text:p>16131.8</text:p>
          </table:table-cell>
          <table:table-cell office:value-type="float" office:value="9589.47" calcext:value-type="float">
            <text:p>9589.47</text:p>
          </table:table-cell>
          <table:table-cell office:value-type="float" office:value="6359.88" calcext:value-type="float">
            <text:p>6359.88</text:p>
          </table:table-cell>
          <table:table-cell office:value-type="float" office:value="4532.2" calcext:value-type="float">
            <text:p>4532.2</text:p>
          </table:table-cell>
          <table:table-cell office:value-type="float" office:value="3374.68" calcext:value-type="float">
            <text:p>3374.6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481140" calcext:value-type="float">
            <text:p>1.48E+06</text:p>
          </table:table-cell>
          <table:table-cell office:value-type="float" office:value="659038" calcext:value-type="float">
            <text:p>659038</text:p>
          </table:table-cell>
          <table:table-cell office:value-type="float" office:value="238634" calcext:value-type="float">
            <text:p>238634</text:p>
          </table:table-cell>
          <table:table-cell office:value-type="float" office:value="77036.7" calcext:value-type="float">
            <text:p>77036.7</text:p>
          </table:table-cell>
          <table:table-cell office:value-type="float" office:value="29647.1" calcext:value-type="float">
            <text:p>29647.1</text:p>
          </table:table-cell>
          <table:table-cell office:value-type="float" office:value="14685.5" calcext:value-type="float">
            <text:p>14685.5</text:p>
          </table:table-cell>
          <table:table-cell office:value-type="float" office:value="8728.67" calcext:value-type="float">
            <text:p>8728.67</text:p>
          </table:table-cell>
          <table:table-cell office:value-type="float" office:value="5787.19" calcext:value-type="float">
            <text:p>5787.19</text:p>
          </table:table-cell>
          <table:table-cell office:value-type="float" office:value="4125.17" calcext:value-type="float">
            <text:p>4125.17</text:p>
          </table:table-cell>
          <table:table-cell office:value-type="float" office:value="3093.29" calcext:value-type="float">
            <text:p>3093.2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17470" calcext:value-type="float">
            <text:p>1.52E+06</text:p>
          </table:table-cell>
          <table:table-cell office:value-type="float" office:value="680248" calcext:value-type="float">
            <text:p>680248</text:p>
          </table:table-cell>
          <table:table-cell office:value-type="float" office:value="252558" calcext:value-type="float">
            <text:p>252558</text:p>
          </table:table-cell>
          <table:table-cell office:value-type="float" office:value="83592.8" calcext:value-type="float">
            <text:p>83592.8</text:p>
          </table:table-cell>
          <table:table-cell office:value-type="float" office:value="31749.3" calcext:value-type="float">
            <text:p>31749.3</text:p>
          </table:table-cell>
          <table:table-cell office:value-type="float" office:value="15308.7" calcext:value-type="float">
            <text:p>15308.7</text:p>
          </table:table-cell>
          <table:table-cell office:value-type="float" office:value="9001.86" calcext:value-type="float">
            <text:p>9001.86</text:p>
          </table:table-cell>
          <table:table-cell office:value-type="float" office:value="5942.45" calcext:value-type="float">
            <text:p>5942.45</text:p>
          </table:table-cell>
          <table:table-cell office:value-type="float" office:value="4264.11" calcext:value-type="float">
            <text:p>4264.11</text:p>
          </table:table-cell>
          <table:table-cell office:value-type="float" office:value="3244.96" calcext:value-type="float">
            <text:p>3244.9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539660" calcext:value-type="float">
            <text:p>1.54E+06</text:p>
          </table:table-cell>
          <table:table-cell office:value-type="float" office:value="706575" calcext:value-type="float">
            <text:p>706575</text:p>
          </table:table-cell>
          <table:table-cell office:value-type="float" office:value="268299" calcext:value-type="float">
            <text:p>268299</text:p>
          </table:table-cell>
          <table:table-cell office:value-type="float" office:value="89602.6" calcext:value-type="float">
            <text:p>89602.6</text:p>
          </table:table-cell>
          <table:table-cell office:value-type="float" office:value="34290.9" calcext:value-type="float">
            <text:p>34290.9</text:p>
          </table:table-cell>
          <table:table-cell office:value-type="float" office:value="16946.4" calcext:value-type="float">
            <text:p>16946.4</text:p>
          </table:table-cell>
          <table:table-cell office:value-type="float" office:value="10000.6" calcext:value-type="float">
            <text:p>10000.6</text:p>
          </table:table-cell>
          <table:table-cell office:value-type="float" office:value="6672.53" calcext:value-type="float">
            <text:p>6672.53</text:p>
          </table:table-cell>
          <table:table-cell office:value-type="float" office:value="4776.49" calcext:value-type="float">
            <text:p>4776.49</text:p>
          </table:table-cell>
          <table:table-cell office:value-type="float" office:value="3604.78" calcext:value-type="float">
            <text:p>3604.7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380790" calcext:value-type="float">
            <text:p>1.38E+06</text:p>
          </table:table-cell>
          <table:table-cell office:value-type="float" office:value="602352" calcext:value-type="float">
            <text:p>602352</text:p>
          </table:table-cell>
          <table:table-cell office:value-type="float" office:value="204666" calcext:value-type="float">
            <text:p>204666</text:p>
          </table:table-cell>
          <table:table-cell office:value-type="float" office:value="60765.7" calcext:value-type="float">
            <text:p>60765.7</text:p>
          </table:table-cell>
          <table:table-cell office:value-type="float" office:value="22755.5" calcext:value-type="float">
            <text:p>22755.5</text:p>
          </table:table-cell>
          <table:table-cell office:value-type="float" office:value="11248.8" calcext:value-type="float">
            <text:p>11248.8</text:p>
          </table:table-cell>
          <table:table-cell office:value-type="float" office:value="6600.68" calcext:value-type="float">
            <text:p>6600.68</text:p>
          </table:table-cell>
          <table:table-cell office:value-type="float" office:value="4370.51" calcext:value-type="float">
            <text:p>4370.51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2375.13" calcext:value-type="float">
            <text:p>2375.1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367560" calcext:value-type="float">
            <text:p>1.37E+06</text:p>
          </table:table-cell>
          <table:table-cell office:value-type="float" office:value="610152" calcext:value-type="float">
            <text:p>610152</text:p>
          </table:table-cell>
          <table:table-cell office:value-type="float" office:value="223843" calcext:value-type="float">
            <text:p>223843</text:p>
          </table:table-cell>
          <table:table-cell office:value-type="float" office:value="74368" calcext:value-type="float">
            <text:p>74368</text:p>
          </table:table-cell>
          <table:table-cell office:value-type="float" office:value="29924.4" calcext:value-type="float">
            <text:p>29924.4</text:p>
          </table:table-cell>
          <table:table-cell office:value-type="float" office:value="15479" calcext:value-type="float">
            <text:p>15479</text:p>
          </table:table-cell>
          <table:table-cell office:value-type="float" office:value="9436.58" calcext:value-type="float">
            <text:p>9436.58</text:p>
          </table:table-cell>
          <table:table-cell office:value-type="float" office:value="6438.61" calcext:value-type="float">
            <text:p>6438.61</text:p>
          </table:table-cell>
          <table:table-cell office:value-type="float" office:value="4685.14" calcext:value-type="float">
            <text:p>4685.14</text:p>
          </table:table-cell>
          <table:table-cell office:value-type="float" office:value="3558.69" calcext:value-type="float">
            <text:p>3558.6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463480" calcext:value-type="float">
            <text:p>1.46E+06</text:p>
          </table:table-cell>
          <table:table-cell office:value-type="float" office:value="672276" calcext:value-type="float">
            <text:p>672276</text:p>
          </table:table-cell>
          <table:table-cell office:value-type="float" office:value="256110" calcext:value-type="float">
            <text:p>256110</text:p>
          </table:table-cell>
          <table:table-cell office:value-type="float" office:value="88069.5" calcext:value-type="float">
            <text:p>88069.5</text:p>
          </table:table-cell>
          <table:table-cell office:value-type="float" office:value="35335.5" calcext:value-type="float">
            <text:p>35335.5</text:p>
          </table:table-cell>
          <table:table-cell office:value-type="float" office:value="17583" calcext:value-type="float">
            <text:p>17583</text:p>
          </table:table-cell>
          <table:table-cell office:value-type="float" office:value="10280.4" calcext:value-type="float">
            <text:p>10280.4</text:p>
          </table:table-cell>
          <table:table-cell office:value-type="float" office:value="6755.14" calcext:value-type="float">
            <text:p>6755.14</text:p>
          </table:table-cell>
          <table:table-cell office:value-type="float" office:value="4810.02" calcext:value-type="float">
            <text:p>4810.02</text:p>
          </table:table-cell>
          <table:table-cell office:value-type="float" office:value="3622.01" calcext:value-type="float">
            <text:p>3622.0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440160" calcext:value-type="float">
            <text:p>1.44E+06</text:p>
          </table:table-cell>
          <table:table-cell office:value-type="float" office:value="631969" calcext:value-type="float">
            <text:p>631969</text:p>
          </table:table-cell>
          <table:table-cell office:value-type="float" office:value="223649" calcext:value-type="float">
            <text:p>223649</text:p>
          </table:table-cell>
          <table:table-cell office:value-type="float" office:value="71236.4" calcext:value-type="float">
            <text:p>71236.4</text:p>
          </table:table-cell>
          <table:table-cell office:value-type="float" office:value="27482.7" calcext:value-type="float">
            <text:p>27482.7</text:p>
          </table:table-cell>
          <table:table-cell office:value-type="float" office:value="13648.1" calcext:value-type="float">
            <text:p>13648.1</text:p>
          </table:table-cell>
          <table:table-cell office:value-type="float" office:value="8039.91" calcext:value-type="float">
            <text:p>8039.91</text:p>
          </table:table-cell>
          <table:table-cell office:value-type="float" office:value="5343.75" calcext:value-type="float">
            <text:p>5343.75</text:p>
          </table:table-cell>
          <table:table-cell office:value-type="float" office:value="3841.76" calcext:value-type="float">
            <text:p>3841.76</text:p>
          </table:table-cell>
          <table:table-cell office:value-type="float" office:value="2913.66" calcext:value-type="float">
            <text:p>2913.6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453010" calcext:value-type="float">
            <text:p>1.45E+06</text:p>
          </table:table-cell>
          <table:table-cell office:value-type="float" office:value="653075" calcext:value-type="float">
            <text:p>653075</text:p>
          </table:table-cell>
          <table:table-cell office:value-type="float" office:value="239347" calcext:value-type="float">
            <text:p>239347</text:p>
          </table:table-cell>
          <table:table-cell office:value-type="float" office:value="80076.1" calcext:value-type="float">
            <text:p>80076.1</text:p>
          </table:table-cell>
          <table:table-cell office:value-type="float" office:value="31321.3" calcext:value-type="float">
            <text:p>31321.3</text:p>
          </table:table-cell>
          <table:table-cell office:value-type="float" office:value="15130.9" calcext:value-type="float">
            <text:p>15130.9</text:p>
          </table:table-cell>
          <table:table-cell office:value-type="float" office:value="8660.32" calcext:value-type="float">
            <text:p>8660.32</text:p>
          </table:table-cell>
          <table:table-cell office:value-type="float" office:value="5592.02" calcext:value-type="float">
            <text:p>5592.02</text:p>
          </table:table-cell>
          <table:table-cell office:value-type="float" office:value="3857.77" calcext:value-type="float">
            <text:p>3857.77</text:p>
          </table:table-cell>
          <table:table-cell office:value-type="float" office:value="2820.65" calcext:value-type="float">
            <text:p>2820.6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434530" calcext:value-type="float">
            <text:p>1.43E+06</text:p>
          </table:table-cell>
          <table:table-cell office:value-type="float" office:value="633315" calcext:value-type="float">
            <text:p>633315</text:p>
          </table:table-cell>
          <table:table-cell office:value-type="float" office:value="225290" calcext:value-type="float">
            <text:p>225290</text:p>
          </table:table-cell>
          <table:table-cell office:value-type="float" office:value="72661.7" calcext:value-type="float">
            <text:p>72661.7</text:p>
          </table:table-cell>
          <table:table-cell office:value-type="float" office:value="28587.8" calcext:value-type="float">
            <text:p>28587.8</text:p>
          </table:table-cell>
          <table:table-cell office:value-type="float" office:value="14462.7" calcext:value-type="float">
            <text:p>14462.7</text:p>
          </table:table-cell>
          <table:table-cell office:value-type="float" office:value="8540.42" calcext:value-type="float">
            <text:p>8540.42</text:p>
          </table:table-cell>
          <table:table-cell office:value-type="float" office:value="5596.08" calcext:value-type="float">
            <text:p>5596.08</text:p>
          </table:table-cell>
          <table:table-cell office:value-type="float" office:value="3983.66" calcext:value-type="float">
            <text:p>3983.66</text:p>
          </table:table-cell>
          <table:table-cell office:value-type="float" office:value="2962.03" calcext:value-type="float">
            <text:p>2962.0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540250" calcext:value-type="float">
            <text:p>1.54E+06</text:p>
          </table:table-cell>
          <table:table-cell office:value-type="float" office:value="664202" calcext:value-type="float">
            <text:p>664202</text:p>
          </table:table-cell>
          <table:table-cell office:value-type="float" office:value="230082" calcext:value-type="float">
            <text:p>230082</text:p>
          </table:table-cell>
          <table:table-cell office:value-type="float" office:value="73325.1" calcext:value-type="float">
            <text:p>73325.1</text:p>
          </table:table-cell>
          <table:table-cell office:value-type="float" office:value="28761.3" calcext:value-type="float">
            <text:p>28761.3</text:p>
          </table:table-cell>
          <table:table-cell office:value-type="float" office:value="14407.5" calcext:value-type="float">
            <text:p>14407.5</text:p>
          </table:table-cell>
          <table:table-cell office:value-type="float" office:value="8723.91" calcext:value-type="float">
            <text:p>8723.91</text:p>
          </table:table-cell>
          <table:table-cell office:value-type="float" office:value="5920.92" calcext:value-type="float">
            <text:p>5920.92</text:p>
          </table:table-cell>
          <table:table-cell office:value-type="float" office:value="4279.01" calcext:value-type="float">
            <text:p>4279.01</text:p>
          </table:table-cell>
          <table:table-cell office:value-type="float" office:value="3218.78" calcext:value-type="float">
            <text:p>3218.7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472140" calcext:value-type="float">
            <text:p>1.47E+06</text:p>
          </table:table-cell>
          <table:table-cell office:value-type="float" office:value="646891" calcext:value-type="float">
            <text:p>646891</text:p>
          </table:table-cell>
          <table:table-cell office:value-type="float" office:value="231132" calcext:value-type="float">
            <text:p>231132</text:p>
          </table:table-cell>
          <table:table-cell office:value-type="float" office:value="71707.9" calcext:value-type="float">
            <text:p>71707.9</text:p>
          </table:table-cell>
          <table:table-cell office:value-type="float" office:value="26711.2" calcext:value-type="float">
            <text:p>26711.2</text:p>
          </table:table-cell>
          <table:table-cell office:value-type="float" office:value="12721.5" calcext:value-type="float">
            <text:p>12721.5</text:p>
          </table:table-cell>
          <table:table-cell office:value-type="float" office:value="7229.92" calcext:value-type="float">
            <text:p>7229.92</text:p>
          </table:table-cell>
          <table:table-cell office:value-type="float" office:value="4656.52" calcext:value-type="float">
            <text:p>4656.52</text:p>
          </table:table-cell>
          <table:table-cell office:value-type="float" office:value="3228.78" calcext:value-type="float">
            <text:p>3228.78</text:p>
          </table:table-cell>
          <table:table-cell office:value-type="float" office:value="2347.04" calcext:value-type="float">
            <text:p>2347.0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439730" calcext:value-type="float">
            <text:p>1.44E+06</text:p>
          </table:table-cell>
          <table:table-cell office:value-type="float" office:value="636435" calcext:value-type="float">
            <text:p>636435</text:p>
          </table:table-cell>
          <table:table-cell office:value-type="float" office:value="231301" calcext:value-type="float">
            <text:p>231301</text:p>
          </table:table-cell>
          <table:table-cell office:value-type="float" office:value="75865.3" calcext:value-type="float">
            <text:p>75865.3</text:p>
          </table:table-cell>
          <table:table-cell office:value-type="float" office:value="29306.8" calcext:value-type="float">
            <text:p>29306.8</text:p>
          </table:table-cell>
          <table:table-cell office:value-type="float" office:value="14673.6" calcext:value-type="float">
            <text:p>14673.6</text:p>
          </table:table-cell>
          <table:table-cell office:value-type="float" office:value="8750.95" calcext:value-type="float">
            <text:p>8750.95</text:p>
          </table:table-cell>
          <table:table-cell office:value-type="float" office:value="5834.44" calcext:value-type="float">
            <text:p>5834.44</text:p>
          </table:table-cell>
          <table:table-cell office:value-type="float" office:value="4169.67" calcext:value-type="float">
            <text:p>4169.67</text:p>
          </table:table-cell>
          <table:table-cell office:value-type="float" office:value="3117.36" calcext:value-type="float">
            <text:p>3117.3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456450" calcext:value-type="float">
            <text:p>1.46E+06</text:p>
          </table:table-cell>
          <table:table-cell office:value-type="float" office:value="646394" calcext:value-type="float">
            <text:p>646394</text:p>
          </table:table-cell>
          <table:table-cell office:value-type="float" office:value="237299" calcext:value-type="float">
            <text:p>237299</text:p>
          </table:table-cell>
          <table:table-cell office:value-type="float" office:value="80702.4" calcext:value-type="float">
            <text:p>80702.4</text:p>
          </table:table-cell>
          <table:table-cell office:value-type="float" office:value="31896.5" calcext:value-type="float">
            <text:p>31896.5</text:p>
          </table:table-cell>
          <table:table-cell office:value-type="float" office:value="15690.6" calcext:value-type="float">
            <text:p>15690.6</text:p>
          </table:table-cell>
          <table:table-cell office:value-type="float" office:value="9129.63" calcext:value-type="float">
            <text:p>9129.63</text:p>
          </table:table-cell>
          <table:table-cell office:value-type="float" office:value="6009.16" calcext:value-type="float">
            <text:p>6009.16</text:p>
          </table:table-cell>
          <table:table-cell office:value-type="float" office:value="4309.01" calcext:value-type="float">
            <text:p>4309.01</text:p>
          </table:table-cell>
          <table:table-cell office:value-type="float" office:value="3282.16" calcext:value-type="float">
            <text:p>3282.1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318870" calcext:value-type="float">
            <text:p>1.32E+06</text:p>
          </table:table-cell>
          <table:table-cell office:value-type="float" office:value="590875" calcext:value-type="float">
            <text:p>590875</text:p>
          </table:table-cell>
          <table:table-cell office:value-type="float" office:value="220631" calcext:value-type="float">
            <text:p>220631</text:p>
          </table:table-cell>
          <table:table-cell office:value-type="float" office:value="76426.8" calcext:value-type="float">
            <text:p>76426.8</text:p>
          </table:table-cell>
          <table:table-cell office:value-type="float" office:value="30624.1" calcext:value-type="float">
            <text:p>30624.1</text:p>
          </table:table-cell>
          <table:table-cell office:value-type="float" office:value="15270.5" calcext:value-type="float">
            <text:p>15270.5</text:p>
          </table:table-cell>
          <table:table-cell office:value-type="float" office:value="9015.71" calcext:value-type="float">
            <text:p>9015.71</text:p>
          </table:table-cell>
          <table:table-cell office:value-type="float" office:value="5974.89" calcext:value-type="float">
            <text:p>5974.89</text:p>
          </table:table-cell>
          <table:table-cell office:value-type="float" office:value="4241.31" calcext:value-type="float">
            <text:p>4241.31</text:p>
          </table:table-cell>
          <table:table-cell office:value-type="float" office:value="3168.75" calcext:value-type="float">
            <text:p>3168.7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321140" calcext:value-type="float">
            <text:p>1.32E+06</text:p>
          </table:table-cell>
          <table:table-cell office:value-type="float" office:value="588909" calcext:value-type="float">
            <text:p>588909</text:p>
          </table:table-cell>
          <table:table-cell office:value-type="float" office:value="216349" calcext:value-type="float">
            <text:p>216349</text:p>
          </table:table-cell>
          <table:table-cell office:value-type="float" office:value="73285.5" calcext:value-type="float">
            <text:p>73285.5</text:p>
          </table:table-cell>
          <table:table-cell office:value-type="float" office:value="29963.7" calcext:value-type="float">
            <text:p>29963.7</text:p>
          </table:table-cell>
          <table:table-cell office:value-type="float" office:value="15624.5" calcext:value-type="float">
            <text:p>15624.5</text:p>
          </table:table-cell>
          <table:table-cell office:value-type="float" office:value="9630.2" calcext:value-type="float">
            <text:p>9630.2</text:p>
          </table:table-cell>
          <table:table-cell office:value-type="float" office:value="6546.6" calcext:value-type="float">
            <text:p>6546.6</text:p>
          </table:table-cell>
          <table:table-cell office:value-type="float" office:value="4797.63" calcext:value-type="float">
            <text:p>4797.63</text:p>
          </table:table-cell>
          <table:table-cell office:value-type="float" office:value="3690.69" calcext:value-type="float">
            <text:p>3690.6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431570" calcext:value-type="float">
            <text:p>1.43E+06</text:p>
          </table:table-cell>
          <table:table-cell office:value-type="float" office:value="610909" calcext:value-type="float">
            <text:p>610909</text:p>
          </table:table-cell>
          <table:table-cell office:value-type="float" office:value="207210" calcext:value-type="float">
            <text:p>207210</text:p>
          </table:table-cell>
          <table:table-cell office:value-type="float" office:value="66539.5" calcext:value-type="float">
            <text:p>66539.5</text:p>
          </table:table-cell>
          <table:table-cell office:value-type="float" office:value="26656.1" calcext:value-type="float">
            <text:p>26656.1</text:p>
          </table:table-cell>
          <table:table-cell office:value-type="float" office:value="13509.6" calcext:value-type="float">
            <text:p>13509.6</text:p>
          </table:table-cell>
          <table:table-cell office:value-type="float" office:value="8135.1" calcext:value-type="float">
            <text:p>8135.1</text:p>
          </table:table-cell>
          <table:table-cell office:value-type="float" office:value="5484.97" calcext:value-type="float">
            <text:p>5484.97</text:p>
          </table:table-cell>
          <table:table-cell office:value-type="float" office:value="3947.31" calcext:value-type="float">
            <text:p>3947.31</text:p>
          </table:table-cell>
          <table:table-cell office:value-type="float" office:value="2982.99" calcext:value-type="float">
            <text:p>2982.99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474350" calcext:value-type="float">
            <text:p>1.47E+06</text:p>
          </table:table-cell>
          <table:table-cell office:value-type="float" office:value="656213" calcext:value-type="float">
            <text:p>656213</text:p>
          </table:table-cell>
          <table:table-cell office:value-type="float" office:value="239713" calcext:value-type="float">
            <text:p>239713</text:p>
          </table:table-cell>
          <table:table-cell office:value-type="float" office:value="79229.7" calcext:value-type="float">
            <text:p>79229.7</text:p>
          </table:table-cell>
          <table:table-cell office:value-type="float" office:value="30792.8" calcext:value-type="float">
            <text:p>30792.8</text:p>
          </table:table-cell>
          <table:table-cell office:value-type="float" office:value="15363.6" calcext:value-type="float">
            <text:p>15363.6</text:p>
          </table:table-cell>
          <table:table-cell office:value-type="float" office:value="9187.87" calcext:value-type="float">
            <text:p>9187.87</text:p>
          </table:table-cell>
          <table:table-cell office:value-type="float" office:value="6114.79" calcext:value-type="float">
            <text:p>6114.79</text:p>
          </table:table-cell>
          <table:table-cell office:value-type="float" office:value="4380.93" calcext:value-type="float">
            <text:p>4380.93</text:p>
          </table:table-cell>
          <table:table-cell office:value-type="float" office:value="3326.13" calcext:value-type="float">
            <text:p>3326.1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515200" calcext:value-type="float">
            <text:p>1.52E+06</text:p>
          </table:table-cell>
          <table:table-cell office:value-type="float" office:value="667732" calcext:value-type="float">
            <text:p>667732</text:p>
          </table:table-cell>
          <table:table-cell office:value-type="float" office:value="239511" calcext:value-type="float">
            <text:p>239511</text:p>
          </table:table-cell>
          <table:table-cell office:value-type="float" office:value="77200.8" calcext:value-type="float">
            <text:p>77200.8</text:p>
          </table:table-cell>
          <table:table-cell office:value-type="float" office:value="29761.2" calcext:value-type="float">
            <text:p>29761.2</text:p>
          </table:table-cell>
          <table:table-cell office:value-type="float" office:value="14833.3" calcext:value-type="float">
            <text:p>14833.3</text:p>
          </table:table-cell>
          <table:table-cell office:value-type="float" office:value="8851.48" calcext:value-type="float">
            <text:p>8851.48</text:p>
          </table:table-cell>
          <table:table-cell office:value-type="float" office:value="5939.32" calcext:value-type="float">
            <text:p>5939.32</text:p>
          </table:table-cell>
          <table:table-cell office:value-type="float" office:value="4342.69" calcext:value-type="float">
            <text:p>4342.69</text:p>
          </table:table-cell>
          <table:table-cell office:value-type="float" office:value="3351.05" calcext:value-type="float">
            <text:p>3351.05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399880" calcext:value-type="float">
            <text:p>1.40E+06</text:p>
          </table:table-cell>
          <table:table-cell office:value-type="float" office:value="596211" calcext:value-type="float">
            <text:p>596211</text:p>
          </table:table-cell>
          <table:table-cell office:value-type="float" office:value="200035" calcext:value-type="float">
            <text:p>200035</text:p>
          </table:table-cell>
          <table:table-cell office:value-type="float" office:value="60696.8" calcext:value-type="float">
            <text:p>60696.8</text:p>
          </table:table-cell>
          <table:table-cell office:value-type="float" office:value="22778.6" calcext:value-type="float">
            <text:p>22778.6</text:p>
          </table:table-cell>
          <table:table-cell office:value-type="float" office:value="11177.3" calcext:value-type="float">
            <text:p>11177.3</text:p>
          </table:table-cell>
          <table:table-cell office:value-type="float" office:value="6655.04" calcext:value-type="float">
            <text:p>6655.04</text:p>
          </table:table-cell>
          <table:table-cell office:value-type="float" office:value="4385.64" calcext:value-type="float">
            <text:p>4385.64</text:p>
          </table:table-cell>
          <table:table-cell office:value-type="float" office:value="3114.49" calcext:value-type="float">
            <text:p>3114.49</text:p>
          </table:table-cell>
          <table:table-cell office:value-type="float" office:value="2357.94" calcext:value-type="float">
            <text:p>2357.94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339940" calcext:value-type="float">
            <text:p>1.34E+06</text:p>
          </table:table-cell>
          <table:table-cell office:value-type="float" office:value="598280" calcext:value-type="float">
            <text:p>598280</text:p>
          </table:table-cell>
          <table:table-cell office:value-type="float" office:value="215975" calcext:value-type="float">
            <text:p>215975</text:p>
          </table:table-cell>
          <table:table-cell office:value-type="float" office:value="71536.8" calcext:value-type="float">
            <text:p>71536.8</text:p>
          </table:table-cell>
          <table:table-cell office:value-type="float" office:value="28530" calcext:value-type="float">
            <text:p>28530</text:p>
          </table:table-cell>
          <table:table-cell office:value-type="float" office:value="14689.2" calcext:value-type="float">
            <text:p>14689.2</text:p>
          </table:table-cell>
          <table:table-cell office:value-type="float" office:value="8944.94" calcext:value-type="float">
            <text:p>8944.94</text:p>
          </table:table-cell>
          <table:table-cell office:value-type="float" office:value="6061.63" calcext:value-type="float">
            <text:p>6061.63</text:p>
          </table:table-cell>
          <table:table-cell office:value-type="float" office:value="4395.24" calcext:value-type="float">
            <text:p>4395.24</text:p>
          </table:table-cell>
          <table:table-cell office:value-type="float" office:value="3383.22" calcext:value-type="float">
            <text:p>3383.2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83430" calcext:value-type="float">
            <text:p>1.28E+06</text:p>
          </table:table-cell>
          <table:table-cell office:value-type="float" office:value="572727" calcext:value-type="float">
            <text:p>572727</text:p>
          </table:table-cell>
          <table:table-cell office:value-type="float" office:value="203532" calcext:value-type="float">
            <text:p>203532</text:p>
          </table:table-cell>
          <table:table-cell office:value-type="float" office:value="66674.2" calcext:value-type="float">
            <text:p>66674.2</text:p>
          </table:table-cell>
          <table:table-cell office:value-type="float" office:value="26688.6" calcext:value-type="float">
            <text:p>26688.6</text:p>
          </table:table-cell>
          <table:table-cell office:value-type="float" office:value="13732.5" calcext:value-type="float">
            <text:p>13732.5</text:p>
          </table:table-cell>
          <table:table-cell office:value-type="float" office:value="8328.98" calcext:value-type="float">
            <text:p>8328.98</text:p>
          </table:table-cell>
          <table:table-cell office:value-type="float" office:value="5570.98" calcext:value-type="float">
            <text:p>5570.98</text:p>
          </table:table-cell>
          <table:table-cell office:value-type="float" office:value="4010.29" calcext:value-type="float">
            <text:p>4010.29</text:p>
          </table:table-cell>
          <table:table-cell office:value-type="float" office:value="3048.96" calcext:value-type="float">
            <text:p>3048.96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22110" calcext:value-type="float">
            <text:p>1.32E+06</text:p>
          </table:table-cell>
          <table:table-cell office:value-type="float" office:value="577269" calcext:value-type="float">
            <text:p>577269</text:p>
          </table:table-cell>
          <table:table-cell office:value-type="float" office:value="204453" calcext:value-type="float">
            <text:p>204453</text:p>
          </table:table-cell>
          <table:table-cell office:value-type="float" office:value="67245.1" calcext:value-type="float">
            <text:p>67245.1</text:p>
          </table:table-cell>
          <table:table-cell office:value-type="float" office:value="26848.3" calcext:value-type="float">
            <text:p>26848.3</text:p>
          </table:table-cell>
          <table:table-cell office:value-type="float" office:value="13795" calcext:value-type="float">
            <text:p>13795</text:p>
          </table:table-cell>
          <table:table-cell office:value-type="float" office:value="8399.85" calcext:value-type="float">
            <text:p>8399.85</text:p>
          </table:table-cell>
          <table:table-cell office:value-type="float" office:value="5695.96" calcext:value-type="float">
            <text:p>5695.96</text:p>
          </table:table-cell>
          <table:table-cell office:value-type="float" office:value="4136.73" calcext:value-type="float">
            <text:p>4136.73</text:p>
          </table:table-cell>
          <table:table-cell office:value-type="float" office:value="3151.01" calcext:value-type="float">
            <text:p>3151.0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41600" calcext:value-type="float">
            <text:p>1.24E+06</text:p>
          </table:table-cell>
          <table:table-cell office:value-type="float" office:value="553853" calcext:value-type="float">
            <text:p>553853</text:p>
          </table:table-cell>
          <table:table-cell office:value-type="float" office:value="199351" calcext:value-type="float">
            <text:p>199351</text:p>
          </table:table-cell>
          <table:table-cell office:value-type="float" office:value="63856.6" calcext:value-type="float">
            <text:p>63856.6</text:p>
          </table:table-cell>
          <table:table-cell office:value-type="float" office:value="24579.8" calcext:value-type="float">
            <text:p>24579.8</text:p>
          </table:table-cell>
          <table:table-cell office:value-type="float" office:value="12257.3" calcext:value-type="float">
            <text:p>12257.3</text:p>
          </table:table-cell>
          <table:table-cell office:value-type="float" office:value="7240.16" calcext:value-type="float">
            <text:p>7240.16</text:p>
          </table:table-cell>
          <table:table-cell office:value-type="float" office:value="4749.46" calcext:value-type="float">
            <text:p>4749.46</text:p>
          </table:table-cell>
          <table:table-cell office:value-type="float" office:value="3392.31" calcext:value-type="float">
            <text:p>3392.31</text:p>
          </table:table-cell>
          <table:table-cell office:value-type="float" office:value="2570.58" calcext:value-type="float">
            <text:p>2570.5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412010" calcext:value-type="float">
            <text:p>1.41E+06</text:p>
          </table:table-cell>
          <table:table-cell office:value-type="float" office:value="597447" calcext:value-type="float">
            <text:p>597447</text:p>
          </table:table-cell>
          <table:table-cell office:value-type="float" office:value="204266" calcext:value-type="float">
            <text:p>204266</text:p>
          </table:table-cell>
          <table:table-cell office:value-type="float" office:value="64065.9" calcext:value-type="float">
            <text:p>64065.9</text:p>
          </table:table-cell>
          <table:table-cell office:value-type="float" office:value="23980.2" calcext:value-type="float">
            <text:p>23980.2</text:p>
          </table:table-cell>
          <table:table-cell office:value-type="float" office:value="11798.2" calcext:value-type="float">
            <text:p>11798.2</text:p>
          </table:table-cell>
          <table:table-cell office:value-type="float" office:value="6941.49" calcext:value-type="float">
            <text:p>6941.49</text:p>
          </table:table-cell>
          <table:table-cell office:value-type="float" office:value="4621.71" calcext:value-type="float">
            <text:p>4621.71</text:p>
          </table:table-cell>
          <table:table-cell office:value-type="float" office:value="3349.35" calcext:value-type="float">
            <text:p>3349.35</text:p>
          </table:table-cell>
          <table:table-cell office:value-type="float" office:value="2551.68" calcext:value-type="float">
            <text:p>2551.68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07820" calcext:value-type="float">
            <text:p>1.31E+06</text:p>
          </table:table-cell>
          <table:table-cell office:value-type="float" office:value="581620" calcext:value-type="float">
            <text:p>581620</text:p>
          </table:table-cell>
          <table:table-cell office:value-type="float" office:value="213385" calcext:value-type="float">
            <text:p>213385</text:p>
          </table:table-cell>
          <table:table-cell office:value-type="float" office:value="70095.5" calcext:value-type="float">
            <text:p>70095.5</text:p>
          </table:table-cell>
          <table:table-cell office:value-type="float" office:value="27393" calcext:value-type="float">
            <text:p>27393</text:p>
          </table:table-cell>
          <table:table-cell office:value-type="float" office:value="13964.5" calcext:value-type="float">
            <text:p>13964.5</text:p>
          </table:table-cell>
          <table:table-cell office:value-type="float" office:value="8460.29" calcext:value-type="float">
            <text:p>8460.29</text:p>
          </table:table-cell>
          <table:table-cell office:value-type="float" office:value="5718.71" calcext:value-type="float">
            <text:p>5718.71</text:p>
          </table:table-cell>
          <table:table-cell office:value-type="float" office:value="4174.95" calcext:value-type="float">
            <text:p>4174.95</text:p>
          </table:table-cell>
          <table:table-cell office:value-type="float" office:value="3216.11" calcext:value-type="float">
            <text:p>3216.1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298090" calcext:value-type="float">
            <text:p>1.30E+06</text:p>
          </table:table-cell>
          <table:table-cell office:value-type="float" office:value="570519" calcext:value-type="float">
            <text:p>570519</text:p>
          </table:table-cell>
          <table:table-cell office:value-type="float" office:value="202824" calcext:value-type="float">
            <text:p>202824</text:p>
          </table:table-cell>
          <table:table-cell office:value-type="float" office:value="66141.9" calcext:value-type="float">
            <text:p>66141.9</text:p>
          </table:table-cell>
          <table:table-cell office:value-type="float" office:value="26309.5" calcext:value-type="float">
            <text:p>26309.5</text:p>
          </table:table-cell>
          <table:table-cell office:value-type="float" office:value="13496.2" calcext:value-type="float">
            <text:p>13496.2</text:p>
          </table:table-cell>
          <table:table-cell office:value-type="float" office:value="8146.29" calcext:value-type="float">
            <text:p>8146.29</text:p>
          </table:table-cell>
          <table:table-cell office:value-type="float" office:value="5458.77" calcext:value-type="float">
            <text:p>5458.77</text:p>
          </table:table-cell>
          <table:table-cell office:value-type="float" office:value="3960.99" calcext:value-type="float">
            <text:p>3960.99</text:p>
          </table:table-cell>
          <table:table-cell office:value-type="float" office:value="3034.41" calcext:value-type="float">
            <text:p>3034.4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366880" calcext:value-type="float">
            <text:p>1.37E+06</text:p>
          </table:table-cell>
          <table:table-cell office:value-type="float" office:value="583744" calcext:value-type="float">
            <text:p>583744</text:p>
          </table:table-cell>
          <table:table-cell office:value-type="float" office:value="201975" calcext:value-type="float">
            <text:p>201975</text:p>
          </table:table-cell>
          <table:table-cell office:value-type="float" office:value="66114.3" calcext:value-type="float">
            <text:p>66114.3</text:p>
          </table:table-cell>
          <table:table-cell office:value-type="float" office:value="26227" calcext:value-type="float">
            <text:p>26227</text:p>
          </table:table-cell>
          <table:table-cell office:value-type="float" office:value="13150.8" calcext:value-type="float">
            <text:p>13150.8</text:p>
          </table:table-cell>
          <table:table-cell office:value-type="float" office:value="7849.3" calcext:value-type="float">
            <text:p>7849.3</text:p>
          </table:table-cell>
          <table:table-cell office:value-type="float" office:value="5187.3" calcext:value-type="float">
            <text:p>5187.3</text:p>
          </table:table-cell>
          <table:table-cell office:value-type="float" office:value="3695.94" calcext:value-type="float">
            <text:p>3695.94</text:p>
          </table:table-cell>
          <table:table-cell office:value-type="float" office:value="2798.41" calcext:value-type="float">
            <text:p>2798.41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221370" calcext:value-type="float">
            <text:p>1.22E+06</text:p>
          </table:table-cell>
          <table:table-cell office:value-type="float" office:value="527695" calcext:value-type="float">
            <text:p>527695</text:p>
          </table:table-cell>
          <table:table-cell office:value-type="float" office:value="185558" calcext:value-type="float">
            <text:p>185558</text:p>
          </table:table-cell>
          <table:table-cell office:value-type="float" office:value="63935.3" calcext:value-type="float">
            <text:p>63935.3</text:p>
          </table:table-cell>
          <table:table-cell office:value-type="float" office:value="27158" calcext:value-type="float">
            <text:p>27158</text:p>
          </table:table-cell>
          <table:table-cell office:value-type="float" office:value="14537.2" calcext:value-type="float">
            <text:p>14537.2</text:p>
          </table:table-cell>
          <table:table-cell office:value-type="float" office:value="8956.89" calcext:value-type="float">
            <text:p>8956.89</text:p>
          </table:table-cell>
          <table:table-cell office:value-type="float" office:value="6128.64" calcext:value-type="float">
            <text:p>6128.64</text:p>
          </table:table-cell>
          <table:table-cell office:value-type="float" office:value="4473.02" calcext:value-type="float">
            <text:p>4473.02</text:p>
          </table:table-cell>
          <table:table-cell office:value-type="float" office:value="3415.32" calcext:value-type="float">
            <text:p>3415.32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222370" calcext:value-type="float">
            <text:p>1.22E+06</text:p>
          </table:table-cell>
          <table:table-cell office:value-type="float" office:value="524552" calcext:value-type="float">
            <text:p>524552</text:p>
          </table:table-cell>
          <table:table-cell office:value-type="float" office:value="183523" calcext:value-type="float">
            <text:p>183523</text:p>
          </table:table-cell>
          <table:table-cell office:value-type="float" office:value="60784.8" calcext:value-type="float">
            <text:p>60784.8</text:p>
          </table:table-cell>
          <table:table-cell office:value-type="float" office:value="24729" calcext:value-type="float">
            <text:p>24729</text:p>
          </table:table-cell>
          <table:table-cell office:value-type="float" office:value="12968.5" calcext:value-type="float">
            <text:p>12968.5</text:p>
          </table:table-cell>
          <table:table-cell office:value-type="float" office:value="7871.09" calcext:value-type="float">
            <text:p>7871.09</text:p>
          </table:table-cell>
          <table:table-cell office:value-type="float" office:value="5363.94" calcext:value-type="float">
            <text:p>5363.94</text:p>
          </table:table-cell>
          <table:table-cell office:value-type="float" office:value="3927.01" calcext:value-type="float">
            <text:p>3927.01</text:p>
          </table:table-cell>
          <table:table-cell office:value-type="float" office:value="2997.43" calcext:value-type="float">
            <text:p>2997.43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108180" calcext:value-type="float">
            <text:p>1.11E+06</text:p>
          </table:table-cell>
          <table:table-cell office:value-type="float" office:value="557954" calcext:value-type="float">
            <text:p>557954</text:p>
          </table:table-cell>
          <table:table-cell office:value-type="float" office:value="238344" calcext:value-type="float">
            <text:p>238344</text:p>
          </table:table-cell>
          <table:table-cell office:value-type="float" office:value="89451.5" calcext:value-type="float">
            <text:p>89451.5</text:p>
          </table:table-cell>
          <table:table-cell office:value-type="float" office:value="40415" calcext:value-type="float">
            <text:p>40415</text:p>
          </table:table-cell>
          <table:table-cell office:value-type="float" office:value="23196.7" calcext:value-type="float">
            <text:p>23196.7</text:p>
          </table:table-cell>
          <table:table-cell office:value-type="float" office:value="15434.3" calcext:value-type="float">
            <text:p>15434.3</text:p>
          </table:table-cell>
          <table:table-cell office:value-type="float" office:value="11183.7" calcext:value-type="float">
            <text:p>11183.7</text:p>
          </table:table-cell>
          <table:table-cell office:value-type="float" office:value="8879.58" calcext:value-type="float">
            <text:p>8879.58</text:p>
          </table:table-cell>
          <table:table-cell office:value-type="float" office:value="7477.63" calcext:value-type="float">
            <text:p>7477.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20:49:04.859408820</meta:creation-date>
    <dc:date>2017-07-20T21:18:21.506180577</dc:date>
    <meta:editing-duration>PT8M55S</meta:editing-duration>
    <meta:editing-cycles>1</meta:editing-cycles>
    <meta:document-statistic meta:table-count="1" meta:cell-count="17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39.472cm" xlink:href=".." xlink:type="simple" chart:class="chart:line" chart:style-name="ch1">
        <chart:legend chart:legend-position="end" svg:x="13.788cm" svg:y="17.196cm" style:legend-expansion="high" chart:style-name="ch2"/>
        <chart:plot-area chart:style-name="ch3" table:cell-range-address="Sheet1.C1:Sheet1.M133" chart:data-source-has-labels="both" svg:x="0.319cm" svg:y="0.789cm" svg:width="13.15cm" svg:height="37.894cm">
          <chartooo:coordinate-region svg:x="2.052cm" svg:y="0.91cm" svg:width="11.417cm" svg:height="36.771cm"/>
          <chart:axis chart:dimension="x" chart:name="primary-x" chart:style-name="ch4" chartooo:axis-type="auto">
            <chartooo:date-scale/>
            <chart:categories table:cell-range-address="Sheet1.C2:Sheet1.C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33" chart:label-cell-address="Sheet1.D1:Sheet1.D1" chart:class="chart:line">
            <chart:data-point chart:repeated="132"/>
          </chart:series>
          <chart:series chart:style-name="ch8" chart:values-cell-range-address="Sheet1.E2:Sheet1.E133" chart:label-cell-address="Sheet1.E1:Sheet1.E1" chart:class="chart:line">
            <chart:data-point chart:repeated="132"/>
          </chart:series>
          <chart:series chart:style-name="ch9" chart:values-cell-range-address="Sheet1.F2:Sheet1.F133" chart:label-cell-address="Sheet1.F1:Sheet1.F1" chart:class="chart:line">
            <chart:data-point chart:repeated="132"/>
          </chart:series>
          <chart:series chart:style-name="ch10" chart:values-cell-range-address="Sheet1.G2:Sheet1.G133" chart:label-cell-address="Sheet1.G1:Sheet1.G1" chart:class="chart:line">
            <chart:data-point chart:repeated="132"/>
          </chart:series>
          <chart:series chart:style-name="ch11" chart:values-cell-range-address="Sheet1.H2:Sheet1.H133" chart:label-cell-address="Sheet1.H1:Sheet1.H1" chart:class="chart:line">
            <chart:data-point chart:repeated="132"/>
          </chart:series>
          <chart:series chart:style-name="ch12" chart:values-cell-range-address="Sheet1.I2:Sheet1.I133" chart:label-cell-address="Sheet1.I1:Sheet1.I1" chart:class="chart:line">
            <chart:data-point chart:repeated="132"/>
          </chart:series>
          <chart:series chart:style-name="ch13" chart:values-cell-range-address="Sheet1.J2:Sheet1.J133" chart:label-cell-address="Sheet1.J1:Sheet1.J1" chart:class="chart:line">
            <chart:data-point chart:repeated="132"/>
          </chart:series>
          <chart:series chart:style-name="ch14" chart:values-cell-range-address="Sheet1.K2:Sheet1.K133" chart:label-cell-address="Sheet1.K1:Sheet1.K1" chart:class="chart:line">
            <chart:data-point chart:repeated="132"/>
          </chart:series>
          <chart:series chart:style-name="ch15" chart:values-cell-range-address="Sheet1.L2:Sheet1.L133" chart:label-cell-address="Sheet1.L1:Sheet1.L1" chart:class="chart:line">
            <chart:data-point chart:repeated="132"/>
          </chart:series>
          <chart:series chart:style-name="ch16" chart:values-cell-range-address="Sheet1.M2:Sheet1.M133" chart:label-cell-address="Sheet1.M1:Sheet1.M1" chart:class="chart:line">
            <chart:data-point chart:repeated="13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1</text:p>
                <draw:g>
                  <svg:desc>Sheet1.D1:Sheet1.D1</svg:desc>
                </draw:g>
              </table:table-cell>
              <table:table-cell office:value-type="string">
                <text:p>Epoch 2</text:p>
                <draw:g>
                  <svg:desc>Sheet1.E1:Sheet1.E1</svg:desc>
                </draw:g>
              </table:table-cell>
              <table:table-cell office:value-type="string">
                <text:p>Epoch 3</text:p>
                <draw:g>
                  <svg:desc>Sheet1.F1:Sheet1.F1</svg:desc>
                </draw:g>
              </table:table-cell>
              <table:table-cell office:value-type="string">
                <text:p>Epoch 4</text:p>
                <draw:g>
                  <svg:desc>Sheet1.G1:Sheet1.G1</svg:desc>
                </draw:g>
              </table:table-cell>
              <table:table-cell office:value-type="string">
                <text:p>Epoch 5</text:p>
                <draw:g>
                  <svg:desc>Sheet1.H1:Sheet1.H1</svg:desc>
                </draw:g>
              </table:table-cell>
              <table:table-cell office:value-type="string">
                <text:p>Epoch 6</text:p>
                <draw:g>
                  <svg:desc>Sheet1.I1:Sheet1.I1</svg:desc>
                </draw:g>
              </table:table-cell>
              <table:table-cell office:value-type="string">
                <text:p>Epoch 7</text:p>
                <draw:g>
                  <svg:desc>Sheet1.J1:Sheet1.J1</svg:desc>
                </draw:g>
              </table:table-cell>
              <table:table-cell office:value-type="string">
                <text:p>Epoch 8</text:p>
                <draw:g>
                  <svg:desc>Sheet1.K1:Sheet1.K1</svg:desc>
                </draw:g>
              </table:table-cell>
              <table:table-cell office:value-type="string">
                <text:p>Epoch 9</text:p>
                <draw:g>
                  <svg:desc>Sheet1.L1:Sheet1.L1</svg:desc>
                </draw:g>
              </table:table-cell>
              <table:table-cell office:value-type="string">
                <text:p>Epoch 10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2:Sheet1.C133</svg:desc>
                </draw:g>
              </table:table-cell>
              <table:table-cell office:value-type="float" office:value="3153030">
                <text:p>3153030</text:p>
                <draw:g>
                  <svg:desc>Sheet1.D2:Sheet1.D133</svg:desc>
                </draw:g>
              </table:table-cell>
              <table:table-cell office:value-type="float" office:value="1313470">
                <text:p>1313470</text:p>
                <draw:g>
                  <svg:desc>Sheet1.E2:Sheet1.E133</svg:desc>
                </draw:g>
              </table:table-cell>
              <table:table-cell office:value-type="float" office:value="558203">
                <text:p>558203</text:p>
                <draw:g>
                  <svg:desc>Sheet1.F2:Sheet1.F133</svg:desc>
                </draw:g>
              </table:table-cell>
              <table:table-cell office:value-type="float" office:value="185600">
                <text:p>185600</text:p>
                <draw:g>
                  <svg:desc>Sheet1.G2:Sheet1.G133</svg:desc>
                </draw:g>
              </table:table-cell>
              <table:table-cell office:value-type="float" office:value="57389.8">
                <text:p>57389.8</text:p>
                <draw:g>
                  <svg:desc>Sheet1.H2:Sheet1.H133</svg:desc>
                </draw:g>
              </table:table-cell>
              <table:table-cell office:value-type="float" office:value="22064.3">
                <text:p>22064.3</text:p>
                <draw:g>
                  <svg:desc>Sheet1.I2:Sheet1.I133</svg:desc>
                </draw:g>
              </table:table-cell>
              <table:table-cell office:value-type="float" office:value="10951.8">
                <text:p>10951.8</text:p>
                <draw:g>
                  <svg:desc>Sheet1.J2:Sheet1.J133</svg:desc>
                </draw:g>
              </table:table-cell>
              <table:table-cell office:value-type="float" office:value="6460.58">
                <text:p>6460.58</text:p>
                <draw:g>
                  <svg:desc>Sheet1.K2:Sheet1.K133</svg:desc>
                </draw:g>
              </table:table-cell>
              <table:table-cell office:value-type="float" office:value="4236.04">
                <text:p>4236.04</text:p>
                <draw:g>
                  <svg:desc>Sheet1.L2:Sheet1.L133</svg:desc>
                </draw:g>
              </table:table-cell>
              <table:table-cell office:value-type="float" office:value="2996.37">
                <text:p>2996.37</text:p>
                <draw:g>
                  <svg:desc>Sheet1.M2:Sheet1.M1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189900">
                <text:p>3189900</text:p>
              </table:table-cell>
              <table:table-cell office:value-type="float" office:value="1309710">
                <text:p>1309710</text:p>
              </table:table-cell>
              <table:table-cell office:value-type="float" office:value="550786">
                <text:p>550786</text:p>
              </table:table-cell>
              <table:table-cell office:value-type="float" office:value="186951">
                <text:p>186951</text:p>
              </table:table-cell>
              <table:table-cell office:value-type="float" office:value="61533.6">
                <text:p>61533.6</text:p>
              </table:table-cell>
              <table:table-cell office:value-type="float" office:value="25246.5">
                <text:p>25246.5</text:p>
              </table:table-cell>
              <table:table-cell office:value-type="float" office:value="12946.5">
                <text:p>12946.5</text:p>
              </table:table-cell>
              <table:table-cell office:value-type="float" office:value="7783.21">
                <text:p>7783.21</text:p>
              </table:table-cell>
              <table:table-cell office:value-type="float" office:value="5169.64">
                <text:p>5169.64</text:p>
              </table:table-cell>
              <table:table-cell office:value-type="float" office:value="3667.77">
                <text:p>3667.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020030">
                <text:p>3020030</text:p>
              </table:table-cell>
              <table:table-cell office:value-type="float" office:value="1273610">
                <text:p>1273610</text:p>
              </table:table-cell>
              <table:table-cell office:value-type="float" office:value="560800">
                <text:p>560800</text:p>
              </table:table-cell>
              <table:table-cell office:value-type="float" office:value="201362">
                <text:p>201362</text:p>
              </table:table-cell>
              <table:table-cell office:value-type="float" office:value="67921.6">
                <text:p>67921.6</text:p>
              </table:table-cell>
              <table:table-cell office:value-type="float" office:value="27421.6">
                <text:p>27421.6</text:p>
              </table:table-cell>
              <table:table-cell office:value-type="float" office:value="14369.9">
                <text:p>14369.9</text:p>
              </table:table-cell>
              <table:table-cell office:value-type="float" office:value="8915.74">
                <text:p>8915.74</text:p>
              </table:table-cell>
              <table:table-cell office:value-type="float" office:value="6122.39">
                <text:p>6122.39</text:p>
              </table:table-cell>
              <table:table-cell office:value-type="float" office:value="4532.66">
                <text:p>4532.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10810">
                <text:p>2810810</text:p>
              </table:table-cell>
              <table:table-cell office:value-type="float" office:value="1182040">
                <text:p>1182040</text:p>
              </table:table-cell>
              <table:table-cell office:value-type="float" office:value="525197">
                <text:p>525197</text:p>
              </table:table-cell>
              <table:table-cell office:value-type="float" office:value="189066">
                <text:p>189066</text:p>
              </table:table-cell>
              <table:table-cell office:value-type="float" office:value="64217">
                <text:p>64217</text:p>
              </table:table-cell>
              <table:table-cell office:value-type="float" office:value="25318.8">
                <text:p>25318.8</text:p>
              </table:table-cell>
              <table:table-cell office:value-type="float" office:value="12703">
                <text:p>12703</text:p>
              </table:table-cell>
              <table:table-cell office:value-type="float" office:value="7612.74">
                <text:p>7612.74</text:p>
              </table:table-cell>
              <table:table-cell office:value-type="float" office:value="5099.51">
                <text:p>5099.51</text:p>
              </table:table-cell>
              <table:table-cell office:value-type="float" office:value="3688.91">
                <text:p>3688.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28320">
                <text:p>2928320</text:p>
              </table:table-cell>
              <table:table-cell office:value-type="float" office:value="1232530">
                <text:p>1232530</text:p>
              </table:table-cell>
              <table:table-cell office:value-type="float" office:value="527861">
                <text:p>527861</text:p>
              </table:table-cell>
              <table:table-cell office:value-type="float" office:value="176675">
                <text:p>176675</text:p>
              </table:table-cell>
              <table:table-cell office:value-type="float" office:value="57758.8">
                <text:p>57758.8</text:p>
              </table:table-cell>
              <table:table-cell office:value-type="float" office:value="24406.2">
                <text:p>24406.2</text:p>
              </table:table-cell>
              <table:table-cell office:value-type="float" office:value="12864.2">
                <text:p>12864.2</text:p>
              </table:table-cell>
              <table:table-cell office:value-type="float" office:value="7822.64">
                <text:p>7822.64</text:p>
              </table:table-cell>
              <table:table-cell office:value-type="float" office:value="5257.76">
                <text:p>5257.76</text:p>
              </table:table-cell>
              <table:table-cell office:value-type="float" office:value="3815.07">
                <text:p>3815.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67720">
                <text:p>2867720</text:p>
              </table:table-cell>
              <table:table-cell office:value-type="float" office:value="1204660">
                <text:p>1204660</text:p>
              </table:table-cell>
              <table:table-cell office:value-type="float" office:value="530660">
                <text:p>530660</text:p>
              </table:table-cell>
              <table:table-cell office:value-type="float" office:value="186964">
                <text:p>186964</text:p>
              </table:table-cell>
              <table:table-cell office:value-type="float" office:value="61703.6">
                <text:p>61703.6</text:p>
              </table:table-cell>
              <table:table-cell office:value-type="float" office:value="24588.5">
                <text:p>24588.5</text:p>
              </table:table-cell>
              <table:table-cell office:value-type="float" office:value="12526.6">
                <text:p>12526.6</text:p>
              </table:table-cell>
              <table:table-cell office:value-type="float" office:value="7612.28">
                <text:p>7612.28</text:p>
              </table:table-cell>
              <table:table-cell office:value-type="float" office:value="5151.18">
                <text:p>5151.18</text:p>
              </table:table-cell>
              <table:table-cell office:value-type="float" office:value="3734.65">
                <text:p>3734.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82280">
                <text:p>3082280</text:p>
              </table:table-cell>
              <table:table-cell office:value-type="float" office:value="1266940">
                <text:p>1266940</text:p>
              </table:table-cell>
              <table:table-cell office:value-type="float" office:value="539330">
                <text:p>539330</text:p>
              </table:table-cell>
              <table:table-cell office:value-type="float" office:value="189468">
                <text:p>189468</text:p>
              </table:table-cell>
              <table:table-cell office:value-type="float" office:value="62512.9">
                <text:p>62512.9</text:p>
              </table:table-cell>
              <table:table-cell office:value-type="float" office:value="24454.2">
                <text:p>24454.2</text:p>
              </table:table-cell>
              <table:table-cell office:value-type="float" office:value="12126.2">
                <text:p>12126.2</text:p>
              </table:table-cell>
              <table:table-cell office:value-type="float" office:value="7111.01">
                <text:p>7111.01</text:p>
              </table:table-cell>
              <table:table-cell office:value-type="float" office:value="4748.32">
                <text:p>4748.32</text:p>
              </table:table-cell>
              <table:table-cell office:value-type="float" office:value="3420.63">
                <text:p>3420.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63320">
                <text:p>3163320</text:p>
              </table:table-cell>
              <table:table-cell office:value-type="float" office:value="1344320">
                <text:p>1344320</text:p>
              </table:table-cell>
              <table:table-cell office:value-type="float" office:value="580374">
                <text:p>580374</text:p>
              </table:table-cell>
              <table:table-cell office:value-type="float" office:value="195527">
                <text:p>195527</text:p>
              </table:table-cell>
              <table:table-cell office:value-type="float" office:value="60794.9">
                <text:p>60794.9</text:p>
              </table:table-cell>
              <table:table-cell office:value-type="float" office:value="23536.7">
                <text:p>23536.7</text:p>
              </table:table-cell>
              <table:table-cell office:value-type="float" office:value="11620.8">
                <text:p>11620.8</text:p>
              </table:table-cell>
              <table:table-cell office:value-type="float" office:value="6742.15">
                <text:p>6742.15</text:p>
              </table:table-cell>
              <table:table-cell office:value-type="float" office:value="4371.51">
                <text:p>4371.51</text:p>
              </table:table-cell>
              <table:table-cell office:value-type="float" office:value="3061.14">
                <text:p>3061.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31200">
                <text:p>3031200</text:p>
              </table:table-cell>
              <table:table-cell office:value-type="float" office:value="1277680">
                <text:p>1277680</text:p>
              </table:table-cell>
              <table:table-cell office:value-type="float" office:value="532827">
                <text:p>532827</text:p>
              </table:table-cell>
              <table:table-cell office:value-type="float" office:value="178453">
                <text:p>178453</text:p>
              </table:table-cell>
              <table:table-cell office:value-type="float" office:value="58612.5">
                <text:p>58612.5</text:p>
              </table:table-cell>
              <table:table-cell office:value-type="float" office:value="24097.1">
                <text:p>24097.1</text:p>
              </table:table-cell>
              <table:table-cell office:value-type="float" office:value="12467.5">
                <text:p>12467.5</text:p>
              </table:table-cell>
              <table:table-cell office:value-type="float" office:value="7543.16">
                <text:p>7543.16</text:p>
              </table:table-cell>
              <table:table-cell office:value-type="float" office:value="5122.45">
                <text:p>5122.45</text:p>
              </table:table-cell>
              <table:table-cell office:value-type="float" office:value="3719.07">
                <text:p>3719.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06750">
                <text:p>2906750</text:p>
              </table:table-cell>
              <table:table-cell office:value-type="float" office:value="1258760">
                <text:p>1258760</text:p>
              </table:table-cell>
              <table:table-cell office:value-type="float" office:value="553359">
                <text:p>553359</text:p>
              </table:table-cell>
              <table:table-cell office:value-type="float" office:value="200644">
                <text:p>200644</text:p>
              </table:table-cell>
              <table:table-cell office:value-type="float" office:value="67774.6">
                <text:p>67774.6</text:p>
              </table:table-cell>
              <table:table-cell office:value-type="float" office:value="27139.1">
                <text:p>27139.1</text:p>
              </table:table-cell>
              <table:table-cell office:value-type="float" office:value="13697.6">
                <text:p>13697.6</text:p>
              </table:table-cell>
              <table:table-cell office:value-type="float" office:value="8146.81">
                <text:p>8146.81</text:p>
              </table:table-cell>
              <table:table-cell office:value-type="float" office:value="5414.63">
                <text:p>5414.63</text:p>
              </table:table-cell>
              <table:table-cell office:value-type="float" office:value="3895.54">
                <text:p>3895.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41380">
                <text:p>2741380</text:p>
              </table:table-cell>
              <table:table-cell office:value-type="float" office:value="1163590">
                <text:p>1163590</text:p>
              </table:table-cell>
              <table:table-cell office:value-type="float" office:value="502886">
                <text:p>502886</text:p>
              </table:table-cell>
              <table:table-cell office:value-type="float" office:value="172891">
                <text:p>172891</text:p>
              </table:table-cell>
              <table:table-cell office:value-type="float" office:value="57548.1">
                <text:p>57548.1</text:p>
              </table:table-cell>
              <table:table-cell office:value-type="float" office:value="23676.3">
                <text:p>23676.3</text:p>
              </table:table-cell>
              <table:table-cell office:value-type="float" office:value="12356.5">
                <text:p>12356.5</text:p>
              </table:table-cell>
              <table:table-cell office:value-type="float" office:value="7566.35">
                <text:p>7566.35</text:p>
              </table:table-cell>
              <table:table-cell office:value-type="float" office:value="5135.6">
                <text:p>5135.6</text:p>
              </table:table-cell>
              <table:table-cell office:value-type="float" office:value="3755.66">
                <text:p>3755.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61260">
                <text:p>2961260</text:p>
              </table:table-cell>
              <table:table-cell office:value-type="float" office:value="1263460">
                <text:p>1263460</text:p>
              </table:table-cell>
              <table:table-cell office:value-type="float" office:value="542340">
                <text:p>542340</text:p>
              </table:table-cell>
              <table:table-cell office:value-type="float" office:value="184235">
                <text:p>184235</text:p>
              </table:table-cell>
              <table:table-cell office:value-type="float" office:value="58829.9">
                <text:p>58829.9</text:p>
              </table:table-cell>
              <table:table-cell office:value-type="float" office:value="23148.5">
                <text:p>23148.5</text:p>
              </table:table-cell>
              <table:table-cell office:value-type="float" office:value="11598.3">
                <text:p>11598.3</text:p>
              </table:table-cell>
              <table:table-cell office:value-type="float" office:value="6940">
                <text:p>6940</text:p>
              </table:table-cell>
              <table:table-cell office:value-type="float" office:value="4674.93">
                <text:p>4674.93</text:p>
              </table:table-cell>
              <table:table-cell office:value-type="float" office:value="3375.72">
                <text:p>3375.7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63410">
                <text:p>2763410</text:p>
              </table:table-cell>
              <table:table-cell office:value-type="float" office:value="1214240">
                <text:p>1214240</text:p>
              </table:table-cell>
              <table:table-cell office:value-type="float" office:value="528104">
                <text:p>528104</text:p>
              </table:table-cell>
              <table:table-cell office:value-type="float" office:value="184233">
                <text:p>184233</text:p>
              </table:table-cell>
              <table:table-cell office:value-type="float" office:value="61493.8">
                <text:p>61493.8</text:p>
              </table:table-cell>
              <table:table-cell office:value-type="float" office:value="25629.1">
                <text:p>25629.1</text:p>
              </table:table-cell>
              <table:table-cell office:value-type="float" office:value="13802.6">
                <text:p>13802.6</text:p>
              </table:table-cell>
              <table:table-cell office:value-type="float" office:value="8733.96">
                <text:p>8733.96</text:p>
              </table:table-cell>
              <table:table-cell office:value-type="float" office:value="6062.37">
                <text:p>6062.37</text:p>
              </table:table-cell>
              <table:table-cell office:value-type="float" office:value="4496.67">
                <text:p>4496.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833720">
                <text:p>2833720</text:p>
              </table:table-cell>
              <table:table-cell office:value-type="float" office:value="1183520">
                <text:p>1183520</text:p>
              </table:table-cell>
              <table:table-cell office:value-type="float" office:value="481588">
                <text:p>481588</text:p>
              </table:table-cell>
              <table:table-cell office:value-type="float" office:value="155045">
                <text:p>155045</text:p>
              </table:table-cell>
              <table:table-cell office:value-type="float" office:value="50682.5">
                <text:p>50682.5</text:p>
              </table:table-cell>
              <table:table-cell office:value-type="float" office:value="21630.7">
                <text:p>21630.7</text:p>
              </table:table-cell>
              <table:table-cell office:value-type="float" office:value="11724">
                <text:p>11724</text:p>
              </table:table-cell>
              <table:table-cell office:value-type="float" office:value="7413.51">
                <text:p>7413.51</text:p>
              </table:table-cell>
              <table:table-cell office:value-type="float" office:value="5189.59">
                <text:p>5189.59</text:p>
              </table:table-cell>
              <table:table-cell office:value-type="float" office:value="3887.13">
                <text:p>3887.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09090">
                <text:p>2609090</text:p>
              </table:table-cell>
              <table:table-cell office:value-type="float" office:value="1124390">
                <text:p>1124390</text:p>
              </table:table-cell>
              <table:table-cell office:value-type="float" office:value="483786">
                <text:p>483786</text:p>
              </table:table-cell>
              <table:table-cell office:value-type="float" office:value="163921">
                <text:p>163921</text:p>
              </table:table-cell>
              <table:table-cell office:value-type="float" office:value="55081.9">
                <text:p>55081.9</text:p>
              </table:table-cell>
              <table:table-cell office:value-type="float" office:value="23178.4">
                <text:p>23178.4</text:p>
              </table:table-cell>
              <table:table-cell office:value-type="float" office:value="12111.1">
                <text:p>12111.1</text:p>
              </table:table-cell>
              <table:table-cell office:value-type="float" office:value="7382.25">
                <text:p>7382.25</text:p>
              </table:table-cell>
              <table:table-cell office:value-type="float" office:value="4966.72">
                <text:p>4966.72</text:p>
              </table:table-cell>
              <table:table-cell office:value-type="float" office:value="3567.93">
                <text:p>3567.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23370">
                <text:p>2523370</text:p>
              </table:table-cell>
              <table:table-cell office:value-type="float" office:value="1082920">
                <text:p>1082920</text:p>
              </table:table-cell>
              <table:table-cell office:value-type="float" office:value="451351">
                <text:p>451351</text:p>
              </table:table-cell>
              <table:table-cell office:value-type="float" office:value="153226">
                <text:p>153226</text:p>
              </table:table-cell>
              <table:table-cell office:value-type="float" office:value="53725.6">
                <text:p>53725.6</text:p>
              </table:table-cell>
              <table:table-cell office:value-type="float" office:value="23759.3">
                <text:p>23759.3</text:p>
              </table:table-cell>
              <table:table-cell office:value-type="float" office:value="13038.9">
                <text:p>13038.9</text:p>
              </table:table-cell>
              <table:table-cell office:value-type="float" office:value="8230.94">
                <text:p>8230.94</text:p>
              </table:table-cell>
              <table:table-cell office:value-type="float" office:value="5677.97">
                <text:p>5677.97</text:p>
              </table:table-cell>
              <table:table-cell office:value-type="float" office:value="4166.05">
                <text:p>4166.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66370">
                <text:p>2666370</text:p>
              </table:table-cell>
              <table:table-cell office:value-type="float" office:value="1174500">
                <text:p>1174500</text:p>
              </table:table-cell>
              <table:table-cell office:value-type="float" office:value="514517">
                <text:p>514517</text:p>
              </table:table-cell>
              <table:table-cell office:value-type="float" office:value="183498">
                <text:p>183498</text:p>
              </table:table-cell>
              <table:table-cell office:value-type="float" office:value="62374.1">
                <text:p>62374.1</text:p>
              </table:table-cell>
              <table:table-cell office:value-type="float" office:value="26107.1">
                <text:p>26107.1</text:p>
              </table:table-cell>
              <table:table-cell office:value-type="float" office:value="13706.5">
                <text:p>13706.5</text:p>
              </table:table-cell>
              <table:table-cell office:value-type="float" office:value="8564.21">
                <text:p>8564.21</text:p>
              </table:table-cell>
              <table:table-cell office:value-type="float" office:value="5963.28">
                <text:p>5963.28</text:p>
              </table:table-cell>
              <table:table-cell office:value-type="float" office:value="4416.36">
                <text:p>4416.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86950">
                <text:p>2586950</text:p>
              </table:table-cell>
              <table:table-cell office:value-type="float" office:value="1114430">
                <text:p>1114430</text:p>
              </table:table-cell>
              <table:table-cell office:value-type="float" office:value="476877">
                <text:p>476877</text:p>
              </table:table-cell>
              <table:table-cell office:value-type="float" office:value="160867">
                <text:p>160867</text:p>
              </table:table-cell>
              <table:table-cell office:value-type="float" office:value="52661.1">
                <text:p>52661.1</text:p>
              </table:table-cell>
              <table:table-cell office:value-type="float" office:value="21377.1">
                <text:p>21377.1</text:p>
              </table:table-cell>
              <table:table-cell office:value-type="float" office:value="10879.9">
                <text:p>10879.9</text:p>
              </table:table-cell>
              <table:table-cell office:value-type="float" office:value="6529.59">
                <text:p>6529.59</text:p>
              </table:table-cell>
              <table:table-cell office:value-type="float" office:value="4331.78">
                <text:p>4331.78</text:p>
              </table:table-cell>
              <table:table-cell office:value-type="float" office:value="3105.85">
                <text:p>3105.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717090">
                <text:p>2717090</text:p>
              </table:table-cell>
              <table:table-cell office:value-type="float" office:value="1179900">
                <text:p>1179900</text:p>
              </table:table-cell>
              <table:table-cell office:value-type="float" office:value="506279">
                <text:p>506279</text:p>
              </table:table-cell>
              <table:table-cell office:value-type="float" office:value="170974">
                <text:p>170974</text:p>
              </table:table-cell>
              <table:table-cell office:value-type="float" office:value="55849.3">
                <text:p>55849.3</text:p>
              </table:table-cell>
              <table:table-cell office:value-type="float" office:value="23203.6">
                <text:p>23203.6</text:p>
              </table:table-cell>
              <table:table-cell office:value-type="float" office:value="12358.7">
                <text:p>12358.7</text:p>
              </table:table-cell>
              <table:table-cell office:value-type="float" office:value="7690.81">
                <text:p>7690.81</text:p>
              </table:table-cell>
              <table:table-cell office:value-type="float" office:value="5294.45">
                <text:p>5294.45</text:p>
              </table:table-cell>
              <table:table-cell office:value-type="float" office:value="3893.91">
                <text:p>3893.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665910">
                <text:p>2665910</text:p>
              </table:table-cell>
              <table:table-cell office:value-type="float" office:value="1153320">
                <text:p>1153320</text:p>
              </table:table-cell>
              <table:table-cell office:value-type="float" office:value="485410">
                <text:p>485410</text:p>
              </table:table-cell>
              <table:table-cell office:value-type="float" office:value="161082">
                <text:p>161082</text:p>
              </table:table-cell>
              <table:table-cell office:value-type="float" office:value="51838.2">
                <text:p>51838.2</text:p>
              </table:table-cell>
              <table:table-cell office:value-type="float" office:value="21004.8">
                <text:p>21004.8</text:p>
              </table:table-cell>
              <table:table-cell office:value-type="float" office:value="10692.5">
                <text:p>10692.5</text:p>
              </table:table-cell>
              <table:table-cell office:value-type="float" office:value="6366.08">
                <text:p>6366.08</text:p>
              </table:table-cell>
              <table:table-cell office:value-type="float" office:value="4154.96">
                <text:p>4154.96</text:p>
              </table:table-cell>
              <table:table-cell office:value-type="float" office:value="2913.38">
                <text:p>2913.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19110">
                <text:p>2519110</text:p>
              </table:table-cell>
              <table:table-cell office:value-type="float" office:value="1099490">
                <text:p>1099490</text:p>
              </table:table-cell>
              <table:table-cell office:value-type="float" office:value="475928">
                <text:p>475928</text:p>
              </table:table-cell>
              <table:table-cell office:value-type="float" office:value="168339">
                <text:p>168339</text:p>
              </table:table-cell>
              <table:table-cell office:value-type="float" office:value="59346.1">
                <text:p>59346.1</text:p>
              </table:table-cell>
              <table:table-cell office:value-type="float" office:value="25804">
                <text:p>25804</text:p>
              </table:table-cell>
              <table:table-cell office:value-type="float" office:value="14065">
                <text:p>14065</text:p>
              </table:table-cell>
              <table:table-cell office:value-type="float" office:value="8762.23">
                <text:p>8762.23</text:p>
              </table:table-cell>
              <table:table-cell office:value-type="float" office:value="5998.25">
                <text:p>5998.25</text:p>
              </table:table-cell>
              <table:table-cell office:value-type="float" office:value="4409.99">
                <text:p>4409.9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518410">
                <text:p>2518410</text:p>
              </table:table-cell>
              <table:table-cell office:value-type="float" office:value="1082060">
                <text:p>1082060</text:p>
              </table:table-cell>
              <table:table-cell office:value-type="float" office:value="453792">
                <text:p>453792</text:p>
              </table:table-cell>
              <table:table-cell office:value-type="float" office:value="152594">
                <text:p>152594</text:p>
              </table:table-cell>
              <table:table-cell office:value-type="float" office:value="51474">
                <text:p>51474</text:p>
              </table:table-cell>
              <table:table-cell office:value-type="float" office:value="22185.4">
                <text:p>22185.4</text:p>
              </table:table-cell>
              <table:table-cell office:value-type="float" office:value="12038.1">
                <text:p>12038.1</text:p>
              </table:table-cell>
              <table:table-cell office:value-type="float" office:value="7649.07">
                <text:p>7649.07</text:p>
              </table:table-cell>
              <table:table-cell office:value-type="float" office:value="5344.23">
                <text:p>5344.23</text:p>
              </table:table-cell>
              <table:table-cell office:value-type="float" office:value="3966.52">
                <text:p>3966.5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97770">
                <text:p>2497770</text:p>
              </table:table-cell>
              <table:table-cell office:value-type="float" office:value="1081220">
                <text:p>1081220</text:p>
              </table:table-cell>
              <table:table-cell office:value-type="float" office:value="457901">
                <text:p>457901</text:p>
              </table:table-cell>
              <table:table-cell office:value-type="float" office:value="159648">
                <text:p>159648</text:p>
              </table:table-cell>
              <table:table-cell office:value-type="float" office:value="54689.9">
                <text:p>54689.9</text:p>
              </table:table-cell>
              <table:table-cell office:value-type="float" office:value="23264.5">
                <text:p>23264.5</text:p>
              </table:table-cell>
              <table:table-cell office:value-type="float" office:value="12483.4">
                <text:p>12483.4</text:p>
              </table:table-cell>
              <table:table-cell office:value-type="float" office:value="7753.31">
                <text:p>7753.31</text:p>
              </table:table-cell>
              <table:table-cell office:value-type="float" office:value="5320.51">
                <text:p>5320.51</text:p>
              </table:table-cell>
              <table:table-cell office:value-type="float" office:value="3911.3">
                <text:p>3911.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15470">
                <text:p>2515470</text:p>
              </table:table-cell>
              <table:table-cell office:value-type="float" office:value="1105900">
                <text:p>1105900</text:p>
              </table:table-cell>
              <table:table-cell office:value-type="float" office:value="473583">
                <text:p>473583</text:p>
              </table:table-cell>
              <table:table-cell office:value-type="float" office:value="167461">
                <text:p>167461</text:p>
              </table:table-cell>
              <table:table-cell office:value-type="float" office:value="57967.5">
                <text:p>57967.5</text:p>
              </table:table-cell>
              <table:table-cell office:value-type="float" office:value="24941.7">
                <text:p>24941.7</text:p>
              </table:table-cell>
              <table:table-cell office:value-type="float" office:value="13366.5">
                <text:p>13366.5</text:p>
              </table:table-cell>
              <table:table-cell office:value-type="float" office:value="8246.69">
                <text:p>8246.69</text:p>
              </table:table-cell>
              <table:table-cell office:value-type="float" office:value="5539.18">
                <text:p>5539.18</text:p>
              </table:table-cell>
              <table:table-cell office:value-type="float" office:value="4006.38">
                <text:p>4006.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552190">
                <text:p>2552190</text:p>
              </table:table-cell>
              <table:table-cell office:value-type="float" office:value="1109210">
                <text:p>1109210</text:p>
              </table:table-cell>
              <table:table-cell office:value-type="float" office:value="469954">
                <text:p>469954</text:p>
              </table:table-cell>
              <table:table-cell office:value-type="float" office:value="162699">
                <text:p>162699</text:p>
              </table:table-cell>
              <table:table-cell office:value-type="float" office:value="56512.2">
                <text:p>56512.2</text:p>
              </table:table-cell>
              <table:table-cell office:value-type="float" office:value="24912.5">
                <text:p>24912.5</text:p>
              </table:table-cell>
              <table:table-cell office:value-type="float" office:value="13627.9">
                <text:p>13627.9</text:p>
              </table:table-cell>
              <table:table-cell office:value-type="float" office:value="8511.13">
                <text:p>8511.13</text:p>
              </table:table-cell>
              <table:table-cell office:value-type="float" office:value="5832.07">
                <text:p>5832.07</text:p>
              </table:table-cell>
              <table:table-cell office:value-type="float" office:value="4249.06">
                <text:p>4249.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15260">
                <text:p>2415260</text:p>
              </table:table-cell>
              <table:table-cell office:value-type="float" office:value="1044980">
                <text:p>1044980</text:p>
              </table:table-cell>
              <table:table-cell office:value-type="float" office:value="441098">
                <text:p>441098</text:p>
              </table:table-cell>
              <table:table-cell office:value-type="float" office:value="149135">
                <text:p>149135</text:p>
              </table:table-cell>
              <table:table-cell office:value-type="float" office:value="50553.4">
                <text:p>50553.4</text:p>
              </table:table-cell>
              <table:table-cell office:value-type="float" office:value="21720.4">
                <text:p>21720.4</text:p>
              </table:table-cell>
              <table:table-cell office:value-type="float" office:value="11721.1">
                <text:p>11721.1</text:p>
              </table:table-cell>
              <table:table-cell office:value-type="float" office:value="7365.81">
                <text:p>7365.81</text:p>
              </table:table-cell>
              <table:table-cell office:value-type="float" office:value="5050.55">
                <text:p>5050.55</text:p>
              </table:table-cell>
              <table:table-cell office:value-type="float" office:value="3723.33">
                <text:p>3723.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296480">
                <text:p>2296480</text:p>
              </table:table-cell>
              <table:table-cell office:value-type="float" office:value="1038880">
                <text:p>1038880</text:p>
              </table:table-cell>
              <table:table-cell office:value-type="float" office:value="454350">
                <text:p>454350</text:p>
              </table:table-cell>
              <table:table-cell office:value-type="float" office:value="158372">
                <text:p>158372</text:p>
              </table:table-cell>
              <table:table-cell office:value-type="float" office:value="53078.7">
                <text:p>53078.7</text:p>
              </table:table-cell>
              <table:table-cell office:value-type="float" office:value="22060.6">
                <text:p>22060.6</text:p>
              </table:table-cell>
              <table:table-cell office:value-type="float" office:value="11505.9">
                <text:p>11505.9</text:p>
              </table:table-cell>
              <table:table-cell office:value-type="float" office:value="7036.74">
                <text:p>7036.74</text:p>
              </table:table-cell>
              <table:table-cell office:value-type="float" office:value="4769.03">
                <text:p>4769.03</text:p>
              </table:table-cell>
              <table:table-cell office:value-type="float" office:value="3420.22">
                <text:p>3420.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522190">
                <text:p>2522190</text:p>
              </table:table-cell>
              <table:table-cell office:value-type="float" office:value="1107640">
                <text:p>1107640</text:p>
              </table:table-cell>
              <table:table-cell office:value-type="float" office:value="464520">
                <text:p>464520</text:p>
              </table:table-cell>
              <table:table-cell office:value-type="float" office:value="154727">
                <text:p>154727</text:p>
              </table:table-cell>
              <table:table-cell office:value-type="float" office:value="52047.4">
                <text:p>52047.4</text:p>
              </table:table-cell>
              <table:table-cell office:value-type="float" office:value="22569.5">
                <text:p>22569.5</text:p>
              </table:table-cell>
              <table:table-cell office:value-type="float" office:value="12271.9">
                <text:p>12271.9</text:p>
              </table:table-cell>
              <table:table-cell office:value-type="float" office:value="7711.9">
                <text:p>7711.9</text:p>
              </table:table-cell>
              <table:table-cell office:value-type="float" office:value="5296.64">
                <text:p>5296.64</text:p>
              </table:table-cell>
              <table:table-cell office:value-type="float" office:value="3907.19">
                <text:p>3907.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21910">
                <text:p>2321910</text:p>
              </table:table-cell>
              <table:table-cell office:value-type="float" office:value="1054640">
                <text:p>1054640</text:p>
              </table:table-cell>
              <table:table-cell office:value-type="float" office:value="455197">
                <text:p>455197</text:p>
              </table:table-cell>
              <table:table-cell office:value-type="float" office:value="154301">
                <text:p>154301</text:p>
              </table:table-cell>
              <table:table-cell office:value-type="float" office:value="51892.6">
                <text:p>51892.6</text:p>
              </table:table-cell>
              <table:table-cell office:value-type="float" office:value="22262.9">
                <text:p>22262.9</text:p>
              </table:table-cell>
              <table:table-cell office:value-type="float" office:value="11995.8">
                <text:p>11995.8</text:p>
              </table:table-cell>
              <table:table-cell office:value-type="float" office:value="7500.6">
                <text:p>7500.6</text:p>
              </table:table-cell>
              <table:table-cell office:value-type="float" office:value="5199.21">
                <text:p>5199.21</text:p>
              </table:table-cell>
              <table:table-cell office:value-type="float" office:value="3848.47">
                <text:p>3848.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12680">
                <text:p>2412680</text:p>
              </table:table-cell>
              <table:table-cell office:value-type="float" office:value="1068620">
                <text:p>1068620</text:p>
              </table:table-cell>
              <table:table-cell office:value-type="float" office:value="449797">
                <text:p>449797</text:p>
              </table:table-cell>
              <table:table-cell office:value-type="float" office:value="150188">
                <text:p>150188</text:p>
              </table:table-cell>
              <table:table-cell office:value-type="float" office:value="49165.4">
                <text:p>49165.4</text:p>
              </table:table-cell>
              <table:table-cell office:value-type="float" office:value="20414.5">
                <text:p>20414.5</text:p>
              </table:table-cell>
              <table:table-cell office:value-type="float" office:value="10745.6">
                <text:p>10745.6</text:p>
              </table:table-cell>
              <table:table-cell office:value-type="float" office:value="6559.96">
                <text:p>6559.96</text:p>
              </table:table-cell>
              <table:table-cell office:value-type="float" office:value="4387.97">
                <text:p>4387.97</text:p>
              </table:table-cell>
              <table:table-cell office:value-type="float" office:value="3176.74">
                <text:p>3176.7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06320">
                <text:p>2606320</text:p>
              </table:table-cell>
              <table:table-cell office:value-type="float" office:value="1138720">
                <text:p>1138720</text:p>
              </table:table-cell>
              <table:table-cell office:value-type="float" office:value="471154">
                <text:p>471154</text:p>
              </table:table-cell>
              <table:table-cell office:value-type="float" office:value="156336">
                <text:p>156336</text:p>
              </table:table-cell>
              <table:table-cell office:value-type="float" office:value="53646.9">
                <text:p>53646.9</text:p>
              </table:table-cell>
              <table:table-cell office:value-type="float" office:value="23940.3">
                <text:p>23940.3</text:p>
              </table:table-cell>
              <table:table-cell office:value-type="float" office:value="13319.9">
                <text:p>13319.9</text:p>
              </table:table-cell>
              <table:table-cell office:value-type="float" office:value="8522.71">
                <text:p>8522.71</text:p>
              </table:table-cell>
              <table:table-cell office:value-type="float" office:value="5978.23">
                <text:p>5978.23</text:p>
              </table:table-cell>
              <table:table-cell office:value-type="float" office:value="4466.11">
                <text:p>4466.1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08800">
                <text:p>2208800</text:p>
              </table:table-cell>
              <table:table-cell office:value-type="float" office:value="975170">
                <text:p>975170</text:p>
              </table:table-cell>
              <table:table-cell office:value-type="float" office:value="402012">
                <text:p>402012</text:p>
              </table:table-cell>
              <table:table-cell office:value-type="float" office:value="132203">
                <text:p>132203</text:p>
              </table:table-cell>
              <table:table-cell office:value-type="float" office:value="44502.6">
                <text:p>44502.6</text:p>
              </table:table-cell>
              <table:table-cell office:value-type="float" office:value="19234.1">
                <text:p>19234.1</text:p>
              </table:table-cell>
              <table:table-cell office:value-type="float" office:value="10343.6">
                <text:p>10343.6</text:p>
              </table:table-cell>
              <table:table-cell office:value-type="float" office:value="6446.37">
                <text:p>6446.37</text:p>
              </table:table-cell>
              <table:table-cell office:value-type="float" office:value="4449.28">
                <text:p>4449.28</text:p>
              </table:table-cell>
              <table:table-cell office:value-type="float" office:value="3293.87">
                <text:p>3293.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321060">
                <text:p>2321060</text:p>
              </table:table-cell>
              <table:table-cell office:value-type="float" office:value="1027130">
                <text:p>1027130</text:p>
              </table:table-cell>
              <table:table-cell office:value-type="float" office:value="434918">
                <text:p>434918</text:p>
              </table:table-cell>
              <table:table-cell office:value-type="float" office:value="149140">
                <text:p>149140</text:p>
              </table:table-cell>
              <table:table-cell office:value-type="float" office:value="51139.5">
                <text:p>51139.5</text:p>
              </table:table-cell>
              <table:table-cell office:value-type="float" office:value="22120.8">
                <text:p>22120.8</text:p>
              </table:table-cell>
              <table:table-cell office:value-type="float" office:value="11970.4">
                <text:p>11970.4</text:p>
              </table:table-cell>
              <table:table-cell office:value-type="float" office:value="7495.68">
                <text:p>7495.68</text:p>
              </table:table-cell>
              <table:table-cell office:value-type="float" office:value="5152.89">
                <text:p>5152.89</text:p>
              </table:table-cell>
              <table:table-cell office:value-type="float" office:value="3783.4">
                <text:p>3783.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293880">
                <text:p>2293880</text:p>
              </table:table-cell>
              <table:table-cell office:value-type="float" office:value="1020300">
                <text:p>1020300</text:p>
              </table:table-cell>
              <table:table-cell office:value-type="float" office:value="421370">
                <text:p>421370</text:p>
              </table:table-cell>
              <table:table-cell office:value-type="float" office:value="136898">
                <text:p>136898</text:p>
              </table:table-cell>
              <table:table-cell office:value-type="float" office:value="46437.4">
                <text:p>46437.4</text:p>
              </table:table-cell>
              <table:table-cell office:value-type="float" office:value="20709.9">
                <text:p>20709.9</text:p>
              </table:table-cell>
              <table:table-cell office:value-type="float" office:value="11432.7">
                <text:p>11432.7</text:p>
              </table:table-cell>
              <table:table-cell office:value-type="float" office:value="7285.28">
                <text:p>7285.28</text:p>
              </table:table-cell>
              <table:table-cell office:value-type="float" office:value="5080.06">
                <text:p>5080.06</text:p>
              </table:table-cell>
              <table:table-cell office:value-type="float" office:value="3817.42">
                <text:p>3817.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285010">
                <text:p>2285010</text:p>
              </table:table-cell>
              <table:table-cell office:value-type="float" office:value="1033960">
                <text:p>1033960</text:p>
              </table:table-cell>
              <table:table-cell office:value-type="float" office:value="441399">
                <text:p>441399</text:p>
              </table:table-cell>
              <table:table-cell office:value-type="float" office:value="151148">
                <text:p>151148</text:p>
              </table:table-cell>
              <table:table-cell office:value-type="float" office:value="50990.8">
                <text:p>50990.8</text:p>
              </table:table-cell>
              <table:table-cell office:value-type="float" office:value="21753.6">
                <text:p>21753.6</text:p>
              </table:table-cell>
              <table:table-cell office:value-type="float" office:value="11626">
                <text:p>11626</text:p>
              </table:table-cell>
              <table:table-cell office:value-type="float" office:value="7226.02">
                <text:p>7226.02</text:p>
              </table:table-cell>
              <table:table-cell office:value-type="float" office:value="4924.79">
                <text:p>4924.79</text:p>
              </table:table-cell>
              <table:table-cell office:value-type="float" office:value="3638.75">
                <text:p>3638.7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75770">
                <text:p>2375770</text:p>
              </table:table-cell>
              <table:table-cell office:value-type="float" office:value="1054750">
                <text:p>1054750</text:p>
              </table:table-cell>
              <table:table-cell office:value-type="float" office:value="436275">
                <text:p>436275</text:p>
              </table:table-cell>
              <table:table-cell office:value-type="float" office:value="149236">
                <text:p>149236</text:p>
              </table:table-cell>
              <table:table-cell office:value-type="float" office:value="51882.7">
                <text:p>51882.7</text:p>
              </table:table-cell>
              <table:table-cell office:value-type="float" office:value="22943.7">
                <text:p>22943.7</text:p>
              </table:table-cell>
              <table:table-cell office:value-type="float" office:value="12716.8">
                <text:p>12716.8</text:p>
              </table:table-cell>
              <table:table-cell office:value-type="float" office:value="8094.85">
                <text:p>8094.85</text:p>
              </table:table-cell>
              <table:table-cell office:value-type="float" office:value="5621.73">
                <text:p>5621.73</text:p>
              </table:table-cell>
              <table:table-cell office:value-type="float" office:value="4169.76">
                <text:p>4169.7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235910">
                <text:p>2235910</text:p>
              </table:table-cell>
              <table:table-cell office:value-type="float" office:value="1014370">
                <text:p>1014370</text:p>
              </table:table-cell>
              <table:table-cell office:value-type="float" office:value="423639">
                <text:p>423639</text:p>
              </table:table-cell>
              <table:table-cell office:value-type="float" office:value="143560">
                <text:p>143560</text:p>
              </table:table-cell>
              <table:table-cell office:value-type="float" office:value="49920.3">
                <text:p>49920.3</text:p>
              </table:table-cell>
              <table:table-cell office:value-type="float" office:value="21642.5">
                <text:p>21642.5</text:p>
              </table:table-cell>
              <table:table-cell office:value-type="float" office:value="11646.5">
                <text:p>11646.5</text:p>
              </table:table-cell>
              <table:table-cell office:value-type="float" office:value="7205.24">
                <text:p>7205.24</text:p>
              </table:table-cell>
              <table:table-cell office:value-type="float" office:value="4928.68">
                <text:p>4928.68</text:p>
              </table:table-cell>
              <table:table-cell office:value-type="float" office:value="3584.61">
                <text:p>3584.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203510">
                <text:p>2203510</text:p>
              </table:table-cell>
              <table:table-cell office:value-type="float" office:value="989163">
                <text:p>989163</text:p>
              </table:table-cell>
              <table:table-cell office:value-type="float" office:value="416476">
                <text:p>416476</text:p>
              </table:table-cell>
              <table:table-cell office:value-type="float" office:value="138770">
                <text:p>138770</text:p>
              </table:table-cell>
              <table:table-cell office:value-type="float" office:value="46537.3">
                <text:p>46537.3</text:p>
              </table:table-cell>
              <table:table-cell office:value-type="float" office:value="19466.7">
                <text:p>19466.7</text:p>
              </table:table-cell>
              <table:table-cell office:value-type="float" office:value="10335.2">
                <text:p>10335.2</text:p>
              </table:table-cell>
              <table:table-cell office:value-type="float" office:value="6384.71">
                <text:p>6384.71</text:p>
              </table:table-cell>
              <table:table-cell office:value-type="float" office:value="4348.58">
                <text:p>4348.58</text:p>
              </table:table-cell>
              <table:table-cell office:value-type="float" office:value="3153.7">
                <text:p>3153.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144340">
                <text:p>2144340</text:p>
              </table:table-cell>
              <table:table-cell office:value-type="float" office:value="967319">
                <text:p>967319</text:p>
              </table:table-cell>
              <table:table-cell office:value-type="float" office:value="406735">
                <text:p>406735</text:p>
              </table:table-cell>
              <table:table-cell office:value-type="float" office:value="137344">
                <text:p>137344</text:p>
              </table:table-cell>
              <table:table-cell office:value-type="float" office:value="46843">
                <text:p>46843</text:p>
              </table:table-cell>
              <table:table-cell office:value-type="float" office:value="19909.1">
                <text:p>19909.1</text:p>
              </table:table-cell>
              <table:table-cell office:value-type="float" office:value="10557.4">
                <text:p>10557.4</text:p>
              </table:table-cell>
              <table:table-cell office:value-type="float" office:value="6581.87">
                <text:p>6581.87</text:p>
              </table:table-cell>
              <table:table-cell office:value-type="float" office:value="4544.26">
                <text:p>4544.26</text:p>
              </table:table-cell>
              <table:table-cell office:value-type="float" office:value="3329.52">
                <text:p>3329.5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299740">
                <text:p>2299740</text:p>
              </table:table-cell>
              <table:table-cell office:value-type="float" office:value="1028420">
                <text:p>1028420</text:p>
              </table:table-cell>
              <table:table-cell office:value-type="float" office:value="419395">
                <text:p>419395</text:p>
              </table:table-cell>
              <table:table-cell office:value-type="float" office:value="136233">
                <text:p>136233</text:p>
              </table:table-cell>
              <table:table-cell office:value-type="float" office:value="46067.1">
                <text:p>46067.1</text:p>
              </table:table-cell>
              <table:table-cell office:value-type="float" office:value="19840.3">
                <text:p>19840.3</text:p>
              </table:table-cell>
              <table:table-cell office:value-type="float" office:value="10671">
                <text:p>10671</text:p>
              </table:table-cell>
              <table:table-cell office:value-type="float" office:value="6626.49">
                <text:p>6626.49</text:p>
              </table:table-cell>
              <table:table-cell office:value-type="float" office:value="4555.42">
                <text:p>4555.42</text:p>
              </table:table-cell>
              <table:table-cell office:value-type="float" office:value="3353.76">
                <text:p>3353.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05130">
                <text:p>2205130</text:p>
              </table:table-cell>
              <table:table-cell office:value-type="float" office:value="983690">
                <text:p>983690</text:p>
              </table:table-cell>
              <table:table-cell office:value-type="float" office:value="400425">
                <text:p>400425</text:p>
              </table:table-cell>
              <table:table-cell office:value-type="float" office:value="132617">
                <text:p>132617</text:p>
              </table:table-cell>
              <table:table-cell office:value-type="float" office:value="45335.9">
                <text:p>45335.9</text:p>
              </table:table-cell>
              <table:table-cell office:value-type="float" office:value="19863">
                <text:p>19863</text:p>
              </table:table-cell>
              <table:table-cell office:value-type="float" office:value="10854.1">
                <text:p>10854.1</text:p>
              </table:table-cell>
              <table:table-cell office:value-type="float" office:value="6837.17">
                <text:p>6837.17</text:p>
              </table:table-cell>
              <table:table-cell office:value-type="float" office:value="4726.87">
                <text:p>4726.87</text:p>
              </table:table-cell>
              <table:table-cell office:value-type="float" office:value="3484.92">
                <text:p>3484.9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329230">
                <text:p>2329230</text:p>
              </table:table-cell>
              <table:table-cell office:value-type="float" office:value="1038750">
                <text:p>1038750</text:p>
              </table:table-cell>
              <table:table-cell office:value-type="float" office:value="425501">
                <text:p>425501</text:p>
              </table:table-cell>
              <table:table-cell office:value-type="float" office:value="143463">
                <text:p>143463</text:p>
              </table:table-cell>
              <table:table-cell office:value-type="float" office:value="49427.9">
                <text:p>49427.9</text:p>
              </table:table-cell>
              <table:table-cell office:value-type="float" office:value="21372.4">
                <text:p>21372.4</text:p>
              </table:table-cell>
              <table:table-cell office:value-type="float" office:value="11651.2">
                <text:p>11651.2</text:p>
              </table:table-cell>
              <table:table-cell office:value-type="float" office:value="7409.29">
                <text:p>7409.29</text:p>
              </table:table-cell>
              <table:table-cell office:value-type="float" office:value="5200.13">
                <text:p>5200.13</text:p>
              </table:table-cell>
              <table:table-cell office:value-type="float" office:value="3895.72">
                <text:p>3895.7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224700">
                <text:p>2224700</text:p>
              </table:table-cell>
              <table:table-cell office:value-type="float" office:value="996180">
                <text:p>996180</text:p>
              </table:table-cell>
              <table:table-cell office:value-type="float" office:value="409718">
                <text:p>409718</text:p>
              </table:table-cell>
              <table:table-cell office:value-type="float" office:value="138212">
                <text:p>138212</text:p>
              </table:table-cell>
              <table:table-cell office:value-type="float" office:value="49094.2">
                <text:p>49094.2</text:p>
              </table:table-cell>
              <table:table-cell office:value-type="float" office:value="22316.8">
                <text:p>22316.8</text:p>
              </table:table-cell>
              <table:table-cell office:value-type="float" office:value="12403">
                <text:p>12403</text:p>
              </table:table-cell>
              <table:table-cell office:value-type="float" office:value="7933.07">
                <text:p>7933.07</text:p>
              </table:table-cell>
              <table:table-cell office:value-type="float" office:value="5566.36">
                <text:p>5566.36</text:p>
              </table:table-cell>
              <table:table-cell office:value-type="float" office:value="4152.8">
                <text:p>4152.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221820">
                <text:p>2221820</text:p>
              </table:table-cell>
              <table:table-cell office:value-type="float" office:value="1007210">
                <text:p>1007210</text:p>
              </table:table-cell>
              <table:table-cell office:value-type="float" office:value="412422">
                <text:p>412422</text:p>
              </table:table-cell>
              <table:table-cell office:value-type="float" office:value="135670">
                <text:p>135670</text:p>
              </table:table-cell>
              <table:table-cell office:value-type="float" office:value="47553.1">
                <text:p>47553.1</text:p>
              </table:table-cell>
              <table:table-cell office:value-type="float" office:value="21094.9">
                <text:p>21094.9</text:p>
              </table:table-cell>
              <table:table-cell office:value-type="float" office:value="11443.2">
                <text:p>11443.2</text:p>
              </table:table-cell>
              <table:table-cell office:value-type="float" office:value="7217.56">
                <text:p>7217.56</text:p>
              </table:table-cell>
              <table:table-cell office:value-type="float" office:value="4989.68">
                <text:p>4989.68</text:p>
              </table:table-cell>
              <table:table-cell office:value-type="float" office:value="3707.61">
                <text:p>3707.6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232660">
                <text:p>2232660</text:p>
              </table:table-cell>
              <table:table-cell office:value-type="float" office:value="1003520">
                <text:p>1003520</text:p>
              </table:table-cell>
              <table:table-cell office:value-type="float" office:value="408086">
                <text:p>408086</text:p>
              </table:table-cell>
              <table:table-cell office:value-type="float" office:value="134630">
                <text:p>134630</text:p>
              </table:table-cell>
              <table:table-cell office:value-type="float" office:value="46145.4">
                <text:p>46145.4</text:p>
              </table:table-cell>
              <table:table-cell office:value-type="float" office:value="19825.3">
                <text:p>19825.3</text:p>
              </table:table-cell>
              <table:table-cell office:value-type="float" office:value="10518.5">
                <text:p>10518.5</text:p>
              </table:table-cell>
              <table:table-cell office:value-type="float" office:value="6436.76">
                <text:p>6436.76</text:p>
              </table:table-cell>
              <table:table-cell office:value-type="float" office:value="4337.19">
                <text:p>4337.19</text:p>
              </table:table-cell>
              <table:table-cell office:value-type="float" office:value="3125.52">
                <text:p>3125.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32490">
                <text:p>2032490</text:p>
              </table:table-cell>
              <table:table-cell office:value-type="float" office:value="928563">
                <text:p>928563</text:p>
              </table:table-cell>
              <table:table-cell office:value-type="float" office:value="385444">
                <text:p>385444</text:p>
              </table:table-cell>
              <table:table-cell office:value-type="float" office:value="129597">
                <text:p>129597</text:p>
              </table:table-cell>
              <table:table-cell office:value-type="float" office:value="46213.9">
                <text:p>46213.9</text:p>
              </table:table-cell>
              <table:table-cell office:value-type="float" office:value="20789">
                <text:p>20789</text:p>
              </table:table-cell>
              <table:table-cell office:value-type="float" office:value="11607">
                <text:p>11607</text:p>
              </table:table-cell>
              <table:table-cell office:value-type="float" office:value="7367.51">
                <text:p>7367.51</text:p>
              </table:table-cell>
              <table:table-cell office:value-type="float" office:value="5091.01">
                <text:p>5091.01</text:p>
              </table:table-cell>
              <table:table-cell office:value-type="float" office:value="3733.54">
                <text:p>3733.5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099990">
                <text:p>2099990</text:p>
              </table:table-cell>
              <table:table-cell office:value-type="float" office:value="939300">
                <text:p>939300</text:p>
              </table:table-cell>
              <table:table-cell office:value-type="float" office:value="379837">
                <text:p>379837</text:p>
              </table:table-cell>
              <table:table-cell office:value-type="float" office:value="124440">
                <text:p>124440</text:p>
              </table:table-cell>
              <table:table-cell office:value-type="float" office:value="43095.9">
                <text:p>43095.9</text:p>
              </table:table-cell>
              <table:table-cell office:value-type="float" office:value="19000.9">
                <text:p>19000.9</text:p>
              </table:table-cell>
              <table:table-cell office:value-type="float" office:value="10283.4">
                <text:p>10283.4</text:p>
              </table:table-cell>
              <table:table-cell office:value-type="float" office:value="6317.6">
                <text:p>6317.6</text:p>
              </table:table-cell>
              <table:table-cell office:value-type="float" office:value="4278.91">
                <text:p>4278.91</text:p>
              </table:table-cell>
              <table:table-cell office:value-type="float" office:value="3098.9">
                <text:p>3098.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019350">
                <text:p>2019350</text:p>
              </table:table-cell>
              <table:table-cell office:value-type="float" office:value="897796">
                <text:p>897796</text:p>
              </table:table-cell>
              <table:table-cell office:value-type="float" office:value="363920">
                <text:p>363920</text:p>
              </table:table-cell>
              <table:table-cell office:value-type="float" office:value="122799">
                <text:p>122799</text:p>
              </table:table-cell>
              <table:table-cell office:value-type="float" office:value="43930.8">
                <text:p>43930.8</text:p>
              </table:table-cell>
              <table:table-cell office:value-type="float" office:value="19661">
                <text:p>19661</text:p>
              </table:table-cell>
              <table:table-cell office:value-type="float" office:value="10799.4">
                <text:p>10799.4</text:p>
              </table:table-cell>
              <table:table-cell office:value-type="float" office:value="6770.74">
                <text:p>6770.74</text:p>
              </table:table-cell>
              <table:table-cell office:value-type="float" office:value="4676.26">
                <text:p>4676.26</text:p>
              </table:table-cell>
              <table:table-cell office:value-type="float" office:value="3415.49">
                <text:p>3415.4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168570">
                <text:p>2168570</text:p>
              </table:table-cell>
              <table:table-cell office:value-type="float" office:value="953515">
                <text:p>953515</text:p>
              </table:table-cell>
              <table:table-cell office:value-type="float" office:value="380085">
                <text:p>380085</text:p>
              </table:table-cell>
              <table:table-cell office:value-type="float" office:value="126722">
                <text:p>126722</text:p>
              </table:table-cell>
              <table:table-cell office:value-type="float" office:value="44930.2">
                <text:p>44930.2</text:p>
              </table:table-cell>
              <table:table-cell office:value-type="float" office:value="19985.5">
                <text:p>19985.5</text:p>
              </table:table-cell>
              <table:table-cell office:value-type="float" office:value="10974.9">
                <text:p>10974.9</text:p>
              </table:table-cell>
              <table:table-cell office:value-type="float" office:value="6852.23">
                <text:p>6852.23</text:p>
              </table:table-cell>
              <table:table-cell office:value-type="float" office:value="4679.05">
                <text:p>4679.05</text:p>
              </table:table-cell>
              <table:table-cell office:value-type="float" office:value="3358.79">
                <text:p>3358.7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178570">
                <text:p>2178570</text:p>
              </table:table-cell>
              <table:table-cell office:value-type="float" office:value="987220">
                <text:p>987220</text:p>
              </table:table-cell>
              <table:table-cell office:value-type="float" office:value="400560">
                <text:p>400560</text:p>
              </table:table-cell>
              <table:table-cell office:value-type="float" office:value="135060">
                <text:p>135060</text:p>
              </table:table-cell>
              <table:table-cell office:value-type="float" office:value="47523.1">
                <text:p>47523.1</text:p>
              </table:table-cell>
              <table:table-cell office:value-type="float" office:value="21207.9">
                <text:p>21207.9</text:p>
              </table:table-cell>
              <table:table-cell office:value-type="float" office:value="11787.9">
                <text:p>11787.9</text:p>
              </table:table-cell>
              <table:table-cell office:value-type="float" office:value="7567.75">
                <text:p>7567.75</text:p>
              </table:table-cell>
              <table:table-cell office:value-type="float" office:value="5288.71">
                <text:p>5288.71</text:p>
              </table:table-cell>
              <table:table-cell office:value-type="float" office:value="3895.65">
                <text:p>3895.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73580">
                <text:p>2173580</text:p>
              </table:table-cell>
              <table:table-cell office:value-type="float" office:value="983514">
                <text:p>983514</text:p>
              </table:table-cell>
              <table:table-cell office:value-type="float" office:value="401286">
                <text:p>401286</text:p>
              </table:table-cell>
              <table:table-cell office:value-type="float" office:value="133331">
                <text:p>133331</text:p>
              </table:table-cell>
              <table:table-cell office:value-type="float" office:value="46353.6">
                <text:p>46353.6</text:p>
              </table:table-cell>
              <table:table-cell office:value-type="float" office:value="20597">
                <text:p>20597</text:p>
              </table:table-cell>
              <table:table-cell office:value-type="float" office:value="11489.2">
                <text:p>11489.2</text:p>
              </table:table-cell>
              <table:table-cell office:value-type="float" office:value="7395.57">
                <text:p>7395.57</text:p>
              </table:table-cell>
              <table:table-cell office:value-type="float" office:value="5177.3">
                <text:p>5177.3</text:p>
              </table:table-cell>
              <table:table-cell office:value-type="float" office:value="3862.57">
                <text:p>3862.5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048410">
                <text:p>2048410</text:p>
              </table:table-cell>
              <table:table-cell office:value-type="float" office:value="921928">
                <text:p>921928</text:p>
              </table:table-cell>
              <table:table-cell office:value-type="float" office:value="378544">
                <text:p>378544</text:p>
              </table:table-cell>
              <table:table-cell office:value-type="float" office:value="127405">
                <text:p>127405</text:p>
              </table:table-cell>
              <table:table-cell office:value-type="float" office:value="45620.1">
                <text:p>45620.1</text:p>
              </table:table-cell>
              <table:table-cell office:value-type="float" office:value="20780.2">
                <text:p>20780.2</text:p>
              </table:table-cell>
              <table:table-cell office:value-type="float" office:value="11668.9">
                <text:p>11668.9</text:p>
              </table:table-cell>
              <table:table-cell office:value-type="float" office:value="7499.35">
                <text:p>7499.35</text:p>
              </table:table-cell>
              <table:table-cell office:value-type="float" office:value="5230.27">
                <text:p>5230.27</text:p>
              </table:table-cell>
              <table:table-cell office:value-type="float" office:value="3872.72">
                <text:p>3872.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051960">
                <text:p>2051960</text:p>
              </table:table-cell>
              <table:table-cell office:value-type="float" office:value="941587">
                <text:p>941587</text:p>
              </table:table-cell>
              <table:table-cell office:value-type="float" office:value="385946">
                <text:p>385946</text:p>
              </table:table-cell>
              <table:table-cell office:value-type="float" office:value="129143">
                <text:p>129143</text:p>
              </table:table-cell>
              <table:table-cell office:value-type="float" office:value="45962.5">
                <text:p>45962.5</text:p>
              </table:table-cell>
              <table:table-cell office:value-type="float" office:value="20921.7">
                <text:p>20921.7</text:p>
              </table:table-cell>
              <table:table-cell office:value-type="float" office:value="11591.6">
                <text:p>11591.6</text:p>
              </table:table-cell>
              <table:table-cell office:value-type="float" office:value="7302.27">
                <text:p>7302.27</text:p>
              </table:table-cell>
              <table:table-cell office:value-type="float" office:value="5032.58">
                <text:p>5032.58</text:p>
              </table:table-cell>
              <table:table-cell office:value-type="float" office:value="3695.99">
                <text:p>3695.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127960">
                <text:p>2127960</text:p>
              </table:table-cell>
              <table:table-cell office:value-type="float" office:value="967197">
                <text:p>967197</text:p>
              </table:table-cell>
              <table:table-cell office:value-type="float" office:value="399189">
                <text:p>399189</text:p>
              </table:table-cell>
              <table:table-cell office:value-type="float" office:value="135031">
                <text:p>135031</text:p>
              </table:table-cell>
              <table:table-cell office:value-type="float" office:value="47544">
                <text:p>47544</text:p>
              </table:table-cell>
              <table:table-cell office:value-type="float" office:value="21594">
                <text:p>21594</text:p>
              </table:table-cell>
              <table:table-cell office:value-type="float" office:value="12367.6">
                <text:p>12367.6</text:p>
              </table:table-cell>
              <table:table-cell office:value-type="float" office:value="8086.04">
                <text:p>8086.04</text:p>
              </table:table-cell>
              <table:table-cell office:value-type="float" office:value="5783.54">
                <text:p>5783.54</text:p>
              </table:table-cell>
              <table:table-cell office:value-type="float" office:value="4367.5">
                <text:p>4367.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011660">
                <text:p>2011660</text:p>
              </table:table-cell>
              <table:table-cell office:value-type="float" office:value="924353">
                <text:p>924353</text:p>
              </table:table-cell>
              <table:table-cell office:value-type="float" office:value="382112">
                <text:p>382112</text:p>
              </table:table-cell>
              <table:table-cell office:value-type="float" office:value="129233">
                <text:p>129233</text:p>
              </table:table-cell>
              <table:table-cell office:value-type="float" office:value="46365.6">
                <text:p>46365.6</text:p>
              </table:table-cell>
              <table:table-cell office:value-type="float" office:value="21129.6">
                <text:p>21129.6</text:p>
              </table:table-cell>
              <table:table-cell office:value-type="float" office:value="11731.3">
                <text:p>11731.3</text:p>
              </table:table-cell>
              <table:table-cell office:value-type="float" office:value="7448.95">
                <text:p>7448.95</text:p>
              </table:table-cell>
              <table:table-cell office:value-type="float" office:value="5156.24">
                <text:p>5156.24</text:p>
              </table:table-cell>
              <table:table-cell office:value-type="float" office:value="3771.83">
                <text:p>3771.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998450">
                <text:p>1998450</text:p>
              </table:table-cell>
              <table:table-cell office:value-type="float" office:value="910057">
                <text:p>910057</text:p>
              </table:table-cell>
              <table:table-cell office:value-type="float" office:value="374718">
                <text:p>374718</text:p>
              </table:table-cell>
              <table:table-cell office:value-type="float" office:value="127170">
                <text:p>127170</text:p>
              </table:table-cell>
              <table:table-cell office:value-type="float" office:value="46265.8">
                <text:p>46265.8</text:p>
              </table:table-cell>
              <table:table-cell office:value-type="float" office:value="21870.6">
                <text:p>21870.6</text:p>
              </table:table-cell>
              <table:table-cell office:value-type="float" office:value="12813.2">
                <text:p>12813.2</text:p>
              </table:table-cell>
              <table:table-cell office:value-type="float" office:value="8480.9">
                <text:p>8480.9</text:p>
              </table:table-cell>
              <table:table-cell office:value-type="float" office:value="6052.29">
                <text:p>6052.29</text:p>
              </table:table-cell>
              <table:table-cell office:value-type="float" office:value="4565.78">
                <text:p>4565.7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862240">
                <text:p>1862240</text:p>
              </table:table-cell>
              <table:table-cell office:value-type="float" office:value="858813">
                <text:p>858813</text:p>
              </table:table-cell>
              <table:table-cell office:value-type="float" office:value="356996">
                <text:p>356996</text:p>
              </table:table-cell>
              <table:table-cell office:value-type="float" office:value="120692">
                <text:p>120692</text:p>
              </table:table-cell>
              <table:table-cell office:value-type="float" office:value="42360.1">
                <text:p>42360.1</text:p>
              </table:table-cell>
              <table:table-cell office:value-type="float" office:value="18889.6">
                <text:p>18889.6</text:p>
              </table:table-cell>
              <table:table-cell office:value-type="float" office:value="10533.6">
                <text:p>10533.6</text:p>
              </table:table-cell>
              <table:table-cell office:value-type="float" office:value="6755.67">
                <text:p>6755.67</text:p>
              </table:table-cell>
              <table:table-cell office:value-type="float" office:value="4731.59">
                <text:p>4731.59</text:p>
              </table:table-cell>
              <table:table-cell office:value-type="float" office:value="3506.97">
                <text:p>3506.9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849800">
                <text:p>1849800</text:p>
              </table:table-cell>
              <table:table-cell office:value-type="float" office:value="846697">
                <text:p>846697</text:p>
              </table:table-cell>
              <table:table-cell office:value-type="float" office:value="341557">
                <text:p>341557</text:p>
              </table:table-cell>
              <table:table-cell office:value-type="float" office:value="111119">
                <text:p>111119</text:p>
              </table:table-cell>
              <table:table-cell office:value-type="float" office:value="39510.8">
                <text:p>39510.8</text:p>
              </table:table-cell>
              <table:table-cell office:value-type="float" office:value="18273.4">
                <text:p>18273.4</text:p>
              </table:table-cell>
              <table:table-cell office:value-type="float" office:value="10401">
                <text:p>10401</text:p>
              </table:table-cell>
              <table:table-cell office:value-type="float" office:value="6810.88">
                <text:p>6810.88</text:p>
              </table:table-cell>
              <table:table-cell office:value-type="float" office:value="4880.37">
                <text:p>4880.37</text:p>
              </table:table-cell>
              <table:table-cell office:value-type="float" office:value="3706.13">
                <text:p>3706.1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832640">
                <text:p>1832640</text:p>
              </table:table-cell>
              <table:table-cell office:value-type="float" office:value="829770">
                <text:p>829770</text:p>
              </table:table-cell>
              <table:table-cell office:value-type="float" office:value="330919">
                <text:p>330919</text:p>
              </table:table-cell>
              <table:table-cell office:value-type="float" office:value="106115">
                <text:p>106115</text:p>
              </table:table-cell>
              <table:table-cell office:value-type="float" office:value="37895.3">
                <text:p>37895.3</text:p>
              </table:table-cell>
              <table:table-cell office:value-type="float" office:value="17607.1">
                <text:p>17607.1</text:p>
              </table:table-cell>
              <table:table-cell office:value-type="float" office:value="10001.1">
                <text:p>10001.1</text:p>
              </table:table-cell>
              <table:table-cell office:value-type="float" office:value="6444.87">
                <text:p>6444.87</text:p>
              </table:table-cell>
              <table:table-cell office:value-type="float" office:value="4527.5">
                <text:p>4527.5</text:p>
              </table:table-cell>
              <table:table-cell office:value-type="float" office:value="3358.34">
                <text:p>3358.3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71500">
                <text:p>1971500</text:p>
              </table:table-cell>
              <table:table-cell office:value-type="float" office:value="906986">
                <text:p>906986</text:p>
              </table:table-cell>
              <table:table-cell office:value-type="float" office:value="360156">
                <text:p>360156</text:p>
              </table:table-cell>
              <table:table-cell office:value-type="float" office:value="118875">
                <text:p>118875</text:p>
              </table:table-cell>
              <table:table-cell office:value-type="float" office:value="43164.7">
                <text:p>43164.7</text:p>
              </table:table-cell>
              <table:table-cell office:value-type="float" office:value="20133.6">
                <text:p>20133.6</text:p>
              </table:table-cell>
              <table:table-cell office:value-type="float" office:value="11476.1">
                <text:p>11476.1</text:p>
              </table:table-cell>
              <table:table-cell office:value-type="float" office:value="7423.27">
                <text:p>7423.27</text:p>
              </table:table-cell>
              <table:table-cell office:value-type="float" office:value="5180.25">
                <text:p>5180.25</text:p>
              </table:table-cell>
              <table:table-cell office:value-type="float" office:value="3812.19">
                <text:p>3812.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42170">
                <text:p>2042170</text:p>
              </table:table-cell>
              <table:table-cell office:value-type="float" office:value="901753">
                <text:p>901753</text:p>
              </table:table-cell>
              <table:table-cell office:value-type="float" office:value="343323">
                <text:p>343323</text:p>
              </table:table-cell>
              <table:table-cell office:value-type="float" office:value="109578">
                <text:p>109578</text:p>
              </table:table-cell>
              <table:table-cell office:value-type="float" office:value="39005.7">
                <text:p>39005.7</text:p>
              </table:table-cell>
              <table:table-cell office:value-type="float" office:value="18101.8">
                <text:p>18101.8</text:p>
              </table:table-cell>
              <table:table-cell office:value-type="float" office:value="10307.2">
                <text:p>10307.2</text:p>
              </table:table-cell>
              <table:table-cell office:value-type="float" office:value="6679.62">
                <text:p>6679.62</text:p>
              </table:table-cell>
              <table:table-cell office:value-type="float" office:value="4726.86">
                <text:p>4726.86</text:p>
              </table:table-cell>
              <table:table-cell office:value-type="float" office:value="3544.56">
                <text:p>3544.5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006650">
                <text:p>2006650</text:p>
              </table:table-cell>
              <table:table-cell office:value-type="float" office:value="874743">
                <text:p>874743</text:p>
              </table:table-cell>
              <table:table-cell office:value-type="float" office:value="335034">
                <text:p>335034</text:p>
              </table:table-cell>
              <table:table-cell office:value-type="float" office:value="104989">
                <text:p>104989</text:p>
              </table:table-cell>
              <table:table-cell office:value-type="float" office:value="36052.4">
                <text:p>36052.4</text:p>
              </table:table-cell>
              <table:table-cell office:value-type="float" office:value="16041.6">
                <text:p>16041.6</text:p>
              </table:table-cell>
              <table:table-cell office:value-type="float" office:value="8881.73">
                <text:p>8881.73</text:p>
              </table:table-cell>
              <table:table-cell office:value-type="float" office:value="5649.64">
                <text:p>5649.64</text:p>
              </table:table-cell>
              <table:table-cell office:value-type="float" office:value="4009.33">
                <text:p>4009.33</text:p>
              </table:table-cell>
              <table:table-cell office:value-type="float" office:value="3037.61">
                <text:p>3037.6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920850">
                <text:p>1920850</text:p>
              </table:table-cell>
              <table:table-cell office:value-type="float" office:value="865811">
                <text:p>865811</text:p>
              </table:table-cell>
              <table:table-cell office:value-type="float" office:value="344061">
                <text:p>344061</text:p>
              </table:table-cell>
              <table:table-cell office:value-type="float" office:value="111846">
                <text:p>111846</text:p>
              </table:table-cell>
              <table:table-cell office:value-type="float" office:value="38788.4">
                <text:p>38788.4</text:p>
              </table:table-cell>
              <table:table-cell office:value-type="float" office:value="17450.8">
                <text:p>17450.8</text:p>
              </table:table-cell>
              <table:table-cell office:value-type="float" office:value="9721.61">
                <text:p>9721.61</text:p>
              </table:table-cell>
              <table:table-cell office:value-type="float" office:value="6185.63">
                <text:p>6185.63</text:p>
              </table:table-cell>
              <table:table-cell office:value-type="float" office:value="4291.67">
                <text:p>4291.67</text:p>
              </table:table-cell>
              <table:table-cell office:value-type="float" office:value="3164.76">
                <text:p>3164.7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752410">
                <text:p>1752410</text:p>
              </table:table-cell>
              <table:table-cell office:value-type="float" office:value="791848">
                <text:p>791848</text:p>
              </table:table-cell>
              <table:table-cell office:value-type="float" office:value="316428">
                <text:p>316428</text:p>
              </table:table-cell>
              <table:table-cell office:value-type="float" office:value="106159">
                <text:p>106159</text:p>
              </table:table-cell>
              <table:table-cell office:value-type="float" office:value="38558.2">
                <text:p>38558.2</text:p>
              </table:table-cell>
              <table:table-cell office:value-type="float" office:value="17821.1">
                <text:p>17821.1</text:p>
              </table:table-cell>
              <table:table-cell office:value-type="float" office:value="10054.4">
                <text:p>10054.4</text:p>
              </table:table-cell>
              <table:table-cell office:value-type="float" office:value="6529.94">
                <text:p>6529.94</text:p>
              </table:table-cell>
              <table:table-cell office:value-type="float" office:value="4644.16">
                <text:p>4644.16</text:p>
              </table:table-cell>
              <table:table-cell office:value-type="float" office:value="3516.62">
                <text:p>3516.6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31400">
                <text:p>1831400</text:p>
              </table:table-cell>
              <table:table-cell office:value-type="float" office:value="836703">
                <text:p>836703</text:p>
              </table:table-cell>
              <table:table-cell office:value-type="float" office:value="337599">
                <text:p>337599</text:p>
              </table:table-cell>
              <table:table-cell office:value-type="float" office:value="114428">
                <text:p>114428</text:p>
              </table:table-cell>
              <table:table-cell office:value-type="float" office:value="40383">
                <text:p>40383</text:p>
              </table:table-cell>
              <table:table-cell office:value-type="float" office:value="18484.5">
                <text:p>18484.5</text:p>
              </table:table-cell>
              <table:table-cell office:value-type="float" office:value="10481">
                <text:p>10481</text:p>
              </table:table-cell>
              <table:table-cell office:value-type="float" office:value="6780.88">
                <text:p>6780.88</text:p>
              </table:table-cell>
              <table:table-cell office:value-type="float" office:value="4809.73">
                <text:p>4809.73</text:p>
              </table:table-cell>
              <table:table-cell office:value-type="float" office:value="3585.9">
                <text:p>3585.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864560">
                <text:p>1864560</text:p>
              </table:table-cell>
              <table:table-cell office:value-type="float" office:value="839347">
                <text:p>839347</text:p>
              </table:table-cell>
              <table:table-cell office:value-type="float" office:value="328217">
                <text:p>328217</text:p>
              </table:table-cell>
              <table:table-cell office:value-type="float" office:value="104618">
                <text:p>104618</text:p>
              </table:table-cell>
              <table:table-cell office:value-type="float" office:value="36521.9">
                <text:p>36521.9</text:p>
              </table:table-cell>
              <table:table-cell office:value-type="float" office:value="16458.1">
                <text:p>16458.1</text:p>
              </table:table-cell>
              <table:table-cell office:value-type="float" office:value="9091.99">
                <text:p>9091.99</text:p>
              </table:table-cell>
              <table:table-cell office:value-type="float" office:value="5704.94">
                <text:p>5704.94</text:p>
              </table:table-cell>
              <table:table-cell office:value-type="float" office:value="3874.37">
                <text:p>3874.37</text:p>
              </table:table-cell>
              <table:table-cell office:value-type="float" office:value="2800.41">
                <text:p>2800.4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81740">
                <text:p>1781740</text:p>
              </table:table-cell>
              <table:table-cell office:value-type="float" office:value="801347">
                <text:p>801347</text:p>
              </table:table-cell>
              <table:table-cell office:value-type="float" office:value="308755">
                <text:p>308755</text:p>
              </table:table-cell>
              <table:table-cell office:value-type="float" office:value="101782">
                <text:p>101782</text:p>
              </table:table-cell>
              <table:table-cell office:value-type="float" office:value="39088.1">
                <text:p>39088.1</text:p>
              </table:table-cell>
              <table:table-cell office:value-type="float" office:value="19028.1">
                <text:p>19028.1</text:p>
              </table:table-cell>
              <table:table-cell office:value-type="float" office:value="11175.6">
                <text:p>11175.6</text:p>
              </table:table-cell>
              <table:table-cell office:value-type="float" office:value="7339.13">
                <text:p>7339.13</text:p>
              </table:table-cell>
              <table:table-cell office:value-type="float" office:value="5163.62">
                <text:p>5163.62</text:p>
              </table:table-cell>
              <table:table-cell office:value-type="float" office:value="3825.99">
                <text:p>3825.9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859660">
                <text:p>1859660</text:p>
              </table:table-cell>
              <table:table-cell office:value-type="float" office:value="854393">
                <text:p>854393</text:p>
              </table:table-cell>
              <table:table-cell office:value-type="float" office:value="348678">
                <text:p>348678</text:p>
              </table:table-cell>
              <table:table-cell office:value-type="float" office:value="121661">
                <text:p>121661</text:p>
              </table:table-cell>
              <table:table-cell office:value-type="float" office:value="46239.7">
                <text:p>46239.7</text:p>
              </table:table-cell>
              <table:table-cell office:value-type="float" office:value="22301.9">
                <text:p>22301.9</text:p>
              </table:table-cell>
              <table:table-cell office:value-type="float" office:value="12970.2">
                <text:p>12970.2</text:p>
              </table:table-cell>
              <table:table-cell office:value-type="float" office:value="8521.01">
                <text:p>8521.01</text:p>
              </table:table-cell>
              <table:table-cell office:value-type="float" office:value="6060.05">
                <text:p>6060.05</text:p>
              </table:table-cell>
              <table:table-cell office:value-type="float" office:value="4523.1">
                <text:p>4523.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003820">
                <text:p>2003820</text:p>
              </table:table-cell>
              <table:table-cell office:value-type="float" office:value="884875">
                <text:p>884875</text:p>
              </table:table-cell>
              <table:table-cell office:value-type="float" office:value="333534">
                <text:p>333534</text:p>
              </table:table-cell>
              <table:table-cell office:value-type="float" office:value="106429">
                <text:p>106429</text:p>
              </table:table-cell>
              <table:table-cell office:value-type="float" office:value="39343.5">
                <text:p>39343.5</text:p>
              </table:table-cell>
              <table:table-cell office:value-type="float" office:value="18632.3">
                <text:p>18632.3</text:p>
              </table:table-cell>
              <table:table-cell office:value-type="float" office:value="10629.8">
                <text:p>10629.8</text:p>
              </table:table-cell>
              <table:table-cell office:value-type="float" office:value="6811.52">
                <text:p>6811.52</text:p>
              </table:table-cell>
              <table:table-cell office:value-type="float" office:value="4738.24">
                <text:p>4738.24</text:p>
              </table:table-cell>
              <table:table-cell office:value-type="float" office:value="3505.14">
                <text:p>3505.1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049630">
                <text:p>2049630</text:p>
              </table:table-cell>
              <table:table-cell office:value-type="float" office:value="918845">
                <text:p>918845</text:p>
              </table:table-cell>
              <table:table-cell office:value-type="float" office:value="354399">
                <text:p>354399</text:p>
              </table:table-cell>
              <table:table-cell office:value-type="float" office:value="111227">
                <text:p>111227</text:p>
              </table:table-cell>
              <table:table-cell office:value-type="float" office:value="37696.7">
                <text:p>37696.7</text:p>
              </table:table-cell>
              <table:table-cell office:value-type="float" office:value="16934.1">
                <text:p>16934.1</text:p>
              </table:table-cell>
              <table:table-cell office:value-type="float" office:value="9503.22">
                <text:p>9503.22</text:p>
              </table:table-cell>
              <table:table-cell office:value-type="float" office:value="6080.8">
                <text:p>6080.8</text:p>
              </table:table-cell>
              <table:table-cell office:value-type="float" office:value="4238.88">
                <text:p>4238.88</text:p>
              </table:table-cell>
              <table:table-cell office:value-type="float" office:value="3136.58">
                <text:p>3136.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60870">
                <text:p>1760870</text:p>
              </table:table-cell>
              <table:table-cell office:value-type="float" office:value="820504">
                <text:p>820504</text:p>
              </table:table-cell>
              <table:table-cell office:value-type="float" office:value="340687">
                <text:p>340687</text:p>
              </table:table-cell>
              <table:table-cell office:value-type="float" office:value="121569">
                <text:p>121569</text:p>
              </table:table-cell>
              <table:table-cell office:value-type="float" office:value="46182.8">
                <text:p>46182.8</text:p>
              </table:table-cell>
              <table:table-cell office:value-type="float" office:value="21600.6">
                <text:p>21600.6</text:p>
              </table:table-cell>
              <table:table-cell office:value-type="float" office:value="12095.6">
                <text:p>12095.6</text:p>
              </table:table-cell>
              <table:table-cell office:value-type="float" office:value="7704.66">
                <text:p>7704.66</text:p>
              </table:table-cell>
              <table:table-cell office:value-type="float" office:value="5339.4">
                <text:p>5339.4</text:p>
              </table:table-cell>
              <table:table-cell office:value-type="float" office:value="3953.48">
                <text:p>3953.4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86500">
                <text:p>1886500</text:p>
              </table:table-cell>
              <table:table-cell office:value-type="float" office:value="842525">
                <text:p>842525</text:p>
              </table:table-cell>
              <table:table-cell office:value-type="float" office:value="314298">
                <text:p>314298</text:p>
              </table:table-cell>
              <table:table-cell office:value-type="float" office:value="98427.4">
                <text:p>98427.4</text:p>
              </table:table-cell>
              <table:table-cell office:value-type="float" office:value="35520.9">
                <text:p>35520.9</text:p>
              </table:table-cell>
              <table:table-cell office:value-type="float" office:value="16466.9">
                <text:p>16466.9</text:p>
              </table:table-cell>
              <table:table-cell office:value-type="float" office:value="9381.76">
                <text:p>9381.76</text:p>
              </table:table-cell>
              <table:table-cell office:value-type="float" office:value="6039.35">
                <text:p>6039.35</text:p>
              </table:table-cell>
              <table:table-cell office:value-type="float" office:value="4194.72">
                <text:p>4194.72</text:p>
              </table:table-cell>
              <table:table-cell office:value-type="float" office:value="3075.53">
                <text:p>3075.5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778410">
                <text:p>1778410</text:p>
              </table:table-cell>
              <table:table-cell office:value-type="float" office:value="816295">
                <text:p>816295</text:p>
              </table:table-cell>
              <table:table-cell office:value-type="float" office:value="324199">
                <text:p>324199</text:p>
              </table:table-cell>
              <table:table-cell office:value-type="float" office:value="108166">
                <text:p>108166</text:p>
              </table:table-cell>
              <table:table-cell office:value-type="float" office:value="40068.8">
                <text:p>40068.8</text:p>
              </table:table-cell>
              <table:table-cell office:value-type="float" office:value="19213.5">
                <text:p>19213.5</text:p>
              </table:table-cell>
              <table:table-cell office:value-type="float" office:value="11154.2">
                <text:p>11154.2</text:p>
              </table:table-cell>
              <table:table-cell office:value-type="float" office:value="7313.97">
                <text:p>7313.97</text:p>
              </table:table-cell>
              <table:table-cell office:value-type="float" office:value="5200.92">
                <text:p>5200.92</text:p>
              </table:table-cell>
              <table:table-cell office:value-type="float" office:value="3897.14">
                <text:p>3897.1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753210">
                <text:p>1753210</text:p>
              </table:table-cell>
              <table:table-cell office:value-type="float" office:value="778310">
                <text:p>778310</text:p>
              </table:table-cell>
              <table:table-cell office:value-type="float" office:value="297995">
                <text:p>297995</text:p>
              </table:table-cell>
              <table:table-cell office:value-type="float" office:value="98341.3">
                <text:p>98341.3</text:p>
              </table:table-cell>
              <table:table-cell office:value-type="float" office:value="37939.3">
                <text:p>37939.3</text:p>
              </table:table-cell>
              <table:table-cell office:value-type="float" office:value="18311.5">
                <text:p>18311.5</text:p>
              </table:table-cell>
              <table:table-cell office:value-type="float" office:value="10513.7">
                <text:p>10513.7</text:p>
              </table:table-cell>
              <table:table-cell office:value-type="float" office:value="6782.66">
                <text:p>6782.66</text:p>
              </table:table-cell>
              <table:table-cell office:value-type="float" office:value="4766.98">
                <text:p>4766.98</text:p>
              </table:table-cell>
              <table:table-cell office:value-type="float" office:value="3549.43">
                <text:p>3549.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957450">
                <text:p>1957450</text:p>
              </table:table-cell>
              <table:table-cell office:value-type="float" office:value="879333">
                <text:p>879333</text:p>
              </table:table-cell>
              <table:table-cell office:value-type="float" office:value="326722">
                <text:p>326722</text:p>
              </table:table-cell>
              <table:table-cell office:value-type="float" office:value="102915">
                <text:p>102915</text:p>
              </table:table-cell>
              <table:table-cell office:value-type="float" office:value="37254.9">
                <text:p>37254.9</text:p>
              </table:table-cell>
              <table:table-cell office:value-type="float" office:value="17775.6">
                <text:p>17775.6</text:p>
              </table:table-cell>
              <table:table-cell office:value-type="float" office:value="10441.4">
                <text:p>10441.4</text:p>
              </table:table-cell>
              <table:table-cell office:value-type="float" office:value="6956.63">
                <text:p>6956.63</text:p>
              </table:table-cell>
              <table:table-cell office:value-type="float" office:value="4997.46">
                <text:p>4997.46</text:p>
              </table:table-cell>
              <table:table-cell office:value-type="float" office:value="3758.62">
                <text:p>3758.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709350">
                <text:p>1709350</text:p>
              </table:table-cell>
              <table:table-cell office:value-type="float" office:value="763085">
                <text:p>763085</text:p>
              </table:table-cell>
              <table:table-cell office:value-type="float" office:value="297487">
                <text:p>297487</text:p>
              </table:table-cell>
              <table:table-cell office:value-type="float" office:value="101015">
                <text:p>101015</text:p>
              </table:table-cell>
              <table:table-cell office:value-type="float" office:value="38663.8">
                <text:p>38663.8</text:p>
              </table:table-cell>
              <table:table-cell office:value-type="float" office:value="18599.1">
                <text:p>18599.1</text:p>
              </table:table-cell>
              <table:table-cell office:value-type="float" office:value="10761.8">
                <text:p>10761.8</text:p>
              </table:table-cell>
              <table:table-cell office:value-type="float" office:value="7011.29">
                <text:p>7011.29</text:p>
              </table:table-cell>
              <table:table-cell office:value-type="float" office:value="4928.87">
                <text:p>4928.87</text:p>
              </table:table-cell>
              <table:table-cell office:value-type="float" office:value="3660.09">
                <text:p>3660.0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09350">
                <text:p>1809350</text:p>
              </table:table-cell>
              <table:table-cell office:value-type="float" office:value="827595">
                <text:p>827595</text:p>
              </table:table-cell>
              <table:table-cell office:value-type="float" office:value="320821">
                <text:p>320821</text:p>
              </table:table-cell>
              <table:table-cell office:value-type="float" office:value="102582">
                <text:p>102582</text:p>
              </table:table-cell>
              <table:table-cell office:value-type="float" office:value="37069.6">
                <text:p>37069.6</text:p>
              </table:table-cell>
              <table:table-cell office:value-type="float" office:value="17354.2">
                <text:p>17354.2</text:p>
              </table:table-cell>
              <table:table-cell office:value-type="float" office:value="9938.33">
                <text:p>9938.33</text:p>
              </table:table-cell>
              <table:table-cell office:value-type="float" office:value="6519.79">
                <text:p>6519.79</text:p>
              </table:table-cell>
              <table:table-cell office:value-type="float" office:value="4663.12">
                <text:p>4663.12</text:p>
              </table:table-cell>
              <table:table-cell office:value-type="float" office:value="3519.08">
                <text:p>3519.0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717830">
                <text:p>1717830</text:p>
              </table:table-cell>
              <table:table-cell office:value-type="float" office:value="790552">
                <text:p>790552</text:p>
              </table:table-cell>
              <table:table-cell office:value-type="float" office:value="310968">
                <text:p>310968</text:p>
              </table:table-cell>
              <table:table-cell office:value-type="float" office:value="100694">
                <text:p>100694</text:p>
              </table:table-cell>
              <table:table-cell office:value-type="float" office:value="35050.1">
                <text:p>35050.1</text:p>
              </table:table-cell>
              <table:table-cell office:value-type="float" office:value="16009.1">
                <text:p>16009.1</text:p>
              </table:table-cell>
              <table:table-cell office:value-type="float" office:value="8966.74">
                <text:p>8966.74</text:p>
              </table:table-cell>
              <table:table-cell office:value-type="float" office:value="5663.51">
                <text:p>5663.51</text:p>
              </table:table-cell>
              <table:table-cell office:value-type="float" office:value="3870.87">
                <text:p>3870.87</text:p>
              </table:table-cell>
              <table:table-cell office:value-type="float" office:value="2819.05">
                <text:p>2819.0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56450">
                <text:p>1856450</text:p>
              </table:table-cell>
              <table:table-cell office:value-type="float" office:value="839618">
                <text:p>839618</text:p>
              </table:table-cell>
              <table:table-cell office:value-type="float" office:value="325517">
                <text:p>325517</text:p>
              </table:table-cell>
              <table:table-cell office:value-type="float" office:value="107033">
                <text:p>107033</text:p>
              </table:table-cell>
              <table:table-cell office:value-type="float" office:value="39336.8">
                <text:p>39336.8</text:p>
              </table:table-cell>
              <table:table-cell office:value-type="float" office:value="18531.8">
                <text:p>18531.8</text:p>
              </table:table-cell>
              <table:table-cell office:value-type="float" office:value="10573.3">
                <text:p>10573.3</text:p>
              </table:table-cell>
              <table:table-cell office:value-type="float" office:value="6853.12">
                <text:p>6853.12</text:p>
              </table:table-cell>
              <table:table-cell office:value-type="float" office:value="4839.54">
                <text:p>4839.54</text:p>
              </table:table-cell>
              <table:table-cell office:value-type="float" office:value="3609.48">
                <text:p>3609.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762330">
                <text:p>1762330</text:p>
              </table:table-cell>
              <table:table-cell office:value-type="float" office:value="793259">
                <text:p>793259</text:p>
              </table:table-cell>
              <table:table-cell office:value-type="float" office:value="294293">
                <text:p>294293</text:p>
              </table:table-cell>
              <table:table-cell office:value-type="float" office:value="90141.3">
                <text:p>90141.3</text:p>
              </table:table-cell>
              <table:table-cell office:value-type="float" office:value="32539.3">
                <text:p>32539.3</text:p>
              </table:table-cell>
              <table:table-cell office:value-type="float" office:value="15783.5">
                <text:p>15783.5</text:p>
              </table:table-cell>
              <table:table-cell office:value-type="float" office:value="9389.91">
                <text:p>9389.91</text:p>
              </table:table-cell>
              <table:table-cell office:value-type="float" office:value="6275.81">
                <text:p>6275.81</text:p>
              </table:table-cell>
              <table:table-cell office:value-type="float" office:value="4551.22">
                <text:p>4551.22</text:p>
              </table:table-cell>
              <table:table-cell office:value-type="float" office:value="3483.42">
                <text:p>3483.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54680">
                <text:p>1854680</text:p>
              </table:table-cell>
              <table:table-cell office:value-type="float" office:value="824116">
                <text:p>824116</text:p>
              </table:table-cell>
              <table:table-cell office:value-type="float" office:value="307389">
                <text:p>307389</text:p>
              </table:table-cell>
              <table:table-cell office:value-type="float" office:value="97407.4">
                <text:p>97407.4</text:p>
              </table:table-cell>
              <table:table-cell office:value-type="float" office:value="34856">
                <text:p>34856</text:p>
              </table:table-cell>
              <table:table-cell office:value-type="float" office:value="16005.2">
                <text:p>16005.2</text:p>
              </table:table-cell>
              <table:table-cell office:value-type="float" office:value="8976.92">
                <text:p>8976.92</text:p>
              </table:table-cell>
              <table:table-cell office:value-type="float" office:value="5722.76">
                <text:p>5722.76</text:p>
              </table:table-cell>
              <table:table-cell office:value-type="float" office:value="4010.28">
                <text:p>4010.28</text:p>
              </table:table-cell>
              <table:table-cell office:value-type="float" office:value="2994.58">
                <text:p>2994.5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639580">
                <text:p>1639580</text:p>
              </table:table-cell>
              <table:table-cell office:value-type="float" office:value="749014">
                <text:p>749014</text:p>
              </table:table-cell>
              <table:table-cell office:value-type="float" office:value="286678">
                <text:p>286678</text:p>
              </table:table-cell>
              <table:table-cell office:value-type="float" office:value="94113.5">
                <text:p>94113.5</text:p>
              </table:table-cell>
              <table:table-cell office:value-type="float" office:value="35504.5">
                <text:p>35504.5</text:p>
              </table:table-cell>
              <table:table-cell office:value-type="float" office:value="17653.1">
                <text:p>17653.1</text:p>
              </table:table-cell>
              <table:table-cell office:value-type="float" office:value="10526.2">
                <text:p>10526.2</text:p>
              </table:table-cell>
              <table:table-cell office:value-type="float" office:value="7031.52">
                <text:p>7031.52</text:p>
              </table:table-cell>
              <table:table-cell office:value-type="float" office:value="5044.44">
                <text:p>5044.44</text:p>
              </table:table-cell>
              <table:table-cell office:value-type="float" office:value="3855.44">
                <text:p>3855.4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696580">
                <text:p>1696580</text:p>
              </table:table-cell>
              <table:table-cell office:value-type="float" office:value="769468">
                <text:p>769468</text:p>
              </table:table-cell>
              <table:table-cell office:value-type="float" office:value="291970">
                <text:p>291970</text:p>
              </table:table-cell>
              <table:table-cell office:value-type="float" office:value="93991.2">
                <text:p>93991.2</text:p>
              </table:table-cell>
              <table:table-cell office:value-type="float" office:value="35311.6">
                <text:p>35311.6</text:p>
              </table:table-cell>
              <table:table-cell office:value-type="float" office:value="17385.7">
                <text:p>17385.7</text:p>
              </table:table-cell>
              <table:table-cell office:value-type="float" office:value="10361.2">
                <text:p>10361.2</text:p>
              </table:table-cell>
              <table:table-cell office:value-type="float" office:value="6941.29">
                <text:p>6941.29</text:p>
              </table:table-cell>
              <table:table-cell office:value-type="float" office:value="5004.67">
                <text:p>5004.67</text:p>
              </table:table-cell>
              <table:table-cell office:value-type="float" office:value="3794.35">
                <text:p>3794.3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643920">
                <text:p>1643920</text:p>
              </table:table-cell>
              <table:table-cell office:value-type="float" office:value="731015">
                <text:p>731015</text:p>
              </table:table-cell>
              <table:table-cell office:value-type="float" office:value="267201">
                <text:p>267201</text:p>
              </table:table-cell>
              <table:table-cell office:value-type="float" office:value="84398.4">
                <text:p>84398.4</text:p>
              </table:table-cell>
              <table:table-cell office:value-type="float" office:value="31636.9">
                <text:p>31636.9</text:p>
              </table:table-cell>
              <table:table-cell office:value-type="float" office:value="15141.9">
                <text:p>15141.9</text:p>
              </table:table-cell>
              <table:table-cell office:value-type="float" office:value="8605.26">
                <text:p>8605.26</text:p>
              </table:table-cell>
              <table:table-cell office:value-type="float" office:value="5544.84">
                <text:p>5544.84</text:p>
              </table:table-cell>
              <table:table-cell office:value-type="float" office:value="3921.37">
                <text:p>3921.37</text:p>
              </table:table-cell>
              <table:table-cell office:value-type="float" office:value="2954.56">
                <text:p>2954.5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627920">
                <text:p>1627920</text:p>
              </table:table-cell>
              <table:table-cell office:value-type="float" office:value="742842">
                <text:p>742842</text:p>
              </table:table-cell>
              <table:table-cell office:value-type="float" office:value="284840">
                <text:p>284840</text:p>
              </table:table-cell>
              <table:table-cell office:value-type="float" office:value="94063.3">
                <text:p>94063.3</text:p>
              </table:table-cell>
              <table:table-cell office:value-type="float" office:value="36047.7">
                <text:p>36047.7</text:p>
              </table:table-cell>
              <table:table-cell office:value-type="float" office:value="17846.5">
                <text:p>17846.5</text:p>
              </table:table-cell>
              <table:table-cell office:value-type="float" office:value="10612.4">
                <text:p>10612.4</text:p>
              </table:table-cell>
              <table:table-cell office:value-type="float" office:value="7068.05">
                <text:p>7068.05</text:p>
              </table:table-cell>
              <table:table-cell office:value-type="float" office:value="5088.67">
                <text:p>5088.67</text:p>
              </table:table-cell>
              <table:table-cell office:value-type="float" office:value="3895.45">
                <text:p>3895.4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708210">
                <text:p>1708210</text:p>
              </table:table-cell>
              <table:table-cell office:value-type="float" office:value="779401">
                <text:p>779401</text:p>
              </table:table-cell>
              <table:table-cell office:value-type="float" office:value="294472">
                <text:p>294472</text:p>
              </table:table-cell>
              <table:table-cell office:value-type="float" office:value="93712.2">
                <text:p>93712.2</text:p>
              </table:table-cell>
              <table:table-cell office:value-type="float" office:value="35003.4">
                <text:p>35003.4</text:p>
              </table:table-cell>
              <table:table-cell office:value-type="float" office:value="16948.9">
                <text:p>16948.9</text:p>
              </table:table-cell>
              <table:table-cell office:value-type="float" office:value="9830.65">
                <text:p>9830.65</text:p>
              </table:table-cell>
              <table:table-cell office:value-type="float" office:value="6512.47">
                <text:p>6512.47</text:p>
              </table:table-cell>
              <table:table-cell office:value-type="float" office:value="4697.71">
                <text:p>4697.71</text:p>
              </table:table-cell>
              <table:table-cell office:value-type="float" office:value="3574.62">
                <text:p>3574.6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590610">
                <text:p>1590610</text:p>
              </table:table-cell>
              <table:table-cell office:value-type="float" office:value="716640">
                <text:p>716640</text:p>
              </table:table-cell>
              <table:table-cell office:value-type="float" office:value="263083">
                <text:p>263083</text:p>
              </table:table-cell>
              <table:table-cell office:value-type="float" office:value="83068.7">
                <text:p>83068.7</text:p>
              </table:table-cell>
              <table:table-cell office:value-type="float" office:value="31100">
                <text:p>31100</text:p>
              </table:table-cell>
              <table:table-cell office:value-type="float" office:value="14947.7">
                <text:p>14947.7</text:p>
              </table:table-cell>
              <table:table-cell office:value-type="float" office:value="8575.78">
                <text:p>8575.78</text:p>
              </table:table-cell>
              <table:table-cell office:value-type="float" office:value="5535.17">
                <text:p>5535.17</text:p>
              </table:table-cell>
              <table:table-cell office:value-type="float" office:value="3862.42">
                <text:p>3862.42</text:p>
              </table:table-cell>
              <table:table-cell office:value-type="float" office:value="2827.52">
                <text:p>2827.5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633140">
                <text:p>1633140</text:p>
              </table:table-cell>
              <table:table-cell office:value-type="float" office:value="751642">
                <text:p>751642</text:p>
              </table:table-cell>
              <table:table-cell office:value-type="float" office:value="287098">
                <text:p>287098</text:p>
              </table:table-cell>
              <table:table-cell office:value-type="float" office:value="91245.4">
                <text:p>91245.4</text:p>
              </table:table-cell>
              <table:table-cell office:value-type="float" office:value="32891.6">
                <text:p>32891.6</text:p>
              </table:table-cell>
              <table:table-cell office:value-type="float" office:value="15510.2">
                <text:p>15510.2</text:p>
              </table:table-cell>
              <table:table-cell office:value-type="float" office:value="8944.12">
                <text:p>8944.12</text:p>
              </table:table-cell>
              <table:table-cell office:value-type="float" office:value="5773.48">
                <text:p>5773.48</text:p>
              </table:table-cell>
              <table:table-cell office:value-type="float" office:value="4041.77">
                <text:p>4041.77</text:p>
              </table:table-cell>
              <table:table-cell office:value-type="float" office:value="3002.62">
                <text:p>3002.6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683960">
                <text:p>1683960</text:p>
              </table:table-cell>
              <table:table-cell office:value-type="float" office:value="758663">
                <text:p>758663</text:p>
              </table:table-cell>
              <table:table-cell office:value-type="float" office:value="284927">
                <text:p>284927</text:p>
              </table:table-cell>
              <table:table-cell office:value-type="float" office:value="90352.3">
                <text:p>90352.3</text:p>
              </table:table-cell>
              <table:table-cell office:value-type="float" office:value="33026.5">
                <text:p>33026.5</text:p>
              </table:table-cell>
              <table:table-cell office:value-type="float" office:value="15764.3">
                <text:p>15764.3</text:p>
              </table:table-cell>
              <table:table-cell office:value-type="float" office:value="8960.63">
                <text:p>8960.63</text:p>
              </table:table-cell>
              <table:table-cell office:value-type="float" office:value="5711.6">
                <text:p>5711.6</text:p>
              </table:table-cell>
              <table:table-cell office:value-type="float" office:value="3978.89">
                <text:p>3978.89</text:p>
              </table:table-cell>
              <table:table-cell office:value-type="float" office:value="2980.27">
                <text:p>2980.2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802730">
                <text:p>1802730</text:p>
              </table:table-cell>
              <table:table-cell office:value-type="float" office:value="802084">
                <text:p>802084</text:p>
              </table:table-cell>
              <table:table-cell office:value-type="float" office:value="293326">
                <text:p>293326</text:p>
              </table:table-cell>
              <table:table-cell office:value-type="float" office:value="92522.1">
                <text:p>92522.1</text:p>
              </table:table-cell>
              <table:table-cell office:value-type="float" office:value="34110.1">
                <text:p>34110.1</text:p>
              </table:table-cell>
              <table:table-cell office:value-type="float" office:value="16420.5">
                <text:p>16420.5</text:p>
              </table:table-cell>
              <table:table-cell office:value-type="float" office:value="9598.55">
                <text:p>9598.55</text:p>
              </table:table-cell>
              <table:table-cell office:value-type="float" office:value="6336.58">
                <text:p>6336.58</text:p>
              </table:table-cell>
              <table:table-cell office:value-type="float" office:value="4545.81">
                <text:p>4545.81</text:p>
              </table:table-cell>
              <table:table-cell office:value-type="float" office:value="3448.22">
                <text:p>3448.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92640">
                <text:p>1592640</text:p>
              </table:table-cell>
              <table:table-cell office:value-type="float" office:value="741414">
                <text:p>741414</text:p>
              </table:table-cell>
              <table:table-cell office:value-type="float" office:value="289480">
                <text:p>289480</text:p>
              </table:table-cell>
              <table:table-cell office:value-type="float" office:value="97520.4">
                <text:p>97520.4</text:p>
              </table:table-cell>
              <table:table-cell office:value-type="float" office:value="36325.7">
                <text:p>36325.7</text:p>
              </table:table-cell>
              <table:table-cell office:value-type="float" office:value="16883.4">
                <text:p>16883.4</text:p>
              </table:table-cell>
              <table:table-cell office:value-type="float" office:value="9497.51">
                <text:p>9497.51</text:p>
              </table:table-cell>
              <table:table-cell office:value-type="float" office:value="6062.8">
                <text:p>6062.8</text:p>
              </table:table-cell>
              <table:table-cell office:value-type="float" office:value="4206.18">
                <text:p>4206.18</text:p>
              </table:table-cell>
              <table:table-cell office:value-type="float" office:value="3095.01">
                <text:p>3095.0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724320">
                <text:p>1724320</text:p>
              </table:table-cell>
              <table:table-cell office:value-type="float" office:value="780553">
                <text:p>780553</text:p>
              </table:table-cell>
              <table:table-cell office:value-type="float" office:value="290784">
                <text:p>290784</text:p>
              </table:table-cell>
              <table:table-cell office:value-type="float" office:value="91362.1">
                <text:p>91362.1</text:p>
              </table:table-cell>
              <table:table-cell office:value-type="float" office:value="32586.5">
                <text:p>32586.5</text:p>
              </table:table-cell>
              <table:table-cell office:value-type="float" office:value="15081.4">
                <text:p>15081.4</text:p>
              </table:table-cell>
              <table:table-cell office:value-type="float" office:value="8799.02">
                <text:p>8799.02</text:p>
              </table:table-cell>
              <table:table-cell office:value-type="float" office:value="5887.51">
                <text:p>5887.51</text:p>
              </table:table-cell>
              <table:table-cell office:value-type="float" office:value="4240.5">
                <text:p>4240.5</text:p>
              </table:table-cell>
              <table:table-cell office:value-type="float" office:value="3200.87">
                <text:p>3200.8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490960">
                <text:p>1490960</text:p>
              </table:table-cell>
              <table:table-cell office:value-type="float" office:value="668483">
                <text:p>668483</text:p>
              </table:table-cell>
              <table:table-cell office:value-type="float" office:value="249902">
                <text:p>249902</text:p>
              </table:table-cell>
              <table:table-cell office:value-type="float" office:value="83287">
                <text:p>83287</text:p>
              </table:table-cell>
              <table:table-cell office:value-type="float" office:value="32797.2">
                <text:p>32797.2</text:p>
              </table:table-cell>
              <table:table-cell office:value-type="float" office:value="16438.1">
                <text:p>16438.1</text:p>
              </table:table-cell>
              <table:table-cell office:value-type="float" office:value="9674.13">
                <text:p>9674.13</text:p>
              </table:table-cell>
              <table:table-cell office:value-type="float" office:value="6396.57">
                <text:p>6396.57</text:p>
              </table:table-cell>
              <table:table-cell office:value-type="float" office:value="4554.74">
                <text:p>4554.74</text:p>
              </table:table-cell>
              <table:table-cell office:value-type="float" office:value="3409.61">
                <text:p>3409.6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699430">
                <text:p>1699430</text:p>
              </table:table-cell>
              <table:table-cell office:value-type="float" office:value="761280">
                <text:p>761280</text:p>
              </table:table-cell>
              <table:table-cell office:value-type="float" office:value="289413">
                <text:p>289413</text:p>
              </table:table-cell>
              <table:table-cell office:value-type="float" office:value="95147.1">
                <text:p>95147.1</text:p>
              </table:table-cell>
              <table:table-cell office:value-type="float" office:value="35665">
                <text:p>35665</text:p>
              </table:table-cell>
              <table:table-cell office:value-type="float" office:value="17309.7">
                <text:p>17309.7</text:p>
              </table:table-cell>
              <table:table-cell office:value-type="float" office:value="10099.2">
                <text:p>10099.2</text:p>
              </table:table-cell>
              <table:table-cell office:value-type="float" office:value="6578.26">
                <text:p>6578.26</text:p>
              </table:table-cell>
              <table:table-cell office:value-type="float" office:value="4641.56">
                <text:p>4641.56</text:p>
              </table:table-cell>
              <table:table-cell office:value-type="float" office:value="3446.84">
                <text:p>3446.8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558830">
                <text:p>1558830</text:p>
              </table:table-cell>
              <table:table-cell office:value-type="float" office:value="703788">
                <text:p>703788</text:p>
              </table:table-cell>
              <table:table-cell office:value-type="float" office:value="266162">
                <text:p>266162</text:p>
              </table:table-cell>
              <table:table-cell office:value-type="float" office:value="86508.9">
                <text:p>86508.9</text:p>
              </table:table-cell>
              <table:table-cell office:value-type="float" office:value="32848.9">
                <text:p>32848.9</text:p>
              </table:table-cell>
              <table:table-cell office:value-type="float" office:value="16189.2">
                <text:p>16189.2</text:p>
              </table:table-cell>
              <table:table-cell office:value-type="float" office:value="9573.53">
                <text:p>9573.53</text:p>
              </table:table-cell>
              <table:table-cell office:value-type="float" office:value="6318.88">
                <text:p>6318.88</text:p>
              </table:table-cell>
              <table:table-cell office:value-type="float" office:value="4497.79">
                <text:p>4497.79</text:p>
              </table:table-cell>
              <table:table-cell office:value-type="float" office:value="3370.13">
                <text:p>3370.1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20130">
                <text:p>1620130</text:p>
              </table:table-cell>
              <table:table-cell office:value-type="float" office:value="724748">
                <text:p>724748</text:p>
              </table:table-cell>
              <table:table-cell office:value-type="float" office:value="276105">
                <text:p>276105</text:p>
              </table:table-cell>
              <table:table-cell office:value-type="float" office:value="91651.9">
                <text:p>91651.9</text:p>
              </table:table-cell>
              <table:table-cell office:value-type="float" office:value="33931.3">
                <text:p>33931.3</text:p>
              </table:table-cell>
              <table:table-cell office:value-type="float" office:value="15973.2">
                <text:p>15973.2</text:p>
              </table:table-cell>
              <table:table-cell office:value-type="float" office:value="9085.11">
                <text:p>9085.11</text:p>
              </table:table-cell>
              <table:table-cell office:value-type="float" office:value="5944.78">
                <text:p>5944.78</text:p>
              </table:table-cell>
              <table:table-cell office:value-type="float" office:value="4228.48">
                <text:p>4228.48</text:p>
              </table:table-cell>
              <table:table-cell office:value-type="float" office:value="3167.76">
                <text:p>3167.7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577980">
                <text:p>1577980</text:p>
              </table:table-cell>
              <table:table-cell office:value-type="float" office:value="699631">
                <text:p>699631</text:p>
              </table:table-cell>
              <table:table-cell office:value-type="float" office:value="253246">
                <text:p>253246</text:p>
              </table:table-cell>
              <table:table-cell office:value-type="float" office:value="79004.4">
                <text:p>79004.4</text:p>
              </table:table-cell>
              <table:table-cell office:value-type="float" office:value="29253.2">
                <text:p>29253.2</text:p>
              </table:table-cell>
              <table:table-cell office:value-type="float" office:value="14106.9">
                <text:p>14106.9</text:p>
              </table:table-cell>
              <table:table-cell office:value-type="float" office:value="8179.3">
                <text:p>8179.3</text:p>
              </table:table-cell>
              <table:table-cell office:value-type="float" office:value="5388.57">
                <text:p>5388.57</text:p>
              </table:table-cell>
              <table:table-cell office:value-type="float" office:value="3853.63">
                <text:p>3853.63</text:p>
              </table:table-cell>
              <table:table-cell office:value-type="float" office:value="2908.23">
                <text:p>2908.2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577150">
                <text:p>1577150</text:p>
              </table:table-cell>
              <table:table-cell office:value-type="float" office:value="701944">
                <text:p>701944</text:p>
              </table:table-cell>
              <table:table-cell office:value-type="float" office:value="253821">
                <text:p>253821</text:p>
              </table:table-cell>
              <table:table-cell office:value-type="float" office:value="78362.2">
                <text:p>78362.2</text:p>
              </table:table-cell>
              <table:table-cell office:value-type="float" office:value="28495">
                <text:p>28495</text:p>
              </table:table-cell>
              <table:table-cell office:value-type="float" office:value="13360.9">
                <text:p>13360.9</text:p>
              </table:table-cell>
              <table:table-cell office:value-type="float" office:value="7639.12">
                <text:p>7639.12</text:p>
              </table:table-cell>
              <table:table-cell office:value-type="float" office:value="4976.42">
                <text:p>4976.42</text:p>
              </table:table-cell>
              <table:table-cell office:value-type="float" office:value="3545.01">
                <text:p>3545.01</text:p>
              </table:table-cell>
              <table:table-cell office:value-type="float" office:value="2672.05">
                <text:p>2672.0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465040">
                <text:p>1465040</text:p>
              </table:table-cell>
              <table:table-cell office:value-type="float" office:value="661244">
                <text:p>661244</text:p>
              </table:table-cell>
              <table:table-cell office:value-type="float" office:value="239272">
                <text:p>239272</text:p>
              </table:table-cell>
              <table:table-cell office:value-type="float" office:value="74917.3">
                <text:p>74917.3</text:p>
              </table:table-cell>
              <table:table-cell office:value-type="float" office:value="27622.2">
                <text:p>27622.2</text:p>
              </table:table-cell>
              <table:table-cell office:value-type="float" office:value="13241.9">
                <text:p>13241.9</text:p>
              </table:table-cell>
              <table:table-cell office:value-type="float" office:value="7744.11">
                <text:p>7744.11</text:p>
              </table:table-cell>
              <table:table-cell office:value-type="float" office:value="5105.27">
                <text:p>5105.27</text:p>
              </table:table-cell>
              <table:table-cell office:value-type="float" office:value="3642.13">
                <text:p>3642.13</text:p>
              </table:table-cell>
              <table:table-cell office:value-type="float" office:value="2759.08">
                <text:p>2759.0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470300">
                <text:p>1470300</text:p>
              </table:table-cell>
              <table:table-cell office:value-type="float" office:value="668149">
                <text:p>668149</text:p>
              </table:table-cell>
              <table:table-cell office:value-type="float" office:value="253957">
                <text:p>253957</text:p>
              </table:table-cell>
              <table:table-cell office:value-type="float" office:value="85524.6">
                <text:p>85524.6</text:p>
              </table:table-cell>
              <table:table-cell office:value-type="float" office:value="33662.5">
                <text:p>33662.5</text:p>
              </table:table-cell>
              <table:table-cell office:value-type="float" office:value="16892.1">
                <text:p>16892.1</text:p>
              </table:table-cell>
              <table:table-cell office:value-type="float" office:value="10127">
                <text:p>10127</text:p>
              </table:table-cell>
              <table:table-cell office:value-type="float" office:value="6813.63">
                <text:p>6813.63</text:p>
              </table:table-cell>
              <table:table-cell office:value-type="float" office:value="4882.3">
                <text:p>4882.3</text:p>
              </table:table-cell>
              <table:table-cell office:value-type="float" office:value="3665.24">
                <text:p>3665.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26070">
                <text:p>1526070</text:p>
              </table:table-cell>
              <table:table-cell office:value-type="float" office:value="666007">
                <text:p>666007</text:p>
              </table:table-cell>
              <table:table-cell office:value-type="float" office:value="237253">
                <text:p>237253</text:p>
              </table:table-cell>
              <table:table-cell office:value-type="float" office:value="76086.4">
                <text:p>76086.4</text:p>
              </table:table-cell>
              <table:table-cell office:value-type="float" office:value="29326">
                <text:p>29326</text:p>
              </table:table-cell>
              <table:table-cell office:value-type="float" office:value="14751.7">
                <text:p>14751.7</text:p>
              </table:table-cell>
              <table:table-cell office:value-type="float" office:value="8815.13">
                <text:p>8815.13</text:p>
              </table:table-cell>
              <table:table-cell office:value-type="float" office:value="5838.29">
                <text:p>5838.29</text:p>
              </table:table-cell>
              <table:table-cell office:value-type="float" office:value="4161.62">
                <text:p>4161.62</text:p>
              </table:table-cell>
              <table:table-cell office:value-type="float" office:value="3147.03">
                <text:p>3147.0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438010">
                <text:p>1438010</text:p>
              </table:table-cell>
              <table:table-cell office:value-type="float" office:value="641523">
                <text:p>641523</text:p>
              </table:table-cell>
              <table:table-cell office:value-type="float" office:value="237106">
                <text:p>237106</text:p>
              </table:table-cell>
              <table:table-cell office:value-type="float" office:value="78777.4">
                <text:p>78777.4</text:p>
              </table:table-cell>
              <table:table-cell office:value-type="float" office:value="31577.3">
                <text:p>31577.3</text:p>
              </table:table-cell>
              <table:table-cell office:value-type="float" office:value="16131.8">
                <text:p>16131.8</text:p>
              </table:table-cell>
              <table:table-cell office:value-type="float" office:value="9589.47">
                <text:p>9589.47</text:p>
              </table:table-cell>
              <table:table-cell office:value-type="float" office:value="6359.88">
                <text:p>6359.88</text:p>
              </table:table-cell>
              <table:table-cell office:value-type="float" office:value="4532.2">
                <text:p>4532.2</text:p>
              </table:table-cell>
              <table:table-cell office:value-type="float" office:value="3374.68">
                <text:p>3374.6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481140">
                <text:p>1481140</text:p>
              </table:table-cell>
              <table:table-cell office:value-type="float" office:value="659038">
                <text:p>659038</text:p>
              </table:table-cell>
              <table:table-cell office:value-type="float" office:value="238634">
                <text:p>238634</text:p>
              </table:table-cell>
              <table:table-cell office:value-type="float" office:value="77036.7">
                <text:p>77036.7</text:p>
              </table:table-cell>
              <table:table-cell office:value-type="float" office:value="29647.1">
                <text:p>29647.1</text:p>
              </table:table-cell>
              <table:table-cell office:value-type="float" office:value="14685.5">
                <text:p>14685.5</text:p>
              </table:table-cell>
              <table:table-cell office:value-type="float" office:value="8728.67">
                <text:p>8728.67</text:p>
              </table:table-cell>
              <table:table-cell office:value-type="float" office:value="5787.19">
                <text:p>5787.19</text:p>
              </table:table-cell>
              <table:table-cell office:value-type="float" office:value="4125.17">
                <text:p>4125.17</text:p>
              </table:table-cell>
              <table:table-cell office:value-type="float" office:value="3093.29">
                <text:p>3093.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517470">
                <text:p>1517470</text:p>
              </table:table-cell>
              <table:table-cell office:value-type="float" office:value="680248">
                <text:p>680248</text:p>
              </table:table-cell>
              <table:table-cell office:value-type="float" office:value="252558">
                <text:p>252558</text:p>
              </table:table-cell>
              <table:table-cell office:value-type="float" office:value="83592.8">
                <text:p>83592.8</text:p>
              </table:table-cell>
              <table:table-cell office:value-type="float" office:value="31749.3">
                <text:p>31749.3</text:p>
              </table:table-cell>
              <table:table-cell office:value-type="float" office:value="15308.7">
                <text:p>15308.7</text:p>
              </table:table-cell>
              <table:table-cell office:value-type="float" office:value="9001.86">
                <text:p>9001.86</text:p>
              </table:table-cell>
              <table:table-cell office:value-type="float" office:value="5942.45">
                <text:p>5942.45</text:p>
              </table:table-cell>
              <table:table-cell office:value-type="float" office:value="4264.11">
                <text:p>4264.11</text:p>
              </table:table-cell>
              <table:table-cell office:value-type="float" office:value="3244.96">
                <text:p>3244.9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539660">
                <text:p>1539660</text:p>
              </table:table-cell>
              <table:table-cell office:value-type="float" office:value="706575">
                <text:p>706575</text:p>
              </table:table-cell>
              <table:table-cell office:value-type="float" office:value="268299">
                <text:p>268299</text:p>
              </table:table-cell>
              <table:table-cell office:value-type="float" office:value="89602.6">
                <text:p>89602.6</text:p>
              </table:table-cell>
              <table:table-cell office:value-type="float" office:value="34290.9">
                <text:p>34290.9</text:p>
              </table:table-cell>
              <table:table-cell office:value-type="float" office:value="16946.4">
                <text:p>16946.4</text:p>
              </table:table-cell>
              <table:table-cell office:value-type="float" office:value="10000.6">
                <text:p>10000.6</text:p>
              </table:table-cell>
              <table:table-cell office:value-type="float" office:value="6672.53">
                <text:p>6672.53</text:p>
              </table:table-cell>
              <table:table-cell office:value-type="float" office:value="4776.49">
                <text:p>4776.49</text:p>
              </table:table-cell>
              <table:table-cell office:value-type="float" office:value="3604.78">
                <text:p>3604.7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380790">
                <text:p>1380790</text:p>
              </table:table-cell>
              <table:table-cell office:value-type="float" office:value="602352">
                <text:p>602352</text:p>
              </table:table-cell>
              <table:table-cell office:value-type="float" office:value="204666">
                <text:p>204666</text:p>
              </table:table-cell>
              <table:table-cell office:value-type="float" office:value="60765.7">
                <text:p>60765.7</text:p>
              </table:table-cell>
              <table:table-cell office:value-type="float" office:value="22755.5">
                <text:p>22755.5</text:p>
              </table:table-cell>
              <table:table-cell office:value-type="float" office:value="11248.8">
                <text:p>11248.8</text:p>
              </table:table-cell>
              <table:table-cell office:value-type="float" office:value="6600.68">
                <text:p>6600.68</text:p>
              </table:table-cell>
              <table:table-cell office:value-type="float" office:value="4370.51">
                <text:p>4370.51</text:p>
              </table:table-cell>
              <table:table-cell office:value-type="float" office:value="3131.57">
                <text:p>3131.57</text:p>
              </table:table-cell>
              <table:table-cell office:value-type="float" office:value="2375.13">
                <text:p>2375.1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367560">
                <text:p>1367560</text:p>
              </table:table-cell>
              <table:table-cell office:value-type="float" office:value="610152">
                <text:p>610152</text:p>
              </table:table-cell>
              <table:table-cell office:value-type="float" office:value="223843">
                <text:p>223843</text:p>
              </table:table-cell>
              <table:table-cell office:value-type="float" office:value="74368">
                <text:p>74368</text:p>
              </table:table-cell>
              <table:table-cell office:value-type="float" office:value="29924.4">
                <text:p>29924.4</text:p>
              </table:table-cell>
              <table:table-cell office:value-type="float" office:value="15479">
                <text:p>15479</text:p>
              </table:table-cell>
              <table:table-cell office:value-type="float" office:value="9436.58">
                <text:p>9436.58</text:p>
              </table:table-cell>
              <table:table-cell office:value-type="float" office:value="6438.61">
                <text:p>6438.61</text:p>
              </table:table-cell>
              <table:table-cell office:value-type="float" office:value="4685.14">
                <text:p>4685.14</text:p>
              </table:table-cell>
              <table:table-cell office:value-type="float" office:value="3558.69">
                <text:p>3558.6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463480">
                <text:p>1463480</text:p>
              </table:table-cell>
              <table:table-cell office:value-type="float" office:value="672276">
                <text:p>672276</text:p>
              </table:table-cell>
              <table:table-cell office:value-type="float" office:value="256110">
                <text:p>256110</text:p>
              </table:table-cell>
              <table:table-cell office:value-type="float" office:value="88069.5">
                <text:p>88069.5</text:p>
              </table:table-cell>
              <table:table-cell office:value-type="float" office:value="35335.5">
                <text:p>35335.5</text:p>
              </table:table-cell>
              <table:table-cell office:value-type="float" office:value="17583">
                <text:p>17583</text:p>
              </table:table-cell>
              <table:table-cell office:value-type="float" office:value="10280.4">
                <text:p>10280.4</text:p>
              </table:table-cell>
              <table:table-cell office:value-type="float" office:value="6755.14">
                <text:p>6755.14</text:p>
              </table:table-cell>
              <table:table-cell office:value-type="float" office:value="4810.02">
                <text:p>4810.02</text:p>
              </table:table-cell>
              <table:table-cell office:value-type="float" office:value="3622.01">
                <text:p>3622.0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40160">
                <text:p>1440160</text:p>
              </table:table-cell>
              <table:table-cell office:value-type="float" office:value="631969">
                <text:p>631969</text:p>
              </table:table-cell>
              <table:table-cell office:value-type="float" office:value="223649">
                <text:p>223649</text:p>
              </table:table-cell>
              <table:table-cell office:value-type="float" office:value="71236.4">
                <text:p>71236.4</text:p>
              </table:table-cell>
              <table:table-cell office:value-type="float" office:value="27482.7">
                <text:p>27482.7</text:p>
              </table:table-cell>
              <table:table-cell office:value-type="float" office:value="13648.1">
                <text:p>13648.1</text:p>
              </table:table-cell>
              <table:table-cell office:value-type="float" office:value="8039.91">
                <text:p>8039.91</text:p>
              </table:table-cell>
              <table:table-cell office:value-type="float" office:value="5343.75">
                <text:p>5343.75</text:p>
              </table:table-cell>
              <table:table-cell office:value-type="float" office:value="3841.76">
                <text:p>3841.76</text:p>
              </table:table-cell>
              <table:table-cell office:value-type="float" office:value="2913.66">
                <text:p>2913.6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453010">
                <text:p>1453010</text:p>
              </table:table-cell>
              <table:table-cell office:value-type="float" office:value="653075">
                <text:p>653075</text:p>
              </table:table-cell>
              <table:table-cell office:value-type="float" office:value="239347">
                <text:p>239347</text:p>
              </table:table-cell>
              <table:table-cell office:value-type="float" office:value="80076.1">
                <text:p>80076.1</text:p>
              </table:table-cell>
              <table:table-cell office:value-type="float" office:value="31321.3">
                <text:p>31321.3</text:p>
              </table:table-cell>
              <table:table-cell office:value-type="float" office:value="15130.9">
                <text:p>15130.9</text:p>
              </table:table-cell>
              <table:table-cell office:value-type="float" office:value="8660.32">
                <text:p>8660.32</text:p>
              </table:table-cell>
              <table:table-cell office:value-type="float" office:value="5592.02">
                <text:p>5592.02</text:p>
              </table:table-cell>
              <table:table-cell office:value-type="float" office:value="3857.77">
                <text:p>3857.77</text:p>
              </table:table-cell>
              <table:table-cell office:value-type="float" office:value="2820.65">
                <text:p>2820.6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34530">
                <text:p>1434530</text:p>
              </table:table-cell>
              <table:table-cell office:value-type="float" office:value="633315">
                <text:p>633315</text:p>
              </table:table-cell>
              <table:table-cell office:value-type="float" office:value="225290">
                <text:p>225290</text:p>
              </table:table-cell>
              <table:table-cell office:value-type="float" office:value="72661.7">
                <text:p>72661.7</text:p>
              </table:table-cell>
              <table:table-cell office:value-type="float" office:value="28587.8">
                <text:p>28587.8</text:p>
              </table:table-cell>
              <table:table-cell office:value-type="float" office:value="14462.7">
                <text:p>14462.7</text:p>
              </table:table-cell>
              <table:table-cell office:value-type="float" office:value="8540.42">
                <text:p>8540.42</text:p>
              </table:table-cell>
              <table:table-cell office:value-type="float" office:value="5596.08">
                <text:p>5596.08</text:p>
              </table:table-cell>
              <table:table-cell office:value-type="float" office:value="3983.66">
                <text:p>3983.66</text:p>
              </table:table-cell>
              <table:table-cell office:value-type="float" office:value="2962.03">
                <text:p>2962.0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540250">
                <text:p>1540250</text:p>
              </table:table-cell>
              <table:table-cell office:value-type="float" office:value="664202">
                <text:p>664202</text:p>
              </table:table-cell>
              <table:table-cell office:value-type="float" office:value="230082">
                <text:p>230082</text:p>
              </table:table-cell>
              <table:table-cell office:value-type="float" office:value="73325.1">
                <text:p>73325.1</text:p>
              </table:table-cell>
              <table:table-cell office:value-type="float" office:value="28761.3">
                <text:p>28761.3</text:p>
              </table:table-cell>
              <table:table-cell office:value-type="float" office:value="14407.5">
                <text:p>14407.5</text:p>
              </table:table-cell>
              <table:table-cell office:value-type="float" office:value="8723.91">
                <text:p>8723.91</text:p>
              </table:table-cell>
              <table:table-cell office:value-type="float" office:value="5920.92">
                <text:p>5920.92</text:p>
              </table:table-cell>
              <table:table-cell office:value-type="float" office:value="4279.01">
                <text:p>4279.01</text:p>
              </table:table-cell>
              <table:table-cell office:value-type="float" office:value="3218.78">
                <text:p>3218.7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472140">
                <text:p>1472140</text:p>
              </table:table-cell>
              <table:table-cell office:value-type="float" office:value="646891">
                <text:p>646891</text:p>
              </table:table-cell>
              <table:table-cell office:value-type="float" office:value="231132">
                <text:p>231132</text:p>
              </table:table-cell>
              <table:table-cell office:value-type="float" office:value="71707.9">
                <text:p>71707.9</text:p>
              </table:table-cell>
              <table:table-cell office:value-type="float" office:value="26711.2">
                <text:p>26711.2</text:p>
              </table:table-cell>
              <table:table-cell office:value-type="float" office:value="12721.5">
                <text:p>12721.5</text:p>
              </table:table-cell>
              <table:table-cell office:value-type="float" office:value="7229.92">
                <text:p>7229.92</text:p>
              </table:table-cell>
              <table:table-cell office:value-type="float" office:value="4656.52">
                <text:p>4656.52</text:p>
              </table:table-cell>
              <table:table-cell office:value-type="float" office:value="3228.78">
                <text:p>3228.78</text:p>
              </table:table-cell>
              <table:table-cell office:value-type="float" office:value="2347.04">
                <text:p>2347.04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439730">
                <text:p>1439730</text:p>
              </table:table-cell>
              <table:table-cell office:value-type="float" office:value="636435">
                <text:p>636435</text:p>
              </table:table-cell>
              <table:table-cell office:value-type="float" office:value="231301">
                <text:p>231301</text:p>
              </table:table-cell>
              <table:table-cell office:value-type="float" office:value="75865.3">
                <text:p>75865.3</text:p>
              </table:table-cell>
              <table:table-cell office:value-type="float" office:value="29306.8">
                <text:p>29306.8</text:p>
              </table:table-cell>
              <table:table-cell office:value-type="float" office:value="14673.6">
                <text:p>14673.6</text:p>
              </table:table-cell>
              <table:table-cell office:value-type="float" office:value="8750.95">
                <text:p>8750.95</text:p>
              </table:table-cell>
              <table:table-cell office:value-type="float" office:value="5834.44">
                <text:p>5834.44</text:p>
              </table:table-cell>
              <table:table-cell office:value-type="float" office:value="4169.67">
                <text:p>4169.67</text:p>
              </table:table-cell>
              <table:table-cell office:value-type="float" office:value="3117.36">
                <text:p>3117.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456450">
                <text:p>1456450</text:p>
              </table:table-cell>
              <table:table-cell office:value-type="float" office:value="646394">
                <text:p>646394</text:p>
              </table:table-cell>
              <table:table-cell office:value-type="float" office:value="237299">
                <text:p>237299</text:p>
              </table:table-cell>
              <table:table-cell office:value-type="float" office:value="80702.4">
                <text:p>80702.4</text:p>
              </table:table-cell>
              <table:table-cell office:value-type="float" office:value="31896.5">
                <text:p>31896.5</text:p>
              </table:table-cell>
              <table:table-cell office:value-type="float" office:value="15690.6">
                <text:p>15690.6</text:p>
              </table:table-cell>
              <table:table-cell office:value-type="float" office:value="9129.63">
                <text:p>9129.63</text:p>
              </table:table-cell>
              <table:table-cell office:value-type="float" office:value="6009.16">
                <text:p>6009.16</text:p>
              </table:table-cell>
              <table:table-cell office:value-type="float" office:value="4309.01">
                <text:p>4309.01</text:p>
              </table:table-cell>
              <table:table-cell office:value-type="float" office:value="3282.16">
                <text:p>3282.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318870">
                <text:p>1318870</text:p>
              </table:table-cell>
              <table:table-cell office:value-type="float" office:value="590875">
                <text:p>590875</text:p>
              </table:table-cell>
              <table:table-cell office:value-type="float" office:value="220631">
                <text:p>220631</text:p>
              </table:table-cell>
              <table:table-cell office:value-type="float" office:value="76426.8">
                <text:p>76426.8</text:p>
              </table:table-cell>
              <table:table-cell office:value-type="float" office:value="30624.1">
                <text:p>30624.1</text:p>
              </table:table-cell>
              <table:table-cell office:value-type="float" office:value="15270.5">
                <text:p>15270.5</text:p>
              </table:table-cell>
              <table:table-cell office:value-type="float" office:value="9015.71">
                <text:p>9015.71</text:p>
              </table:table-cell>
              <table:table-cell office:value-type="float" office:value="5974.89">
                <text:p>5974.89</text:p>
              </table:table-cell>
              <table:table-cell office:value-type="float" office:value="4241.31">
                <text:p>4241.31</text:p>
              </table:table-cell>
              <table:table-cell office:value-type="float" office:value="3168.75">
                <text:p>3168.7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21140">
                <text:p>1321140</text:p>
              </table:table-cell>
              <table:table-cell office:value-type="float" office:value="588909">
                <text:p>588909</text:p>
              </table:table-cell>
              <table:table-cell office:value-type="float" office:value="216349">
                <text:p>216349</text:p>
              </table:table-cell>
              <table:table-cell office:value-type="float" office:value="73285.5">
                <text:p>73285.5</text:p>
              </table:table-cell>
              <table:table-cell office:value-type="float" office:value="29963.7">
                <text:p>29963.7</text:p>
              </table:table-cell>
              <table:table-cell office:value-type="float" office:value="15624.5">
                <text:p>15624.5</text:p>
              </table:table-cell>
              <table:table-cell office:value-type="float" office:value="9630.2">
                <text:p>9630.2</text:p>
              </table:table-cell>
              <table:table-cell office:value-type="float" office:value="6546.6">
                <text:p>6546.6</text:p>
              </table:table-cell>
              <table:table-cell office:value-type="float" office:value="4797.63">
                <text:p>4797.63</text:p>
              </table:table-cell>
              <table:table-cell office:value-type="float" office:value="3690.69">
                <text:p>3690.6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431570">
                <text:p>1431570</text:p>
              </table:table-cell>
              <table:table-cell office:value-type="float" office:value="610909">
                <text:p>610909</text:p>
              </table:table-cell>
              <table:table-cell office:value-type="float" office:value="207210">
                <text:p>207210</text:p>
              </table:table-cell>
              <table:table-cell office:value-type="float" office:value="66539.5">
                <text:p>66539.5</text:p>
              </table:table-cell>
              <table:table-cell office:value-type="float" office:value="26656.1">
                <text:p>26656.1</text:p>
              </table:table-cell>
              <table:table-cell office:value-type="float" office:value="13509.6">
                <text:p>13509.6</text:p>
              </table:table-cell>
              <table:table-cell office:value-type="float" office:value="8135.1">
                <text:p>8135.1</text:p>
              </table:table-cell>
              <table:table-cell office:value-type="float" office:value="5484.97">
                <text:p>5484.97</text:p>
              </table:table-cell>
              <table:table-cell office:value-type="float" office:value="3947.31">
                <text:p>3947.31</text:p>
              </table:table-cell>
              <table:table-cell office:value-type="float" office:value="2982.99">
                <text:p>2982.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474350">
                <text:p>1474350</text:p>
              </table:table-cell>
              <table:table-cell office:value-type="float" office:value="656213">
                <text:p>656213</text:p>
              </table:table-cell>
              <table:table-cell office:value-type="float" office:value="239713">
                <text:p>239713</text:p>
              </table:table-cell>
              <table:table-cell office:value-type="float" office:value="79229.7">
                <text:p>79229.7</text:p>
              </table:table-cell>
              <table:table-cell office:value-type="float" office:value="30792.8">
                <text:p>30792.8</text:p>
              </table:table-cell>
              <table:table-cell office:value-type="float" office:value="15363.6">
                <text:p>15363.6</text:p>
              </table:table-cell>
              <table:table-cell office:value-type="float" office:value="9187.87">
                <text:p>9187.87</text:p>
              </table:table-cell>
              <table:table-cell office:value-type="float" office:value="6114.79">
                <text:p>6114.79</text:p>
              </table:table-cell>
              <table:table-cell office:value-type="float" office:value="4380.93">
                <text:p>4380.93</text:p>
              </table:table-cell>
              <table:table-cell office:value-type="float" office:value="3326.13">
                <text:p>3326.1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515200">
                <text:p>1515200</text:p>
              </table:table-cell>
              <table:table-cell office:value-type="float" office:value="667732">
                <text:p>667732</text:p>
              </table:table-cell>
              <table:table-cell office:value-type="float" office:value="239511">
                <text:p>239511</text:p>
              </table:table-cell>
              <table:table-cell office:value-type="float" office:value="77200.8">
                <text:p>77200.8</text:p>
              </table:table-cell>
              <table:table-cell office:value-type="float" office:value="29761.2">
                <text:p>29761.2</text:p>
              </table:table-cell>
              <table:table-cell office:value-type="float" office:value="14833.3">
                <text:p>14833.3</text:p>
              </table:table-cell>
              <table:table-cell office:value-type="float" office:value="8851.48">
                <text:p>8851.48</text:p>
              </table:table-cell>
              <table:table-cell office:value-type="float" office:value="5939.32">
                <text:p>5939.32</text:p>
              </table:table-cell>
              <table:table-cell office:value-type="float" office:value="4342.69">
                <text:p>4342.69</text:p>
              </table:table-cell>
              <table:table-cell office:value-type="float" office:value="3351.05">
                <text:p>3351.0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99880">
                <text:p>1399880</text:p>
              </table:table-cell>
              <table:table-cell office:value-type="float" office:value="596211">
                <text:p>596211</text:p>
              </table:table-cell>
              <table:table-cell office:value-type="float" office:value="200035">
                <text:p>200035</text:p>
              </table:table-cell>
              <table:table-cell office:value-type="float" office:value="60696.8">
                <text:p>60696.8</text:p>
              </table:table-cell>
              <table:table-cell office:value-type="float" office:value="22778.6">
                <text:p>22778.6</text:p>
              </table:table-cell>
              <table:table-cell office:value-type="float" office:value="11177.3">
                <text:p>11177.3</text:p>
              </table:table-cell>
              <table:table-cell office:value-type="float" office:value="6655.04">
                <text:p>6655.04</text:p>
              </table:table-cell>
              <table:table-cell office:value-type="float" office:value="4385.64">
                <text:p>4385.64</text:p>
              </table:table-cell>
              <table:table-cell office:value-type="float" office:value="3114.49">
                <text:p>3114.49</text:p>
              </table:table-cell>
              <table:table-cell office:value-type="float" office:value="2357.94">
                <text:p>2357.9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339940">
                <text:p>1339940</text:p>
              </table:table-cell>
              <table:table-cell office:value-type="float" office:value="598280">
                <text:p>598280</text:p>
              </table:table-cell>
              <table:table-cell office:value-type="float" office:value="215975">
                <text:p>215975</text:p>
              </table:table-cell>
              <table:table-cell office:value-type="float" office:value="71536.8">
                <text:p>71536.8</text:p>
              </table:table-cell>
              <table:table-cell office:value-type="float" office:value="28530">
                <text:p>28530</text:p>
              </table:table-cell>
              <table:table-cell office:value-type="float" office:value="14689.2">
                <text:p>14689.2</text:p>
              </table:table-cell>
              <table:table-cell office:value-type="float" office:value="8944.94">
                <text:p>8944.94</text:p>
              </table:table-cell>
              <table:table-cell office:value-type="float" office:value="6061.63">
                <text:p>6061.63</text:p>
              </table:table-cell>
              <table:table-cell office:value-type="float" office:value="4395.24">
                <text:p>4395.24</text:p>
              </table:table-cell>
              <table:table-cell office:value-type="float" office:value="3383.22">
                <text:p>3383.2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83430">
                <text:p>1283430</text:p>
              </table:table-cell>
              <table:table-cell office:value-type="float" office:value="572727">
                <text:p>572727</text:p>
              </table:table-cell>
              <table:table-cell office:value-type="float" office:value="203532">
                <text:p>203532</text:p>
              </table:table-cell>
              <table:table-cell office:value-type="float" office:value="66674.2">
                <text:p>66674.2</text:p>
              </table:table-cell>
              <table:table-cell office:value-type="float" office:value="26688.6">
                <text:p>26688.6</text:p>
              </table:table-cell>
              <table:table-cell office:value-type="float" office:value="13732.5">
                <text:p>13732.5</text:p>
              </table:table-cell>
              <table:table-cell office:value-type="float" office:value="8328.98">
                <text:p>8328.98</text:p>
              </table:table-cell>
              <table:table-cell office:value-type="float" office:value="5570.98">
                <text:p>5570.98</text:p>
              </table:table-cell>
              <table:table-cell office:value-type="float" office:value="4010.29">
                <text:p>4010.29</text:p>
              </table:table-cell>
              <table:table-cell office:value-type="float" office:value="3048.96">
                <text:p>3048.9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322110">
                <text:p>1322110</text:p>
              </table:table-cell>
              <table:table-cell office:value-type="float" office:value="577269">
                <text:p>577269</text:p>
              </table:table-cell>
              <table:table-cell office:value-type="float" office:value="204453">
                <text:p>204453</text:p>
              </table:table-cell>
              <table:table-cell office:value-type="float" office:value="67245.1">
                <text:p>67245.1</text:p>
              </table:table-cell>
              <table:table-cell office:value-type="float" office:value="26848.3">
                <text:p>26848.3</text:p>
              </table:table-cell>
              <table:table-cell office:value-type="float" office:value="13795">
                <text:p>13795</text:p>
              </table:table-cell>
              <table:table-cell office:value-type="float" office:value="8399.85">
                <text:p>8399.85</text:p>
              </table:table-cell>
              <table:table-cell office:value-type="float" office:value="5695.96">
                <text:p>5695.96</text:p>
              </table:table-cell>
              <table:table-cell office:value-type="float" office:value="4136.73">
                <text:p>4136.73</text:p>
              </table:table-cell>
              <table:table-cell office:value-type="float" office:value="3151.01">
                <text:p>3151.0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1600">
                <text:p>1241600</text:p>
              </table:table-cell>
              <table:table-cell office:value-type="float" office:value="553853">
                <text:p>553853</text:p>
              </table:table-cell>
              <table:table-cell office:value-type="float" office:value="199351">
                <text:p>199351</text:p>
              </table:table-cell>
              <table:table-cell office:value-type="float" office:value="63856.6">
                <text:p>63856.6</text:p>
              </table:table-cell>
              <table:table-cell office:value-type="float" office:value="24579.8">
                <text:p>24579.8</text:p>
              </table:table-cell>
              <table:table-cell office:value-type="float" office:value="12257.3">
                <text:p>12257.3</text:p>
              </table:table-cell>
              <table:table-cell office:value-type="float" office:value="7240.16">
                <text:p>7240.16</text:p>
              </table:table-cell>
              <table:table-cell office:value-type="float" office:value="4749.46">
                <text:p>4749.46</text:p>
              </table:table-cell>
              <table:table-cell office:value-type="float" office:value="3392.31">
                <text:p>3392.31</text:p>
              </table:table-cell>
              <table:table-cell office:value-type="float" office:value="2570.58">
                <text:p>2570.5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412010">
                <text:p>1412010</text:p>
              </table:table-cell>
              <table:table-cell office:value-type="float" office:value="597447">
                <text:p>597447</text:p>
              </table:table-cell>
              <table:table-cell office:value-type="float" office:value="204266">
                <text:p>204266</text:p>
              </table:table-cell>
              <table:table-cell office:value-type="float" office:value="64065.9">
                <text:p>64065.9</text:p>
              </table:table-cell>
              <table:table-cell office:value-type="float" office:value="23980.2">
                <text:p>23980.2</text:p>
              </table:table-cell>
              <table:table-cell office:value-type="float" office:value="11798.2">
                <text:p>11798.2</text:p>
              </table:table-cell>
              <table:table-cell office:value-type="float" office:value="6941.49">
                <text:p>6941.49</text:p>
              </table:table-cell>
              <table:table-cell office:value-type="float" office:value="4621.71">
                <text:p>4621.71</text:p>
              </table:table-cell>
              <table:table-cell office:value-type="float" office:value="3349.35">
                <text:p>3349.35</text:p>
              </table:table-cell>
              <table:table-cell office:value-type="float" office:value="2551.68">
                <text:p>2551.6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307820">
                <text:p>1307820</text:p>
              </table:table-cell>
              <table:table-cell office:value-type="float" office:value="581620">
                <text:p>581620</text:p>
              </table:table-cell>
              <table:table-cell office:value-type="float" office:value="213385">
                <text:p>213385</text:p>
              </table:table-cell>
              <table:table-cell office:value-type="float" office:value="70095.5">
                <text:p>70095.5</text:p>
              </table:table-cell>
              <table:table-cell office:value-type="float" office:value="27393">
                <text:p>27393</text:p>
              </table:table-cell>
              <table:table-cell office:value-type="float" office:value="13964.5">
                <text:p>13964.5</text:p>
              </table:table-cell>
              <table:table-cell office:value-type="float" office:value="8460.29">
                <text:p>8460.29</text:p>
              </table:table-cell>
              <table:table-cell office:value-type="float" office:value="5718.71">
                <text:p>5718.71</text:p>
              </table:table-cell>
              <table:table-cell office:value-type="float" office:value="4174.95">
                <text:p>4174.95</text:p>
              </table:table-cell>
              <table:table-cell office:value-type="float" office:value="3216.11">
                <text:p>3216.1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98090">
                <text:p>1298090</text:p>
              </table:table-cell>
              <table:table-cell office:value-type="float" office:value="570519">
                <text:p>570519</text:p>
              </table:table-cell>
              <table:table-cell office:value-type="float" office:value="202824">
                <text:p>202824</text:p>
              </table:table-cell>
              <table:table-cell office:value-type="float" office:value="66141.9">
                <text:p>66141.9</text:p>
              </table:table-cell>
              <table:table-cell office:value-type="float" office:value="26309.5">
                <text:p>26309.5</text:p>
              </table:table-cell>
              <table:table-cell office:value-type="float" office:value="13496.2">
                <text:p>13496.2</text:p>
              </table:table-cell>
              <table:table-cell office:value-type="float" office:value="8146.29">
                <text:p>8146.29</text:p>
              </table:table-cell>
              <table:table-cell office:value-type="float" office:value="5458.77">
                <text:p>5458.77</text:p>
              </table:table-cell>
              <table:table-cell office:value-type="float" office:value="3960.99">
                <text:p>3960.99</text:p>
              </table:table-cell>
              <table:table-cell office:value-type="float" office:value="3034.41">
                <text:p>3034.4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366880">
                <text:p>1366880</text:p>
              </table:table-cell>
              <table:table-cell office:value-type="float" office:value="583744">
                <text:p>583744</text:p>
              </table:table-cell>
              <table:table-cell office:value-type="float" office:value="201975">
                <text:p>201975</text:p>
              </table:table-cell>
              <table:table-cell office:value-type="float" office:value="66114.3">
                <text:p>66114.3</text:p>
              </table:table-cell>
              <table:table-cell office:value-type="float" office:value="26227">
                <text:p>26227</text:p>
              </table:table-cell>
              <table:table-cell office:value-type="float" office:value="13150.8">
                <text:p>13150.8</text:p>
              </table:table-cell>
              <table:table-cell office:value-type="float" office:value="7849.3">
                <text:p>7849.3</text:p>
              </table:table-cell>
              <table:table-cell office:value-type="float" office:value="5187.3">
                <text:p>5187.3</text:p>
              </table:table-cell>
              <table:table-cell office:value-type="float" office:value="3695.94">
                <text:p>3695.94</text:p>
              </table:table-cell>
              <table:table-cell office:value-type="float" office:value="2798.41">
                <text:p>2798.4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21370">
                <text:p>1221370</text:p>
              </table:table-cell>
              <table:table-cell office:value-type="float" office:value="527695">
                <text:p>527695</text:p>
              </table:table-cell>
              <table:table-cell office:value-type="float" office:value="185558">
                <text:p>185558</text:p>
              </table:table-cell>
              <table:table-cell office:value-type="float" office:value="63935.3">
                <text:p>63935.3</text:p>
              </table:table-cell>
              <table:table-cell office:value-type="float" office:value="27158">
                <text:p>27158</text:p>
              </table:table-cell>
              <table:table-cell office:value-type="float" office:value="14537.2">
                <text:p>14537.2</text:p>
              </table:table-cell>
              <table:table-cell office:value-type="float" office:value="8956.89">
                <text:p>8956.89</text:p>
              </table:table-cell>
              <table:table-cell office:value-type="float" office:value="6128.64">
                <text:p>6128.64</text:p>
              </table:table-cell>
              <table:table-cell office:value-type="float" office:value="4473.02">
                <text:p>4473.02</text:p>
              </table:table-cell>
              <table:table-cell office:value-type="float" office:value="3415.32">
                <text:p>3415.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22370">
                <text:p>1222370</text:p>
              </table:table-cell>
              <table:table-cell office:value-type="float" office:value="524552">
                <text:p>524552</text:p>
              </table:table-cell>
              <table:table-cell office:value-type="float" office:value="183523">
                <text:p>183523</text:p>
              </table:table-cell>
              <table:table-cell office:value-type="float" office:value="60784.8">
                <text:p>60784.8</text:p>
              </table:table-cell>
              <table:table-cell office:value-type="float" office:value="24729">
                <text:p>24729</text:p>
              </table:table-cell>
              <table:table-cell office:value-type="float" office:value="12968.5">
                <text:p>12968.5</text:p>
              </table:table-cell>
              <table:table-cell office:value-type="float" office:value="7871.09">
                <text:p>7871.09</text:p>
              </table:table-cell>
              <table:table-cell office:value-type="float" office:value="5363.94">
                <text:p>5363.94</text:p>
              </table:table-cell>
              <table:table-cell office:value-type="float" office:value="3927.01">
                <text:p>3927.01</text:p>
              </table:table-cell>
              <table:table-cell office:value-type="float" office:value="2997.43">
                <text:p>2997.4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08180">
                <text:p>1108180</text:p>
              </table:table-cell>
              <table:table-cell office:value-type="float" office:value="557954">
                <text:p>557954</text:p>
              </table:table-cell>
              <table:table-cell office:value-type="float" office:value="238344">
                <text:p>238344</text:p>
              </table:table-cell>
              <table:table-cell office:value-type="float" office:value="89451.5">
                <text:p>89451.5</text:p>
              </table:table-cell>
              <table:table-cell office:value-type="float" office:value="40415">
                <text:p>40415</text:p>
              </table:table-cell>
              <table:table-cell office:value-type="float" office:value="23196.7">
                <text:p>23196.7</text:p>
              </table:table-cell>
              <table:table-cell office:value-type="float" office:value="15434.3">
                <text:p>15434.3</text:p>
              </table:table-cell>
              <table:table-cell office:value-type="float" office:value="11183.7">
                <text:p>11183.7</text:p>
              </table:table-cell>
              <table:table-cell office:value-type="float" office:value="8879.58">
                <text:p>8879.58</text:p>
              </table:table-cell>
              <table:table-cell office:value-type="float" office:value="7477.63">
                <text:p>7477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